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59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0.3pt"/>
    </style:style>
    <style:style style:name="co5" style:family="table-column">
      <style:table-column-properties fo:break-before="auto" style:column-width="123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8.91pt"/>
    </style:style>
    <style:style style:name="co8" style:family="table-column">
      <style:table-column-properties fo:break-before="auto" style:column-width="101.85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08.79pt"/>
    </style:style>
    <style:style style:name="co12" style:family="table-column">
      <style:table-column-properties fo:break-before="auto" style:column-width="102.05pt"/>
    </style:style>
    <style:style style:name="co13" style:family="table-column">
      <style:table-column-properties fo:break-before="auto" style:column-width="91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5" style:family="table-cell" style:parent-style-name="Default" style:data-style-name="N138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8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138">
      <style:text-properties fo:font-weight="normal" style:font-weight-asian="normal" style:font-weight-complex="normal"/>
    </style:style>
    <style:style style:name="ce8" style:family="table-cell" style:parent-style-name="Default" style:data-style-name="N138"/>
    <style:style style:name="ce9" style:family="table-cell" style:parent-style-name="Default" style:data-style-name="N138">
      <style:text-properties fo:font-weight="bold" style:font-weight-asian="bold" style:font-weight-complex="bold"/>
    </style:style>
    <style:style style:name="ce4" style:family="table-cell" style:parent-style-name="Default" style:data-style-name="N138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3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35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35"/>
    <style:style style:name="ce14" style:family="table-cell" style:parent-style-name="Default" style:data-style-name="N135">
      <style:text-properties fo:font-weight="bold" style:font-weight-asian="bold" style:font-weight-complex="bold"/>
    </style:style>
    <style:style style:name="ce15" style:family="table-cell" style:parent-style-name="Default" style:data-style-name="N135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AZD Analysis" table:style-name="ta1">
        <table:shapes>
          <draw:frame draw:z-index="0" draw:style-name="gr1" draw:text-style-name="P1" svg:width="453.51pt" svg:height="255.09pt" svg:x="0pt" svg:y="246.87pt">
            <draw:object draw:notify-on-update-of-ranges="'AZD Analysis'.B12:'AZD Analysis'.Q12 'AZD Analysis'.A13:'AZD Analysis'.A13 'AZD Analysis'.B13:'AZD Analysis'.Q13 'AZD Analysis'.B12:'AZD Analysis'.Q12 'AZD Analysis'.A14:'AZD Analysis'.A14 'AZD Analysis'.B14:'AZD Analysis'.Q14 'AZD Analysis'.B12:'AZD Analysis'.Q12 'AZD Analysis'.A15:'AZD Analysis'.A15 'AZD Analysis'.B15:'AZD Analysis'.Q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5" office:value-type="string" calcext:value-type="string">
            <text:p>Active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Kd1</text:p>
          </table:table-cell>
          <table:table-cell table:style-name="ce5" office:value-type="string" calcext:value-type="string">
            <text:p>Kd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IC5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D6244</text:p>
          </table:table-cell>
          <table:table-cell table:style-name="ce6" office:value-type="string" calcext:value-type="string">
            <text:p>Sun</text:p>
          </table:table-cell>
          <table:table-cell office:value-type="float" office:value="0.549368868018264" calcext:value-type="float">
            <text:p>0.5494</text:p>
          </table:table-cell>
          <table:table-cell office:value-type="float" office:value="0.0916657537528566" calcext:value-type="float">
            <text:p>0.0917</text:p>
          </table:table-cell>
          <table:table-cell office:value-type="float" office:value="54.0944241080029" calcext:value-type="float">
            <text:p>54.0944</text:p>
          </table:table-cell>
          <table:table-cell table:style-name="ce6" office:value-type="float" office:value="0.0496991482911953" calcext:value-type="float">
            <text:p>0.0497</text:p>
          </table:table-cell>
          <table:table-cell table:style-name="ce6" table:formula="of:=0.5*(2*[.C2]*[.D2] - [.D2] - 2*[.C2]*[.E2] + [.E2] + SQRT((-2*[.C2]*[.D2] + [.D2] + 2*[.C2]*[.E2]- [.E2])^2 + 4*[.D2]*[.E2]))" office:value-type="float" office:value="0.807625374221413" calcext:value-type="float">
            <text:p>0.807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ZD6244</text:p>
          </table:table-cell>
          <table:table-cell table:style-name="ce6" office:value-type="string" calcext:value-type="string">
            <text:p>Script</text:p>
          </table:table-cell>
          <table:table-cell table:style-name="ce6" office:value-type="float" office:value="0.57235260971973" calcext:value-type="float">
            <text:p>0.5724</text:p>
          </table:table-cell>
          <table:table-cell table:style-name="ce6" office:value-type="float" office:value="0.09904" calcext:value-type="float">
            <text:p>0.0990</text:p>
          </table:table-cell>
          <table:table-cell table:style-name="ce6" office:value-type="float" office:value="101.1" calcext:value-type="float">
            <text:p>101.1000</text:p>
          </table:table-cell>
          <table:table-cell table:style-name="ce6" office:value-type="float" office:value="0.0504465983517044" calcext:value-type="float">
            <text:p>0.0504</text:p>
          </table:table-cell>
          <table:table-cell table:style-name="ce6" office:value-type="float" office:value="0.655681538671751" calcext:value-type="float">
            <text:p>0.6557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5" table:formula="of:=([.C3]-[.C2])/[.C2]*100" office:value-type="float" office:value="4.18366293386357" calcext:value-type="float">
            <text:p>4.1837</text:p>
          </table:table-cell>
          <table:table-cell table:style-name="ce5" table:formula="of:=([.D3]-[.D2])/[.D2]*100" office:value-type="float" office:value="8.04471238738229" calcext:value-type="float">
            <text:p>8.0447</text:p>
          </table:table-cell>
          <table:table-cell table:style-name="ce5" table:formula="of:=([.E3]-[.E2])/[.E2]*100" office:value-type="float" office:value="86.895417905083" calcext:value-type="float">
            <text:p>86.8954</text:p>
          </table:table-cell>
          <table:table-cell table:style-name="ce5" table:formula="of:=([.F3]-[.F2])/[.F2]*100" office:value-type="float" office:value="1.50394943617478" calcext:value-type="float">
            <text:p>1.5039</text:p>
          </table:table-cell>
          <table:table-cell table:style-name="ce5" table:formula="of:=([.G3]-[.G2])/[.G2]*100" office:value-type="float" office:value="-18.8136530128394" calcext:value-type="float">
            <text:p>-18.8137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5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Kd1=</text:p>
          </table:table-cell>
          <table:table-cell office:value-type="string" calcext:value-type="string">
            <text:p>Component 1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Component 2</text:p>
          </table:table-cell>
          <table:table-cell table:number-columns-repeated="1020"/>
        </table:table-row>
        <table:table-row table:style-name="ro1">
          <table:table-cell office:value-type="float" office:value="0.0916657537528566" calcext:value-type="float">
            <text:p>0.0917</text:p>
          </table:table-cell>
          <table:table-cell office:value-type="float" office:value="0.549368868018264" calcext:value-type="float">
            <text:p>0.5494</text:p>
          </table:table-cell>
          <table:table-cell office:value-type="float" office:value="54.0944241080029" calcext:value-type="float">
            <text:p>54.0944</text:p>
          </table:table-cell>
          <table:table-cell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1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formula="of:=[.B7]" office:value-type="float" office:value="0.549368868018264" calcext:value-type="float">
            <text:p>0.5494</text:p>
          </table:table-cell>
          <table:table-cell table:formula="of:=[.A7]" office:value-type="float" office:value="0.0916657537528566" calcext:value-type="float">
            <text:p>0.0917</text:p>
          </table:table-cell>
          <table:table-cell table:formula="of:=1-[.A10]" office:value-type="float" office:value="0.450631131981736" calcext:value-type="float">
            <text:p>0.4506</text:p>
          </table:table-cell>
          <table:table-cell table:formula="of:=[.C7]" office:value-type="float" office:value="54.0944241080029" calcext:value-type="float">
            <text:p>54.0944</text:p>
          </table:table-cell>
          <table:table-cell table:formula="of:=1-[.A10]-[.C10]" office:value-type="float" office:value="0" calcext:value-type="float">
            <text:p>0.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 (uM)</text:p>
          </table:table-cell>
          <table:table-cell table:formula="of:=[.C11]/2" office:value-type="float" office:value="0.0006103515625" calcext:value-type="float">
            <text:p>0.0006</text:p>
          </table:table-cell>
          <table:table-cell table:formula="of:=[.D11]/2" office:value-type="float" office:value="0.001220703125" calcext:value-type="float">
            <text:p>0.0012</text:p>
          </table:table-cell>
          <table:table-cell table:formula="of:=[.E11]/2" office:value-type="float" office:value="0.00244140625" calcext:value-type="float">
            <text:p>0.0024</text:p>
          </table:table-cell>
          <table:table-cell table:formula="of:=[.F11]/2" office:value-type="float" office:value="0.0048828125" calcext:value-type="float">
            <text:p>0.0049</text:p>
          </table:table-cell>
          <table:table-cell table:formula="of:=[.G11]/2" office:value-type="float" office:value="0.009765625" calcext:value-type="float">
            <text:p>0.0098</text:p>
          </table:table-cell>
          <table:table-cell table:formula="of:=[.H11]/2" office:value-type="float" office:value="0.01953125" calcext:value-type="float">
            <text:p>0.0195</text:p>
          </table:table-cell>
          <table:table-cell table:formula="of:=[.I11]/2" office:value-type="float" office:value="0.0390625" calcext:value-type="float">
            <text:p>0.0391</text:p>
          </table:table-cell>
          <table:table-cell table:formula="of:=[.J11]/2" office:value-type="float" office:value="0.078125" calcext:value-type="float">
            <text:p>0.0781</text:p>
          </table:table-cell>
          <table:table-cell table:formula="of:=[.K11]/2" office:value-type="float" office:value="0.15625" calcext:value-type="float">
            <text:p>0.1563</text:p>
          </table:table-cell>
          <table:table-cell table:formula="of:=[.L11]/2" office:value-type="float" office:value="0.3125" calcext:value-type="float">
            <text:p>0.3125</text:p>
          </table:table-cell>
          <table:table-cell table:formula="of:=[.M11]/2" office:value-type="float" office:value="0.625" calcext:value-type="float">
            <text:p>0.6250</text:p>
          </table:table-cell>
          <table:table-cell table:formula="of:=[.N11]/2" office:value-type="float" office:value="1.25" calcext:value-type="float">
            <text:p>1.2500</text:p>
          </table:table-cell>
          <table:table-cell table:formula="of:=[.O11]/2" office:value-type="float" office:value="2.5" calcext:value-type="float">
            <text:p>2.5000</text:p>
          </table:table-cell>
          <table:table-cell table:formula="of:=[.P11]/2" office:value-type="float" office:value="5" calcext:value-type="float">
            <text:p>5.0000</text:p>
          </table:table-cell>
          <table:table-cell table:formula="of:=[.Q11]/2" office:value-type="float" office:value="10" calcext:value-type="float">
            <text:p>10.0000</text:p>
          </table:table-cell>
          <table:table-cell office:value-type="float" office:value="20" calcext:value-type="float">
            <text:p>2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g Conc</text:p>
          </table:table-cell>
          <table:table-cell table:formula="of:=LOG([.B11])" office:value-type="float" office:value="-3.21441993929574" calcext:value-type="float">
            <text:p>-3.2144</text:p>
          </table:table-cell>
          <table:table-cell table:formula="of:=LOG([.C11])" office:value-type="float" office:value="-2.91338994363176" calcext:value-type="float">
            <text:p>-2.9134</text:p>
          </table:table-cell>
          <table:table-cell table:formula="of:=LOG([.D11])" office:value-type="float" office:value="-2.61235994796777" calcext:value-type="float">
            <text:p>-2.6124</text:p>
          </table:table-cell>
          <table:table-cell table:formula="of:=LOG([.E11])" office:value-type="float" office:value="-2.31132995230379" calcext:value-type="float">
            <text:p>-2.3113</text:p>
          </table:table-cell>
          <table:table-cell table:formula="of:=LOG([.F11])" office:value-type="float" office:value="-2.01029995663981" calcext:value-type="float">
            <text:p>-2.0103</text:p>
          </table:table-cell>
          <table:table-cell table:formula="of:=LOG([.G11])" office:value-type="float" office:value="-1.70926996097583" calcext:value-type="float">
            <text:p>-1.7093</text:p>
          </table:table-cell>
          <table:table-cell table:formula="of:=LOG([.H11])" office:value-type="float" office:value="-1.40823996531185" calcext:value-type="float">
            <text:p>-1.4082</text:p>
          </table:table-cell>
          <table:table-cell table:formula="of:=LOG([.I11])" office:value-type="float" office:value="-1.10720996964787" calcext:value-type="float">
            <text:p>-1.1072</text:p>
          </table:table-cell>
          <table:table-cell table:formula="of:=LOG([.J11])" office:value-type="float" office:value="-0.806179973983887" calcext:value-type="float">
            <text:p>-0.8062</text:p>
          </table:table-cell>
          <table:table-cell table:formula="of:=LOG([.K11])" office:value-type="float" office:value="-0.505149978319906" calcext:value-type="float">
            <text:p>-0.5051</text:p>
          </table:table-cell>
          <table:table-cell table:formula="of:=LOG([.L11])" office:value-type="float" office:value="-0.204119982655925" calcext:value-type="float">
            <text:p>-0.2041</text:p>
          </table:table-cell>
          <table:table-cell table:formula="of:=LOG([.M11])" office:value-type="float" office:value="0.0969100130080564" calcext:value-type="float">
            <text:p>0.0969</text:p>
          </table:table-cell>
          <table:table-cell table:formula="of:=LOG([.N11])" office:value-type="float" office:value="0.397940008672038" calcext:value-type="float">
            <text:p>0.3979</text:p>
          </table:table-cell>
          <table:table-cell table:formula="of:=LOG([.O11])" office:value-type="float" office:value="0.698970004336019" calcext:value-type="float">
            <text:p>0.6990</text:p>
          </table:table-cell>
          <table:table-cell table:formula="of:=LOG([.P11])" office:value-type="float" office:value="1" calcext:value-type="float">
            <text:p>1.0000</text:p>
          </table:table-cell>
          <table:table-cell table:formula="of:=LOG([.Q11])" office:value-type="float" office:value="1.30102999566398" calcext:value-type="float">
            <text:p>1.3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B5]" office:value-type="float" office:value="1" calcext:value-type="float">
            <text:p>1.0000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C5]" office:value-type="float" office:value="0.929962299350927" calcext:value-type="float">
            <text:p>0.9300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D5]" office:value-type="float" office:value="0.926231101092153" calcext:value-type="float">
            <text:p>0.9262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E5]" office:value-type="float" office:value="0.856698666873955" calcext:value-type="float">
            <text:p>0.856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F5]" office:value-type="float" office:value="0.87978545610012" calcext:value-type="float">
            <text:p>0.8798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G5]" office:value-type="float" office:value="0.835710676668351" calcext:value-type="float">
            <text:p>0.835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H5]" office:value-type="float" office:value="0.842667806755023" calcext:value-type="float">
            <text:p>0.842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I5]" office:value-type="float" office:value="0.769715107466283" calcext:value-type="float">
            <text:p>0.769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J5]" office:value-type="float" office:value="0.675502351432236" calcext:value-type="float">
            <text:p>0.6755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K5]" office:value-type="float" office:value="0.639084301760659" calcext:value-type="float">
            <text:p>0.6391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L5]" office:value-type="float" office:value="0.532045551712076" calcext:value-type="float">
            <text:p>0.5320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M5]" office:value-type="float" office:value="0.469664580823196" calcext:value-type="float">
            <text:p>0.469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N5]" office:value-type="float" office:value="0.404213144700533" calcext:value-type="float">
            <text:p>0.4042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O5]" office:value-type="float" office:value="0.390376617824245" calcext:value-type="float">
            <text:p>0.3904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P5]" office:value-type="float" office:value="0.380115822612616" calcext:value-type="float">
            <text:p>0.3801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Q5]" office:value-type="float" office:value="0.355202300905593" calcext:value-type="float">
            <text:p>0.3552</text:p>
          </table:table-cell>
          <table:table-cell/>
          <table:table-cell table:style-name="ce9" table:number-columns-repeated="1006"/>
        </table:table-row>
        <table:table-row table:style-name="ro1">
          <table:table-cell table:style-name="ce9" office:value-type="string" calcext:value-type="string">
            <text:p>BP Calculate</text:p>
          </table:table-cell>
          <table:table-cell table:style-name="ce9" table:formula="of:=1-[.B$11]/([.B$11]+[.$D2])*[.$C2]-[.B$11]/([.B$11]+[.$E2])*(1-[.$C2])" office:value-type="float" office:value="0.99636116718473" calcext:value-type="float">
            <text:p>0.9964</text:p>
          </table:table-cell>
          <table:table-cell table:style-name="ce9" table:formula="of:=1-[.C$11]/([.C$11]+[.$D2])*[.$C2]-[.C$11]/([.C$11]+[.$E2])*(1-[.$C2])" office:value-type="float" office:value="0.992770088786983" calcext:value-type="float">
            <text:p>0.9928</text:p>
          </table:table-cell>
          <table:table-cell table:style-name="ce9" table:formula="of:=1-[.D$11]/([.D$11]+[.$D2])*[.$C2]-[.D$11]/([.D$11]+[.$E2])*(1-[.$C2])" office:value-type="float" office:value="0.985727478598469" calcext:value-type="float">
            <text:p>0.9857</text:p>
          </table:table-cell>
          <table:table-cell table:style-name="ce9" table:formula="of:=1-[.E$11]/([.E$11]+[.$D2])*[.$C2]-[.E$11]/([.E$11]+[.$E2])*(1-[.$C2])" office:value-type="float" office:value="0.972175743880305" calcext:value-type="float">
            <text:p>0.9722</text:p>
          </table:table-cell>
          <table:table-cell table:style-name="ce9" table:formula="of:=1-[.F$11]/([.F$11]+[.$D2])*[.$C2]-[.F$11]/([.F$11]+[.$E2])*(1-[.$C2])" office:value-type="float" office:value="0.947026447008615" calcext:value-type="float">
            <text:p>0.9470</text:p>
          </table:table-cell>
          <table:table-cell table:style-name="ce9" table:formula="of:=1-[.G$11]/([.G$11]+[.$D2])*[.$C2]-[.G$11]/([.G$11]+[.$E2])*(1-[.$C2])" office:value-type="float" office:value="0.90334320144567" calcext:value-type="float">
            <text:p>0.9033</text:p>
          </table:table-cell>
          <table:table-cell table:style-name="ce9" table:formula="of:=1-[.H$11]/([.H$11]+[.$D2])*[.$C2]-[.H$11]/([.H$11]+[.$E2])*(1-[.$C2])" office:value-type="float" office:value="0.835519635874815" calcext:value-type="float">
            <text:p>0.8355</text:p>
          </table:table-cell>
          <table:table-cell table:style-name="ce9" table:formula="of:=1-[.I$11]/([.I$11]+[.$D2])*[.$C2]-[.I$11]/([.I$11]+[.$E2])*(1-[.$C2])" office:value-type="float" office:value="0.746571676210185" calcext:value-type="float">
            <text:p>0.7466</text:p>
          </table:table-cell>
          <table:table-cell table:style-name="ce9" table:formula="of:=1-[.J$11]/([.J$11]+[.$D2])*[.$C2]-[.J$11]/([.J$11]+[.$E2])*(1-[.$C2])" office:value-type="float" office:value="0.652459957215072" calcext:value-type="float">
            <text:p>0.6525</text:p>
          </table:table-cell>
          <table:table-cell table:style-name="ce9" table:formula="of:=1-[.K$11]/([.K$11]+[.$D2])*[.$C2]-[.K$11]/([.K$11]+[.$E2])*(1-[.$C2])" office:value-type="float" office:value="0.572640982767153" calcext:value-type="float">
            <text:p>0.5726</text:p>
          </table:table-cell>
          <table:table-cell table:style-name="ce9" table:formula="of:=1-[.L$11]/([.L$11]+[.$D2])*[.$C2]-[.L$11]/([.L$11]+[.$E2])*(1-[.$C2])" office:value-type="float" office:value="0.515751567258098" calcext:value-type="float">
            <text:p>0.5158</text:p>
          </table:table-cell>
          <table:table-cell table:style-name="ce9" table:formula="of:=1-[.M$11]/([.M$11]+[.$D2])*[.$C2]-[.M$11]/([.M$11]+[.$E2])*(1-[.$C2])" office:value-type="float" office:value="0.477987422505826" calcext:value-type="float">
            <text:p>0.4780</text:p>
          </table:table-cell>
          <table:table-cell table:style-name="ce9" table:formula="of:=1-[.N$11]/([.N$11]+[.$D2])*[.$C2]-[.N$11]/([.N$11]+[.$E2])*(1-[.$C2])" office:value-type="float" office:value="0.450155835542628" calcext:value-type="float">
            <text:p>0.4502</text:p>
          </table:table-cell>
          <table:table-cell table:style-name="ce9" table:formula="of:=1-[.O$11]/([.O$11]+[.$D2])*[.$C2]-[.O$11]/([.O$11]+[.$E2])*(1-[.$C2])" office:value-type="float" office:value="0.422393414632957" calcext:value-type="float">
            <text:p>0.4224</text:p>
          </table:table-cell>
          <table:table-cell table:style-name="ce9" table:formula="of:=1-[.P$11]/([.P$11]+[.$D2])*[.$C2]-[.P$11]/([.P$11]+[.$E2])*(1-[.$C2])" office:value-type="float" office:value="0.38531383659521" calcext:value-type="float">
            <text:p>0.3853</text:p>
          </table:table-cell>
          <table:table-cell table:style-name="ce9" table:formula="of:=1-[.Q$11]/([.Q$11]+[.$D2])*[.$C2]-[.Q$11]/([.Q$11]+[.$E2])*(1-[.$C2])" office:value-type="float" office:value="0.331500571012826" calcext:value-type="float">
            <text:p>0.3315</text:p>
          </table:table-cell>
          <table:table-cell table:style-name="ce9" table:formula="of:=SQRT(SUM([.B16:.Q16])/16)" office:value-type="float" office:value="0.0496991482911953" calcext:value-type="float">
            <text:p>0.0497</text:p>
          </table:table-cell>
          <table:table-cell table:style-name="ce9" table:number-columns-repeated="1006"/>
        </table:table-row>
        <table:table-row table:style-name="ro1">
          <table:table-cell table:style-name="ce9" office:value-type="string" calcext:value-type="string">
            <text:p>Script BP</text:p>
          </table:table-cell>
          <table:table-cell table:style-name="ce9" table:formula="of:=1-[.B$11]/([.B$11]+[.$D3])*[.$C3]-[.B$11]/([.B$11]+[.$E3])*(1-[.$C3])" office:value-type="float" office:value="0.996491797818804" calcext:value-type="float">
            <text:p>0.9965</text:p>
          </table:table-cell>
          <table:table-cell table:style-name="ce9" table:formula="of:=1-[.C$11]/([.C$11]+[.$D3])*[.$C3]-[.C$11]/([.C$11]+[.$E3])*(1-[.$C3])" office:value-type="float" office:value="0.99302627761392" calcext:value-type="float">
            <text:p>0.9930</text:p>
          </table:table-cell>
          <table:table-cell table:style-name="ce9" table:formula="of:=1-[.D$11]/([.D$11]+[.$D3])*[.$C3]-[.D$11]/([.D$11]+[.$E3])*(1-[.$C3])" office:value-type="float" office:value="0.986220202648548" calcext:value-type="float">
            <text:p>0.9862</text:p>
          </table:table-cell>
          <table:table-cell table:style-name="ce9" table:formula="of:=1-[.E$11]/([.E$11]+[.$D3])*[.$C3]-[.E$11]/([.E$11]+[.$E3])*(1-[.$C3])" office:value-type="float" office:value="0.973087364259392" calcext:value-type="float">
            <text:p>0.9731</text:p>
          </table:table-cell>
          <table:table-cell table:style-name="ce9" table:formula="of:=1-[.F$11]/([.F$11]+[.$D3])*[.$C3]-[.F$11]/([.F$11]+[.$E3])*(1-[.$C3])" office:value-type="float" office:value="0.948588365090554" calcext:value-type="float">
            <text:p>0.9486</text:p>
          </table:table-cell>
          <table:table-cell table:style-name="ce9" table:formula="of:=1-[.G$11]/([.G$11]+[.$D3])*[.$C3]-[.G$11]/([.G$11]+[.$E3])*(1-[.$C3])" office:value-type="float" office:value="0.905638542975598" calcext:value-type="float">
            <text:p>0.9056</text:p>
          </table:table-cell>
          <table:table-cell table:style-name="ce9" table:formula="of:=1-[.H$11]/([.H$11]+[.$D3])*[.$C3]-[.H$11]/([.H$11]+[.$E3])*(1-[.$C3])" office:value-type="float" office:value="0.837944034432079" calcext:value-type="float">
            <text:p>0.8379</text:p>
          </table:table-cell>
          <table:table-cell table:style-name="ce9" table:formula="of:=1-[.I$11]/([.I$11]+[.$D3])*[.$C3]-[.I$11]/([.I$11]+[.$E3])*(1-[.$C3])" office:value-type="float" office:value="0.747277683767011" calcext:value-type="float">
            <text:p>0.7473</text:p>
          </table:table-cell>
          <table:table-cell table:style-name="ce9" table:formula="of:=1-[.J$11]/([.J$11]+[.$D3])*[.$C3]-[.J$11]/([.J$11]+[.$E3])*(1-[.$C3])" office:value-type="float" office:value="0.64903222444155" calcext:value-type="float">
            <text:p>0.6490</text:p>
          </table:table-cell>
          <table:table-cell table:style-name="ce9" table:formula="of:=1-[.K$11]/([.K$11]+[.$D3])*[.$C3]-[.K$11]/([.K$11]+[.$E3])*(1-[.$C3])" office:value-type="float" office:value="0.564070293227089" calcext:value-type="float">
            <text:p>0.5641</text:p>
          </table:table-cell>
          <table:table-cell table:style-name="ce9" table:formula="of:=1-[.L$11]/([.L$11]+[.$D3])*[.$C3]-[.L$11]/([.L$11]+[.$E3])*(1-[.$C3])" office:value-type="float" office:value="0.503310899793818" calcext:value-type="float">
            <text:p>0.5033</text:p>
          </table:table-cell>
          <table:table-cell table:style-name="ce9" table:formula="of:=1-[.M$11]/([.M$11]+[.$D3])*[.$C3]-[.M$11]/([.M$11]+[.$E3])*(1-[.$C3])" office:value-type="float" office:value="0.464443898745898" calcext:value-type="float">
            <text:p>0.4644</text:p>
          </table:table-cell>
          <table:table-cell table:style-name="ce9" table:formula="of:=1-[.N$11]/([.N$11]+[.$D3])*[.$C3]-[.N$11]/([.N$11]+[.$E3])*(1-[.$C3])" office:value-type="float" office:value="0.439137998620046" calcext:value-type="float">
            <text:p>0.4391</text:p>
          </table:table-cell>
          <table:table-cell table:style-name="ce9" table:formula="of:=1-[.O$11]/([.O$11]+[.$D3])*[.$C3]-[.O$11]/([.O$11]+[.$E3])*(1-[.$C3])" office:value-type="float" office:value="0.418611311697758" calcext:value-type="float">
            <text:p>0.4186</text:p>
          </table:table-cell>
          <table:table-cell table:style-name="ce9" table:formula="of:=1-[.P$11]/([.P$11]+[.$D3])*[.$C3]-[.P$11]/([.P$11]+[.$E3])*(1-[.$C3])" office:value-type="float" office:value="0.394768265145223" calcext:value-type="float">
            <text:p>0.3948</text:p>
          </table:table-cell>
          <table:table-cell table:style-name="ce9" table:formula="of:=1-[.Q$11]/([.Q$11]+[.$D3])*[.$C3]-[.Q$11]/([.Q$11]+[.$E3])*(1-[.$C3])" office:value-type="float" office:value="0.35984056465021" calcext:value-type="float">
            <text:p>0.3598</text:p>
          </table:table-cell>
          <table:table-cell table:style-name="ce9" table:formula="of:=SQRT(SUM([.B17:.Q17])/16)" office:value-type="float" office:value="0.0504465983517044" calcext:value-type="float">
            <text:p>0.0504</text:p>
          </table:table-cell>
          <table:table-cell table:style-name="ce9" table:number-columns-repeated="1006"/>
        </table:table-row>
        <table:table-row table:style-name="ro1">
          <table:table-cell office:value-type="string" calcext:value-type="string">
            <text:p>Optimize</text:p>
          </table:table-cell>
          <table:table-cell table:formula="of:=([.B$13]-[.B14])^2" office:value-type="float" office:value="0.0000132411042574874" calcext:value-type="float">
            <text:p>0.0000</text:p>
          </table:table-cell>
          <table:table-cell table:formula="of:=([.C$13]-[.C14])^2" office:value-type="float" office:value="0.00394481841384397" calcext:value-type="float">
            <text:p>0.0039</text:p>
          </table:table-cell>
          <table:table-cell table:formula="of:=([.D$13]-[.D14])^2" office:value-type="float" office:value="0.0035398189363741" calcext:value-type="float">
            <text:p>0.0035</text:p>
          </table:table-cell>
          <table:table-cell table:formula="of:=([.E$13]-[.E14])^2" office:value-type="float" office:value="0.0133349553139304" calcext:value-type="float">
            <text:p>0.0133</text:p>
          </table:table-cell>
          <table:table-cell table:formula="of:=([.F$13]-[.F14])^2" office:value-type="float" office:value="0.00452135085835635" calcext:value-type="float">
            <text:p>0.0045</text:p>
          </table:table-cell>
          <table:table-cell table:formula="of:=([.G$13]-[.G14])^2" office:value-type="float" office:value="0.00457415840775468" calcext:value-type="float">
            <text:p>0.0046</text:p>
          </table:table-cell>
          <table:table-cell table:formula="of:=([.H$13]-[.H14])^2" office:value-type="float" office:value="0.0000510963469326508" calcext:value-type="float">
            <text:p>0.0001</text:p>
          </table:table-cell>
          <table:table-cell table:formula="of:=([.I$13]-[.I14])^2" office:value-type="float" office:value="0.000535618410305748" calcext:value-type="float">
            <text:p>0.0005</text:p>
          </table:table-cell>
          <table:table-cell table:formula="of:=([.J$13]-[.J14])^2" office:value-type="float" office:value="0.000530951931259189" calcext:value-type="float">
            <text:p>0.0005</text:p>
          </table:table-cell>
          <table:table-cell table:formula="of:=([.K$13]-[.K14])^2" office:value-type="float" office:value="0.00441471463887273" calcext:value-type="float">
            <text:p>0.0044</text:p>
          </table:table-cell>
          <table:table-cell table:formula="of:=([.L$13]-[.L14])^2" office:value-type="float" office:value="0.000265493929386484" calcext:value-type="float">
            <text:p>0.0003</text:p>
          </table:table-cell>
          <table:table-cell table:formula="of:=([.M$13]-[.M14])^2" office:value-type="float" office:value="0.0000692696936741202" calcext:value-type="float">
            <text:p>0.0001</text:p>
          </table:table-cell>
          <table:table-cell table:formula="of:=([.N$13]-[.N14])^2" office:value-type="float" office:value="0.00211073084181233" calcext:value-type="float">
            <text:p>0.0021</text:p>
          </table:table-cell>
          <table:table-cell table:formula="of:=([.O$13]-[.O14])^2" office:value-type="float" office:value="0.00102507527789033" calcext:value-type="float">
            <text:p>0.0010</text:p>
          </table:table-cell>
          <table:table-cell table:formula="of:=([.P$13]-[.P14])^2" office:value-type="float" office:value="0.0000270193493632428" calcext:value-type="float">
            <text:p>0.0000</text:p>
          </table:table-cell>
          <table:table-cell table:formula="of:=([.Q$13]-[.Q14])^2" office:value-type="float" office:value="0.000561771999909689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ipt Optimize</text:p>
          </table:table-cell>
          <table:table-cell table:formula="of:=([.B$13]-[.B15])^2" office:value-type="float" office:value="0.0000123074825441489" calcext:value-type="float">
            <text:p>0.0000</text:p>
          </table:table-cell>
          <table:table-cell table:formula="of:=([.C$13]-[.C15])^2" office:value-type="float" office:value="0.00397706535435524" calcext:value-type="float">
            <text:p>0.0040</text:p>
          </table:table-cell>
          <table:table-cell table:formula="of:=([.D$13]-[.D15])^2" office:value-type="float" office:value="0.0035986923055435" calcext:value-type="float">
            <text:p>0.0036</text:p>
          </table:table-cell>
          <table:table-cell table:formula="of:=([.E$13]-[.E15])^2" office:value-type="float" office:value="0.0135463288790788" calcext:value-type="float">
            <text:p>0.0135</text:p>
          </table:table-cell>
          <table:table-cell table:formula="of:=([.F$13]-[.F15])^2" office:value-type="float" office:value="0.004733840285546" calcext:value-type="float">
            <text:p>0.0047</text:p>
          </table:table-cell>
          <table:table-cell table:formula="of:=([.G$13]-[.G15])^2" office:value-type="float" office:value="0.00488990648628418" calcext:value-type="float">
            <text:p>0.0049</text:p>
          </table:table-cell>
          <table:table-cell table:formula="of:=([.H$13]-[.H15])^2" office:value-type="float" office:value="0.0000223140249590083" calcext:value-type="float">
            <text:p>0.0000</text:p>
          </table:table-cell>
          <table:table-cell table:formula="of:=([.I$13]-[.I15])^2" office:value-type="float" office:value="0.000503437982260645" calcext:value-type="float">
            <text:p>0.0005</text:p>
          </table:table-cell>
          <table:table-cell table:formula="of:=([.J$13]-[.J15])^2" office:value-type="float" office:value="0.000700667622903024" calcext:value-type="float">
            <text:p>0.0007</text:p>
          </table:table-cell>
          <table:table-cell table:formula="of:=([.K$13]-[.K15])^2" office:value-type="float" office:value="0.00562710147627448" calcext:value-type="float">
            <text:p>0.0056</text:p>
          </table:table-cell>
          <table:table-cell table:formula="of:=([.L$13]-[.L15])^2" office:value-type="float" office:value="0.000825680220863427" calcext:value-type="float">
            <text:p>0.0008</text:p>
          </table:table-cell>
          <table:table-cell table:formula="of:=([.M$13]-[.M15])^2" office:value-type="float" office:value="0.0000272555213522203" calcext:value-type="float">
            <text:p>0.0000</text:p>
          </table:table-cell>
          <table:table-cell table:formula="of:=([.N$13]-[.N15])^2" office:value-type="float" office:value="0.00121974542129932" calcext:value-type="float">
            <text:p>0.0012</text:p>
          </table:table-cell>
          <table:table-cell table:formula="of:=([.O$13]-[.O15])^2" office:value-type="float" office:value="0.000797197938131003" calcext:value-type="float">
            <text:p>0.0008</text:p>
          </table:table-cell>
          <table:table-cell table:formula="of:=([.P$13]-[.P15])^2" office:value-type="float" office:value="0.000214694072171365" calcext:value-type="float">
            <text:p>0.0002</text:p>
          </table:table-cell>
          <table:table-cell table:formula="of:=([.Q$13]-[.Q15])^2" office:value-type="float" office:value="0.0000215134905646281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Dev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B6]" office:value-type="float" office:value="0.0976574025499392" calcext:value-type="float">
            <text:p>0.097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C6]" office:value-type="float" office:value="0.0615139954935919" calcext:value-type="float">
            <text:p>0.0615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D6]" office:value-type="float" office:value="0.0529339781800601" calcext:value-type="float">
            <text:p>0.0529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E6]" office:value-type="float" office:value="0.043486048319037" calcext:value-type="float">
            <text:p>0.0435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F6]" office:value-type="float" office:value="0.057485586396993" calcext:value-type="float">
            <text:p>0.0575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G6]" office:value-type="float" office:value="0.0691839008112024" calcext:value-type="float">
            <text:p>0.0692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H6]" office:value-type="float" office:value="0.0551985915787754" calcext:value-type="float">
            <text:p>0.0552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I6]" office:value-type="float" office:value="0.0197472028352886" calcext:value-type="float">
            <text:p>0.0197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J6]" office:value-type="float" office:value="0.0338104324260639" calcext:value-type="float">
            <text:p>0.0338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K6]" office:value-type="float" office:value="0.0123215858078382" calcext:value-type="float">
            <text:p>0.0123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L6]" office:value-type="float" office:value="0.0202893956791301" calcext:value-type="float">
            <text:p>0.0203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M6]" office:value-type="float" office:value="0.0179764446994079" calcext:value-type="float">
            <text:p>0.0180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N6]" office:value-type="float" office:value="0.0216129670881682" calcext:value-type="float">
            <text:p>0.0216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O6]" office:value-type="float" office:value="0.00836680782039424" calcext:value-type="float">
            <text:p>0.0084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P6]" office:value-type="float" office:value="0.0139632998959581" calcext:value-type="float">
            <text:p>0.0140</text:p>
          </table:table-cell>
          <table:table-cell table:formula="of:=['file:///home/alex/Dropbox/School%20Work/1-%20Research/Dropbox/School%20Work/1-%20Research/GDSC1_M.P.NA_Sorting/sun''s%20excl%20docs/AZD6244%20Monophasic%20and%20Biphasic%20Analysis%2020181014.xlsx'#$'Combination Data'.Q6]" office:value-type="float" office:value="0.0221448848123074" calcext:value-type="float">
            <text:p>0.0221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'AZD Analysis'.Q37" table:end-x="34.36pt" table:end-y="2.44pt" draw:z-index="1" draw:name="Chart 1" draw:style-name="gr2" draw:text-style-name="P2" svg:width="542.61pt" svg:height="184.76pt" svg:x="3.77pt" svg:y="9.69pt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satinib Analysis" table:style-name="ta1">
        <table:shapes>
          <draw:frame draw:z-index="0" draw:style-name="gr1" draw:text-style-name="P1" svg:width="453.51pt" svg:height="255.09pt" svg:x="0pt" svg:y="246.87pt">
            <draw:object draw:notify-on-update-of-ranges="'Dasatinib Analysis'.B12:'Dasatinib Analysis'.Q12 'Dasatinib Analysis'.A13:'Dasatinib Analysis'.A13 'Dasatinib Analysis'.B13:'Dasatinib Analysis'.Q13 'Dasatinib Analysis'.B12:'Dasatinib Analysis'.Q12 'Dasatinib Analysis'.A14:'Dasatinib Analysis'.A14 'Dasatinib Analysis'.B14:'Dasatinib Analysis'.Q14 'Dasatinib Analysis'.B12:'Dasatinib Analysis'.Q12 'Dasatinib Analysis'.A15:'Dasatinib Analysis'.A15 'Dasatinib Analysis'.B15:'Dasatinib Analysis'.Q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5" office:value-type="string" calcext:value-type="string">
            <text:p>Active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Kd1</text:p>
          </table:table-cell>
          <table:table-cell table:style-name="ce5" office:value-type="string" calcext:value-type="string">
            <text:p>Kd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IC5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satinib</text:p>
          </table:table-cell>
          <table:table-cell table:style-name="ce6" office:value-type="string" calcext:value-type="string">
            <text:p>Sun</text:p>
          </table:table-cell>
          <table:table-cell office:value-type="float" office:value="0.512988301739748" calcext:value-type="float">
            <text:p>0.5130</text:p>
          </table:table-cell>
          <table:table-cell office:value-type="float" office:value="0.0594522849609884" calcext:value-type="float">
            <text:p>0.0595</text:p>
          </table:table-cell>
          <table:table-cell office:value-type="float" office:value="33.272145542465" calcext:value-type="float">
            <text:p>33.2721</text:p>
          </table:table-cell>
          <table:table-cell table:style-name="ce6" office:value-type="float" office:value="0.0262921397079103" calcext:value-type="float">
            <text:p>0.0263</text:p>
          </table:table-cell>
          <table:table-cell table:style-name="ce6" table:formula="of:=0.5*(2*[.C2]*[.D2] - [.D2] - 2*[.C2]*[.E2] + [.E2] + SQRT((-2*[.C2]*[.D2] + [.D2] + 2*[.C2]*[.E2]- [.E2])^2 + 4*[.D2]*[.E2]))" office:value-type="float" office:value="1.039742394254" calcext:value-type="float">
            <text:p>1.039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asatinib</text:p>
          </table:table-cell>
          <table:table-cell table:style-name="ce6" office:value-type="string" calcext:value-type="string">
            <text:p>Script</text:p>
          </table:table-cell>
          <table:table-cell table:style-name="ce6" office:value-type="float" office:value="0.524000535103293" calcext:value-type="float">
            <text:p>0.5240</text:p>
          </table:table-cell>
          <table:table-cell table:style-name="ce6" office:value-type="float" office:value="0.06333" calcext:value-type="float">
            <text:p>0.0633</text:p>
          </table:table-cell>
          <table:table-cell table:style-name="ce6" office:value-type="float" office:value="36.03" calcext:value-type="float">
            <text:p>36.0300</text:p>
          </table:table-cell>
          <table:table-cell table:style-name="ce6" office:value-type="float" office:value="0.0265560903202295" calcext:value-type="float">
            <text:p>0.0266</text:p>
          </table:table-cell>
          <table:table-cell table:style-name="ce6" office:value-type="float" office:value="0.876587417573562" calcext:value-type="float">
            <text:p>0.8766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5" table:formula="of:=([.C3]-[.C2])/[.C2]*100" office:value-type="float" office:value="2.14668313608674" calcext:value-type="float">
            <text:p>2.1467</text:p>
          </table:table-cell>
          <table:table-cell table:style-name="ce5" table:formula="of:=([.D3]-[.D2])/[.D2]*100" office:value-type="float" office:value="6.52239866231567" calcext:value-type="float">
            <text:p>6.5224</text:p>
          </table:table-cell>
          <table:table-cell table:style-name="ce5" table:formula="of:=([.E3]-[.E2])/[.E2]*100" office:value-type="float" office:value="8.28877853402984" calcext:value-type="float">
            <text:p>8.2888</text:p>
          </table:table-cell>
          <table:table-cell table:style-name="ce5" table:formula="of:=([.F3]-[.F2])/[.F2]*100" office:value-type="float" office:value="1.00391453587092" calcext:value-type="float">
            <text:p>1.0039</text:p>
          </table:table-cell>
          <table:table-cell table:style-name="ce5" table:formula="of:=([.G3]-[.G2])/[.G2]*100" office:value-type="float" office:value="-15.6918653680079" calcext:value-type="float">
            <text:p>-15.6919</text:p>
          </table:table-cell>
          <table:table-cell table:number-columns-repeated="1017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Kd1=</text:p>
          </table:table-cell>
          <table:table-cell office:value-type="string" calcext:value-type="string">
            <text:p>Component 1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Component 2</text:p>
          </table:table-cell>
          <table:table-cell table:number-columns-repeated="1020"/>
        </table:table-row>
        <table:table-row table:style-name="ro1">
          <table:table-cell office:value-type="float" office:value="0.0594522849609884" calcext:value-type="float">
            <text:p>0.0595</text:p>
          </table:table-cell>
          <table:table-cell office:value-type="float" office:value="0.512988301739748" calcext:value-type="float">
            <text:p>0.5130</text:p>
          </table:table-cell>
          <table:table-cell office:value-type="float" office:value="33.272145542465" calcext:value-type="float">
            <text:p>33.2721</text:p>
          </table:table-cell>
          <table:table-cell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1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formula="of:=[.B7]" office:value-type="float" office:value="0.512988301739748" calcext:value-type="float">
            <text:p>0.5130</text:p>
          </table:table-cell>
          <table:table-cell table:formula="of:=[.A7]" office:value-type="float" office:value="0.0594522849609884" calcext:value-type="float">
            <text:p>0.0595</text:p>
          </table:table-cell>
          <table:table-cell table:formula="of:=1-[.A10]" office:value-type="float" office:value="0.487011698260252" calcext:value-type="float">
            <text:p>0.4870</text:p>
          </table:table-cell>
          <table:table-cell table:formula="of:=[.C7]" office:value-type="float" office:value="33.272145542465" calcext:value-type="float">
            <text:p>33.2721</text:p>
          </table:table-cell>
          <table:table-cell table:formula="of:=1-[.A10]-[.C10]" office:value-type="float" office:value="0" calcext:value-type="float">
            <text:p>0.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 (uM)</text:p>
          </table:table-cell>
          <table:table-cell table:formula="of:=[.C11]/2" office:value-type="float" office:value="0.0006103515625" calcext:value-type="float">
            <text:p>0.0006</text:p>
          </table:table-cell>
          <table:table-cell table:formula="of:=[.D11]/2" office:value-type="float" office:value="0.001220703125" calcext:value-type="float">
            <text:p>0.0012</text:p>
          </table:table-cell>
          <table:table-cell table:formula="of:=[.E11]/2" office:value-type="float" office:value="0.00244140625" calcext:value-type="float">
            <text:p>0.0024</text:p>
          </table:table-cell>
          <table:table-cell table:formula="of:=[.F11]/2" office:value-type="float" office:value="0.0048828125" calcext:value-type="float">
            <text:p>0.0049</text:p>
          </table:table-cell>
          <table:table-cell table:formula="of:=[.G11]/2" office:value-type="float" office:value="0.009765625" calcext:value-type="float">
            <text:p>0.0098</text:p>
          </table:table-cell>
          <table:table-cell table:formula="of:=[.H11]/2" office:value-type="float" office:value="0.01953125" calcext:value-type="float">
            <text:p>0.0195</text:p>
          </table:table-cell>
          <table:table-cell table:formula="of:=[.I11]/2" office:value-type="float" office:value="0.0390625" calcext:value-type="float">
            <text:p>0.0391</text:p>
          </table:table-cell>
          <table:table-cell table:formula="of:=[.J11]/2" office:value-type="float" office:value="0.078125" calcext:value-type="float">
            <text:p>0.0781</text:p>
          </table:table-cell>
          <table:table-cell table:formula="of:=[.K11]/2" office:value-type="float" office:value="0.15625" calcext:value-type="float">
            <text:p>0.1563</text:p>
          </table:table-cell>
          <table:table-cell table:formula="of:=[.L11]/2" office:value-type="float" office:value="0.3125" calcext:value-type="float">
            <text:p>0.3125</text:p>
          </table:table-cell>
          <table:table-cell table:formula="of:=[.M11]/2" office:value-type="float" office:value="0.625" calcext:value-type="float">
            <text:p>0.6250</text:p>
          </table:table-cell>
          <table:table-cell table:formula="of:=[.N11]/2" office:value-type="float" office:value="1.25" calcext:value-type="float">
            <text:p>1.2500</text:p>
          </table:table-cell>
          <table:table-cell table:formula="of:=[.O11]/2" office:value-type="float" office:value="2.5" calcext:value-type="float">
            <text:p>2.5000</text:p>
          </table:table-cell>
          <table:table-cell table:formula="of:=[.P11]/2" office:value-type="float" office:value="5" calcext:value-type="float">
            <text:p>5.0000</text:p>
          </table:table-cell>
          <table:table-cell table:formula="of:=[.Q11]/2" office:value-type="float" office:value="10" calcext:value-type="float">
            <text:p>10.0000</text:p>
          </table:table-cell>
          <table:table-cell office:value-type="float" office:value="20" calcext:value-type="float">
            <text:p>2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g Conc</text:p>
          </table:table-cell>
          <table:table-cell table:formula="of:=LOG([.B11])" office:value-type="float" office:value="-3.21441993929574" calcext:value-type="float">
            <text:p>-3.2144</text:p>
          </table:table-cell>
          <table:table-cell table:formula="of:=LOG([.C11])" office:value-type="float" office:value="-2.91338994363176" calcext:value-type="float">
            <text:p>-2.9134</text:p>
          </table:table-cell>
          <table:table-cell table:formula="of:=LOG([.D11])" office:value-type="float" office:value="-2.61235994796777" calcext:value-type="float">
            <text:p>-2.6124</text:p>
          </table:table-cell>
          <table:table-cell table:formula="of:=LOG([.E11])" office:value-type="float" office:value="-2.31132995230379" calcext:value-type="float">
            <text:p>-2.3113</text:p>
          </table:table-cell>
          <table:table-cell table:formula="of:=LOG([.F11])" office:value-type="float" office:value="-2.01029995663981" calcext:value-type="float">
            <text:p>-2.0103</text:p>
          </table:table-cell>
          <table:table-cell table:formula="of:=LOG([.G11])" office:value-type="float" office:value="-1.70926996097583" calcext:value-type="float">
            <text:p>-1.7093</text:p>
          </table:table-cell>
          <table:table-cell table:formula="of:=LOG([.H11])" office:value-type="float" office:value="-1.40823996531185" calcext:value-type="float">
            <text:p>-1.4082</text:p>
          </table:table-cell>
          <table:table-cell table:formula="of:=LOG([.I11])" office:value-type="float" office:value="-1.10720996964787" calcext:value-type="float">
            <text:p>-1.1072</text:p>
          </table:table-cell>
          <table:table-cell table:formula="of:=LOG([.J11])" office:value-type="float" office:value="-0.806179973983887" calcext:value-type="float">
            <text:p>-0.8062</text:p>
          </table:table-cell>
          <table:table-cell table:formula="of:=LOG([.K11])" office:value-type="float" office:value="-0.505149978319906" calcext:value-type="float">
            <text:p>-0.5051</text:p>
          </table:table-cell>
          <table:table-cell table:formula="of:=LOG([.L11])" office:value-type="float" office:value="-0.204119982655925" calcext:value-type="float">
            <text:p>-0.2041</text:p>
          </table:table-cell>
          <table:table-cell table:formula="of:=LOG([.M11])" office:value-type="float" office:value="0.0969100130080564" calcext:value-type="float">
            <text:p>0.0969</text:p>
          </table:table-cell>
          <table:table-cell table:formula="of:=LOG([.N11])" office:value-type="float" office:value="0.397940008672038" calcext:value-type="float">
            <text:p>0.3979</text:p>
          </table:table-cell>
          <table:table-cell table:formula="of:=LOG([.O11])" office:value-type="float" office:value="0.698970004336019" calcext:value-type="float">
            <text:p>0.6990</text:p>
          </table:table-cell>
          <table:table-cell table:formula="of:=LOG([.P11])" office:value-type="float" office:value="1" calcext:value-type="float">
            <text:p>1.0000</text:p>
          </table:table-cell>
          <table:table-cell table:formula="of:=LOG([.Q11])" office:value-type="float" office:value="1.30102999566398" calcext:value-type="float">
            <text:p>1.3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satinib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B5]" office:value-type="float" office:value="0.984307532689462" calcext:value-type="float">
            <text:p>0.9843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C5]" office:value-type="float" office:value="0.926268581297712" calcext:value-type="float">
            <text:p>0.9263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D5]" office:value-type="float" office:value="0.966810596723301" calcext:value-type="float">
            <text:p>0.9668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E5]" office:value-type="float" office:value="0.927562477206105" calcext:value-type="float">
            <text:p>0.9276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F5]" office:value-type="float" office:value="0.917687142006561" calcext:value-type="float">
            <text:p>0.9177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G5]" office:value-type="float" office:value="0.841826478958955" calcext:value-type="float">
            <text:p>0.8418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H5]" office:value-type="float" office:value="0.827942978783357" calcext:value-type="float">
            <text:p>0.8279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I5]" office:value-type="float" office:value="0.743043510240795" calcext:value-type="float">
            <text:p>0.7430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J5]" office:value-type="float" office:value="0.610415322114887" calcext:value-type="float">
            <text:p>0.6104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K5]" office:value-type="float" office:value="0.541858574267865" calcext:value-type="float">
            <text:p>0.5419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L5]" office:value-type="float" office:value="0.540660649766028" calcext:value-type="float">
            <text:p>0.5407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M5]" office:value-type="float" office:value="0.480890931519686" calcext:value-type="float">
            <text:p>0.4809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N5]" office:value-type="float" office:value="0.466336550309436" calcext:value-type="float">
            <text:p>0.4663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O5]" office:value-type="float" office:value="0.421663122367266" calcext:value-type="float">
            <text:p>0.4217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P5]" office:value-type="float" office:value="0.405018477409503" calcext:value-type="float">
            <text:p>0.4050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Q5]" office:value-type="float" office:value="0.289361256167529" calcext:value-type="float">
            <text:p>0.2894</text:p>
          </table:table-cell>
          <table:table-cell office:value-type="string" calcext:value-type="string">
            <text:p>RMSE</text:p>
          </table:table-cell>
          <table:table-cell table:number-columns-repeated="5"/>
          <table:table-cell table:style-name="ce9" table:number-columns-repeated="1001"/>
        </table:table-row>
        <table:table-row table:style-name="ro1">
          <table:table-cell table:style-name="ce9" office:value-type="string" calcext:value-type="string">
            <text:p>BP Calculate</text:p>
          </table:table-cell>
          <table:table-cell table:style-name="ce9" table:formula="of:=1-[.B$11]/([.B$11]+[.$D2])*[.$C2]-[.B$11]/([.B$11]+[.$E2])*(1-[.$C2])" office:value-type="float" office:value="0.99477812146793" calcext:value-type="float">
            <text:p>0.9948</text:p>
          </table:table-cell>
          <table:table-cell table:style-name="ce9" table:formula="of:=1-[.C$11]/([.C$11]+[.$D2])*[.$C2]-[.C$11]/([.C$11]+[.$E2])*(1-[.$C2])" office:value-type="float" office:value="0.989661124500959" calcext:value-type="float">
            <text:p>0.9897</text:p>
          </table:table-cell>
          <table:table-cell table:style-name="ce9" table:formula="of:=1-[.D$11]/([.D$11]+[.$D2])*[.$C2]-[.D$11]/([.D$11]+[.$E2])*(1-[.$C2])" office:value-type="float" office:value="0.979729364092223" calcext:value-type="float">
            <text:p>0.9797</text:p>
          </table:table-cell>
          <table:table-cell table:style-name="ce9" table:formula="of:=1-[.E$11]/([.E$11]+[.$D2])*[.$C2]-[.E$11]/([.E$11]+[.$E2])*(1-[.$C2])" office:value-type="float" office:value="0.960994492940541" calcext:value-type="float">
            <text:p>0.9610</text:p>
          </table:table-cell>
          <table:table-cell table:style-name="ce9" table:formula="of:=1-[.F$11]/([.F$11]+[.$D2])*[.$C2]-[.F$11]/([.F$11]+[.$E2])*(1-[.$C2])" office:value-type="float" office:value="0.927482025931679" calcext:value-type="float">
            <text:p>0.9275</text:p>
          </table:table-cell>
          <table:table-cell table:style-name="ce9" table:formula="of:=1-[.G$11]/([.G$11]+[.$D2])*[.$C2]-[.G$11]/([.G$11]+[.$E2])*(1-[.$C2])" office:value-type="float" office:value="0.872861228717056" calcext:value-type="float">
            <text:p>0.8729</text:p>
          </table:table-cell>
          <table:table-cell table:style-name="ce9" table:formula="of:=1-[.H$11]/([.H$11]+[.$D2])*[.$C2]-[.H$11]/([.H$11]+[.$E2])*(1-[.$C2])" office:value-type="float" office:value="0.796021816067302" calcext:value-type="float">
            <text:p>0.7960</text:p>
          </table:table-cell>
          <table:table-cell table:style-name="ce9" table:formula="of:=1-[.I$11]/([.I$11]+[.$D2])*[.$C2]-[.I$11]/([.I$11]+[.$E2])*(1-[.$C2])" office:value-type="float" office:value="0.707552255605901" calcext:value-type="float">
            <text:p>0.7076</text:p>
          </table:table-cell>
          <table:table-cell table:style-name="ce9" table:formula="of:=1-[.J$11]/([.J$11]+[.$D2])*[.$C2]-[.J$11]/([.J$11]+[.$E2])*(1-[.$C2])" office:value-type="float" office:value="0.626126160228831" calcext:value-type="float">
            <text:p>0.6261</text:p>
          </table:table-cell>
          <table:table-cell table:style-name="ce9" table:formula="of:=1-[.K$11]/([.K$11]+[.$D2])*[.$C2]-[.K$11]/([.K$11]+[.$E2])*(1-[.$C2])" office:value-type="float" office:value="0.564475395160042" calcext:value-type="float">
            <text:p>0.5645</text:p>
          </table:table-cell>
          <table:table-cell table:style-name="ce9" table:formula="of:=1-[.L$11]/([.L$11]+[.$D2])*[.$C2]-[.L$11]/([.L$11]+[.$E2])*(1-[.$C2])" office:value-type="float" office:value="0.522590846030106" calcext:value-type="float">
            <text:p>0.5226</text:p>
          </table:table-cell>
          <table:table-cell table:style-name="ce9" table:formula="of:=1-[.M$11]/([.M$11]+[.$D2])*[.$C2]-[.M$11]/([.M$11]+[.$E2])*(1-[.$C2])" office:value-type="float" office:value="0.492668569571214" calcext:value-type="float">
            <text:p>0.4927</text:p>
          </table:table-cell>
          <table:table-cell table:style-name="ce9" table:formula="of:=1-[.N$11]/([.N$11]+[.$D2])*[.$C2]-[.N$11]/([.N$11]+[.$E2])*(1-[.$C2])" office:value-type="float" office:value="0.464891978039662" calcext:value-type="float">
            <text:p>0.4649</text:p>
          </table:table-cell>
          <table:table-cell table:style-name="ce9" table:formula="of:=1-[.O$11]/([.O$11]+[.$D2])*[.$C2]-[.O$11]/([.O$11]+[.$E2])*(1-[.$C2])" office:value-type="float" office:value="0.429414864906979" calcext:value-type="float">
            <text:p>0.4294</text:p>
          </table:table-cell>
          <table:table-cell table:style-name="ce9" table:formula="of:=1-[.P$11]/([.P$11]+[.$D2])*[.$C2]-[.P$11]/([.P$11]+[.$E2])*(1-[.$C2])" office:value-type="float" office:value="0.377497272955132" calcext:value-type="float">
            <text:p>0.3775</text:p>
          </table:table-cell>
          <table:table-cell table:style-name="ce9" table:formula="of:=1-[.Q$11]/([.Q$11]+[.$D2])*[.$C2]-[.Q$11]/([.Q$11]+[.$E2])*(1-[.$C2])" office:value-type="float" office:value="0.305692942122142" calcext:value-type="float">
            <text:p>0.3057</text:p>
          </table:table-cell>
          <table:table-cell table:style-name="ce9" table:formula="of:=SQRT(SUM([.B16:.Q16])/16)" office:value-type="float" office:value="0.0262921397079103" calcext:value-type="float">
            <text:p>0.0263</text:p>
          </table:table-cell>
          <table:table-cell table:style-name="ce9" table:number-columns-repeated="1006"/>
        </table:table-row>
        <table:table-row table:style-name="ro1">
          <table:table-cell table:style-name="ce9" office:value-type="string" calcext:value-type="string">
            <text:p>Script BP</text:p>
          </table:table-cell>
          <table:table-cell table:style-name="ce9" table:formula="of:=1-[.B$11]/([.B$11]+[.$D3])*[.$C3]-[.B$11]/([.B$11]+[.$E3])*(1-[.$C3])" office:value-type="float" office:value="0.99499001631617" calcext:value-type="float">
            <text:p>0.9950</text:p>
          </table:table-cell>
          <table:table-cell table:style-name="ce9" table:formula="of:=1-[.C$11]/([.C$11]+[.$D3])*[.$C3]-[.C$11]/([.C$11]+[.$E3])*(1-[.$C3])" office:value-type="float" office:value="0.990074623041653" calcext:value-type="float">
            <text:p>0.9901</text:p>
          </table:table-cell>
          <table:table-cell table:style-name="ce9" table:formula="of:=1-[.D$11]/([.D$11]+[.$D3])*[.$C3]-[.D$11]/([.D$11]+[.$E3])*(1-[.$C3])" office:value-type="float" office:value="0.980517074285261" calcext:value-type="float">
            <text:p>0.9805</text:p>
          </table:table-cell>
          <table:table-cell table:style-name="ce9" table:formula="of:=1-[.E$11]/([.E$11]+[.$D3])*[.$C3]-[.E$11]/([.E$11]+[.$E3])*(1-[.$C3])" office:value-type="float" office:value="0.962426471929668" calcext:value-type="float">
            <text:p>0.9624</text:p>
          </table:table-cell>
          <table:table-cell table:style-name="ce9" table:formula="of:=1-[.F$11]/([.F$11]+[.$D3])*[.$C3]-[.F$11]/([.F$11]+[.$E3])*(1-[.$C3])" office:value-type="float" office:value="0.929864193012978" calcext:value-type="float">
            <text:p>0.9299</text:p>
          </table:table-cell>
          <table:table-cell table:style-name="ce9" table:formula="of:=1-[.G$11]/([.G$11]+[.$D3])*[.$C3]-[.G$11]/([.G$11]+[.$E3])*(1-[.$C3])" office:value-type="float" office:value="0.876229785864031" calcext:value-type="float">
            <text:p>0.8762</text:p>
          </table:table-cell>
          <table:table-cell table:style-name="ce9" table:formula="of:=1-[.H$11]/([.H$11]+[.$D3])*[.$C3]-[.H$11]/([.H$11]+[.$E3])*(1-[.$C3])" office:value-type="float" office:value="0.799579514145821" calcext:value-type="float">
            <text:p>0.7996</text:p>
          </table:table-cell>
          <table:table-cell table:style-name="ce9" table:formula="of:=1-[.I$11]/([.I$11]+[.$D3])*[.$C3]-[.I$11]/([.I$11]+[.$E3])*(1-[.$C3])" office:value-type="float" office:value="0.709566822415666" calcext:value-type="float">
            <text:p>0.7096</text:p>
          </table:table-cell>
          <table:table-cell table:style-name="ce9" table:formula="of:=1-[.J$11]/([.J$11]+[.$D3])*[.$C3]-[.J$11]/([.J$11]+[.$E3])*(1-[.$C3])" office:value-type="float" office:value="0.625073347417401" calcext:value-type="float">
            <text:p>0.6251</text:p>
          </table:table-cell>
          <table:table-cell table:style-name="ce9" table:formula="of:=1-[.K$11]/([.K$11]+[.$D3])*[.$C3]-[.K$11]/([.K$11]+[.$E3])*(1-[.$C3])" office:value-type="float" office:value="0.560204243392358" calcext:value-type="float">
            <text:p>0.5602</text:p>
          </table:table-cell>
          <table:table-cell table:style-name="ce9" table:formula="of:=1-[.L$11]/([.L$11]+[.$D3])*[.$C3]-[.L$11]/([.L$11]+[.$E3])*(1-[.$C3])" office:value-type="float" office:value="0.516094075452601" calcext:value-type="float">
            <text:p>0.5161</text:p>
          </table:table-cell>
          <table:table-cell table:style-name="ce9" table:formula="of:=1-[.M$11]/([.M$11]+[.$D3])*[.$C3]-[.M$11]/([.M$11]+[.$E3])*(1-[.$C3])" office:value-type="float" office:value="0.485306977927891" calcext:value-type="float">
            <text:p>0.4853</text:p>
          </table:table-cell>
          <table:table-cell table:style-name="ce9" table:formula="of:=1-[.N$11]/([.N$11]+[.$D3])*[.$C3]-[.N$11]/([.N$11]+[.$E3])*(1-[.$C3])" office:value-type="float" office:value="0.458060507616502" calcext:value-type="float">
            <text:p>0.4581</text:p>
          </table:table-cell>
          <table:table-cell table:style-name="ce9" table:formula="of:=1-[.O$11]/([.O$11]+[.$D3])*[.$C3]-[.O$11]/([.O$11]+[.$E3])*(1-[.$C3])" office:value-type="float" office:value="0.424547171369896" calcext:value-type="float">
            <text:p>0.4245</text:p>
          </table:table-cell>
          <table:table-cell table:style-name="ce9" table:formula="of:=1-[.P$11]/([.P$11]+[.$D3])*[.$C3]-[.P$11]/([.P$11]+[.$E3])*(1-[.$C3])" office:value-type="float" office:value="0.375886373731082" calcext:value-type="float">
            <text:p>0.3759</text:p>
          </table:table-cell>
          <table:table-cell table:style-name="ce9" table:formula="of:=1-[.Q$11]/([.Q$11]+[.$D3])*[.$C3]-[.Q$11]/([.Q$11]+[.$E3])*(1-[.$C3])" office:value-type="float" office:value="0.307744688840012" calcext:value-type="float">
            <text:p>0.3077</text:p>
          </table:table-cell>
          <table:table-cell table:style-name="ce9" table:formula="of:=SQRT(SUM([.B17:.Q17])/16)" office:value-type="float" office:value="0.0265560903202295" calcext:value-type="float">
            <text:p>0.0266</text:p>
          </table:table-cell>
          <table:table-cell table:style-name="ce9" table:number-columns-repeated="1006"/>
        </table:table-row>
        <table:table-row table:style-name="ro1">
          <table:table-cell office:value-type="string" calcext:value-type="string">
            <text:p>Optimize</text:p>
          </table:table-cell>
          <table:table-cell table:formula="of:=([.B$13]-[.B14])^2" office:value-type="float" office:value="0.00010963322936777" calcext:value-type="float">
            <text:p>0.0001</text:p>
          </table:table-cell>
          <table:table-cell table:formula="of:=([.C$13]-[.C14])^2" office:value-type="float" office:value="0.00401861453377559" calcext:value-type="float">
            <text:p>0.0040</text:p>
          </table:table-cell>
          <table:table-cell table:formula="of:=([.D$13]-[.D14])^2" office:value-type="float" office:value="0.00016689455033232" calcext:value-type="float">
            <text:p>0.0002</text:p>
          </table:table-cell>
          <table:table-cell table:formula="of:=([.E$13]-[.E14])^2" office:value-type="float" office:value="0.00111769967606756" calcext:value-type="float">
            <text:p>0.0011</text:p>
          </table:table-cell>
          <table:table-cell table:formula="of:=([.F$13]-[.F14])^2" office:value-type="float" office:value="0.0000959397511065255" calcext:value-type="float">
            <text:p>0.0001</text:p>
          </table:table-cell>
          <table:table-cell table:formula="of:=([.G$13]-[.G14])^2" office:value-type="float" office:value="0.000963155692547967" calcext:value-type="float">
            <text:p>0.0010</text:p>
          </table:table-cell>
          <table:table-cell table:formula="of:=([.H$13]-[.H14])^2" office:value-type="float" office:value="0.00101896062914488" calcext:value-type="float">
            <text:p>0.0010</text:p>
          </table:table-cell>
          <table:table-cell table:formula="of:=([.I$13]-[.I14])^2" office:value-type="float" office:value="0.00125962915555887" calcext:value-type="float">
            <text:p>0.0013</text:p>
          </table:table-cell>
          <table:table-cell table:formula="of:=([.J$13]-[.J14])^2" office:value-type="float" office:value="0.000246830434242556" calcext:value-type="float">
            <text:p>0.0002</text:p>
          </table:table-cell>
          <table:table-cell table:formula="of:=([.K$13]-[.K14])^2" office:value-type="float" office:value="0.000511520587268833" calcext:value-type="float">
            <text:p>0.0005</text:p>
          </table:table-cell>
          <table:table-cell table:formula="of:=([.L$13]-[.L14])^2" office:value-type="float" office:value="0.00032651780705473" calcext:value-type="float">
            <text:p>0.0003</text:p>
          </table:table-cell>
          <table:table-cell table:formula="of:=([.M$13]-[.M14])^2" office:value-type="float" office:value="0.000138712758072788" calcext:value-type="float">
            <text:p>0.0001</text:p>
          </table:table-cell>
          <table:table-cell table:formula="of:=([.N$13]-[.N14])^2" office:value-type="float" office:value="0.00000208678904259957" calcext:value-type="float">
            <text:p>0.0000</text:p>
          </table:table-cell>
          <table:table-cell table:formula="of:=([.O$13]-[.O14])^2" office:value-type="float" office:value="0.0000600895124019919" calcext:value-type="float">
            <text:p>0.0001</text:p>
          </table:table-cell>
          <table:table-cell table:formula="of:=([.P$13]-[.P14])^2" office:value-type="float" office:value="0.000757416694619294" calcext:value-type="float">
            <text:p>0.0008</text:p>
          </table:table-cell>
          <table:table-cell table:formula="of:=([.Q$13]-[.Q14])^2" office:value-type="float" office:value="0.000266723966120101" calcext:value-type="float">
            <text:p>0.0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ipt Optimize</text:p>
          </table:table-cell>
          <table:table-cell table:formula="of:=([.B$13]-[.B15])^2" office:value-type="float" office:value="0.000114115456434882" calcext:value-type="float">
            <text:p>0.0001</text:p>
          </table:table-cell>
          <table:table-cell table:formula="of:=([.C$13]-[.C15])^2" office:value-type="float" office:value="0.00407121096302956" calcext:value-type="float">
            <text:p>0.0041</text:p>
          </table:table-cell>
          <table:table-cell table:formula="of:=([.D$13]-[.D15])^2" office:value-type="float" office:value="0.0001878675271565" calcext:value-type="float">
            <text:p>0.0002</text:p>
          </table:table-cell>
          <table:table-cell table:formula="of:=([.E$13]-[.E15])^2" office:value-type="float" office:value="0.00121549812808461" calcext:value-type="float">
            <text:p>0.0012</text:p>
          </table:table-cell>
          <table:table-cell table:formula="of:=([.F$13]-[.F15])^2" office:value-type="float" office:value="0.000148280571212872" calcext:value-type="float">
            <text:p>0.0001</text:p>
          </table:table-cell>
          <table:table-cell table:formula="of:=([.G$13]-[.G15])^2" office:value-type="float" office:value="0.00118358752600483" calcext:value-type="float">
            <text:p>0.0012</text:p>
          </table:table-cell>
          <table:table-cell table:formula="of:=([.H$13]-[.H15])^2" office:value-type="float" office:value="0.00080448612624475" calcext:value-type="float">
            <text:p>0.0008</text:p>
          </table:table-cell>
          <table:table-cell table:formula="of:=([.I$13]-[.I15])^2" office:value-type="float" office:value="0.00112068862774114" calcext:value-type="float">
            <text:p>0.0011</text:p>
          </table:table-cell>
          <table:table-cell table:formula="of:=([.J$13]-[.J15])^2" office:value-type="float" office:value="0.000214857705769151" calcext:value-type="float">
            <text:p>0.0002</text:p>
          </table:table-cell>
          <table:table-cell table:formula="of:=([.K$13]-[.K15])^2" office:value-type="float" office:value="0.000336563575625363" calcext:value-type="float">
            <text:p>0.0003</text:p>
          </table:table-cell>
          <table:table-cell table:formula="of:=([.L$13]-[.L15])^2" office:value-type="float" office:value="0.00060351657349711" calcext:value-type="float">
            <text:p>0.0006</text:p>
          </table:table-cell>
          <table:table-cell table:formula="of:=([.M$13]-[.M15])^2" office:value-type="float" office:value="0.0000195014658794225" calcext:value-type="float">
            <text:p>0.0000</text:p>
          </table:table-cell>
          <table:table-cell table:formula="of:=([.N$13]-[.N15])^2" office:value-type="float" office:value="0.0000684928826552612" calcext:value-type="float">
            <text:p>0.0001</text:p>
          </table:table-cell>
          <table:table-cell table:formula="of:=([.O$13]-[.O15])^2" office:value-type="float" office:value="0.00000831773864957338" calcext:value-type="float">
            <text:p>0.0000</text:p>
          </table:table-cell>
          <table:table-cell table:formula="of:=([.P$13]-[.P15])^2" office:value-type="float" office:value="0.000848679464730264" calcext:value-type="float">
            <text:p>0.0008</text:p>
          </table:table-cell>
          <table:table-cell table:formula="of:=([.Q$13]-[.Q15])^2" office:value-type="float" office:value="0.000337950596823709" calcext:value-type="float">
            <text:p>0.0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Dev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B6]" office:value-type="float" office:value="0.0326137218800982" calcext:value-type="float">
            <text:p>0.0326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C6]" office:value-type="float" office:value="0.0539895207267885" calcext:value-type="float">
            <text:p>0.0540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D6]" office:value-type="float" office:value="0.053771322316169" calcext:value-type="float">
            <text:p>0.0538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E6]" office:value-type="float" office:value="0.0424140731637415" calcext:value-type="float">
            <text:p>0.0424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F6]" office:value-type="float" office:value="0.0556933504936585" calcext:value-type="float">
            <text:p>0.0557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G6]" office:value-type="float" office:value="0.0557830685607462" calcext:value-type="float">
            <text:p>0.0558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H6]" office:value-type="float" office:value="0.0530746038379596" calcext:value-type="float">
            <text:p>0.0531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I6]" office:value-type="float" office:value="0.0558241456449546" calcext:value-type="float">
            <text:p>0.0558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J6]" office:value-type="float" office:value="0.0275377778660939" calcext:value-type="float">
            <text:p>0.0275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K6]" office:value-type="float" office:value="0.0529093403496837" calcext:value-type="float">
            <text:p>0.0529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L6]" office:value-type="float" office:value="0.0446037520115367" calcext:value-type="float">
            <text:p>0.0446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M6]" office:value-type="float" office:value="0.0410151570726047" calcext:value-type="float">
            <text:p>0.0410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N6]" office:value-type="float" office:value="0.0243893678480637" calcext:value-type="float">
            <text:p>0.0244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O6]" office:value-type="float" office:value="0.014320895456531" calcext:value-type="float">
            <text:p>0.0143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P6]" office:value-type="float" office:value="0.0240727484175304" calcext:value-type="float">
            <text:p>0.0241</text:p>
          </table:table-cell>
          <table:table-cell table:formula="of:=['file:///home/alex/Dropbox/School%20Work/1-%20Research/Dropbox/School%20Work/1-%20Research/GDSC1_M.P.NA_Sorting/sun''s%20excl%20docs/Dasatinib%20Monophasic%20and%20Biphasic%20Analysis%2020180223%20(5).xlsx'#$'Combination Data'.Q6]" office:value-type="float" office:value="0.0207172439560142" calcext:value-type="float">
            <text:p>0.0207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Dasatinib Analysis'.Q34" table:end-x="61.37pt" table:end-y="6.83pt" draw:z-index="1" draw:name="Chart 1" draw:style-name="gr2" draw:text-style-name="P2" svg:width="491.56pt" svg:height="184.42pt" svg:x="17.83pt" svg:y="1.62pt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S Analysis" table:style-name="ta1">
        <table:shapes>
          <draw:frame draw:z-index="0" draw:style-name="gr1" draw:text-style-name="P1" svg:width="453.51pt" svg:height="255.09pt" svg:x="0pt" svg:y="246.87pt">
            <draw:object draw:notify-on-update-of-ranges="'BMS Analysis'.B12:'BMS Analysis'.Q12 'BMS Analysis'.A13:'BMS Analysis'.A13 'BMS Analysis'.B13:'BMS Analysis'.Q13 'BMS Analysis'.B12:'BMS Analysis'.Q12 'BMS Analysis'.A14:'BMS Analysis'.A14 'BMS Analysis'.B14:'BMS Analysis'.Q14 'BMS Analysis'.B12:'BMS Analysis'.Q12 'BMS Analysis'.A15:'BMS Analysis'.A15 'BMS Analysis'.B15:'BMS Analysis'.Q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5" office:value-type="string" calcext:value-type="string">
            <text:p>Active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Kd1</text:p>
          </table:table-cell>
          <table:table-cell table:style-name="ce5" office:value-type="string" calcext:value-type="string">
            <text:p>Kd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IC5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MS-754801</text:p>
          </table:table-cell>
          <table:table-cell table:style-name="ce6" office:value-type="string" calcext:value-type="string">
            <text:p>Sun</text:p>
          </table:table-cell>
          <table:table-cell table:style-name="ce4" office:value-type="float" office:value="0.441759263163364" calcext:value-type="float">
            <text:p>0.4418</text:p>
          </table:table-cell>
          <table:table-cell table:style-name="ce4" office:value-type="float" office:value="0.0122663244244885" calcext:value-type="float">
            <text:p>0.0123</text:p>
          </table:table-cell>
          <table:table-cell table:style-name="ce4" office:value-type="float" office:value="8.36282694325029" calcext:value-type="float">
            <text:p>8.3628</text:p>
          </table:table-cell>
          <table:table-cell table:style-name="ce6" office:value-type="float" office:value="0.047451402868694" calcext:value-type="float">
            <text:p>0.0475</text:p>
          </table:table-cell>
          <table:table-cell table:style-name="ce6" office:value-type="float" office:value="0.889712181736152" calcext:value-type="float">
            <text:p>0.889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MS-754801</text:p>
          </table:table-cell>
          <table:table-cell table:style-name="ce6" office:value-type="string" calcext:value-type="string">
            <text:p>Script</text:p>
          </table:table-cell>
          <table:table-cell table:style-name="ce6" office:value-type="float" office:value="0.4592" calcext:value-type="float">
            <text:p>0.4592</text:p>
          </table:table-cell>
          <table:table-cell table:style-name="ce6" office:value-type="float" office:value="0.01419" calcext:value-type="float">
            <text:p>0.0142</text:p>
          </table:table-cell>
          <table:table-cell table:style-name="ce6" office:value-type="float" office:value="9.12" calcext:value-type="float">
            <text:p>9.1200</text:p>
          </table:table-cell>
          <table:table-cell table:style-name="ce6" office:value-type="float" office:value="0.166613055878052" calcext:value-type="float">
            <text:p>0.1666</text:p>
          </table:table-cell>
          <table:table-cell table:style-name="ce6" office:value-type="float" office:value="0.888660854841612" calcext:value-type="float">
            <text:p>0.8887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5" table:formula="of:=([.C3]-[.C2])/[.C2]*100" office:value-type="float" office:value="3.94801836451504" calcext:value-type="float">
            <text:p>3.9480</text:p>
          </table:table-cell>
          <table:table-cell table:style-name="ce5" table:formula="of:=([.D3]-[.D2])/[.D2]*100" office:value-type="float" office:value="15.6825753904819" calcext:value-type="float">
            <text:p>15.6826</text:p>
          </table:table-cell>
          <table:table-cell table:style-name="ce5" table:formula="of:=([.E3]-[.E2])/[.E2]*100" office:value-type="float" office:value="9.05403234920256" calcext:value-type="float">
            <text:p>9.0540</text:p>
          </table:table-cell>
          <table:table-cell table:style-name="ce5" table:formula="of:=([.F3]-[.F2])/[.F2]*100" office:value-type="float" office:value="251.123561803006" calcext:value-type="float">
            <text:p>251.1236</text:p>
          </table:table-cell>
          <table:table-cell table:style-name="ce5" table:formula="of:=([.G3]-[.G2])/[.G2]*100" office:value-type="float" office:value="-0.118164830843217" calcext:value-type="float">
            <text:p>-0.11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d1=</text:p>
          </table:table-cell>
          <table:table-cell office:value-type="string" calcext:value-type="string">
            <text:p>Component 1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Component 2</text:p>
          </table:table-cell>
          <table:table-cell table:number-columns-repeated="1020"/>
        </table:table-row>
        <table:table-row table:style-name="ro1">
          <table:table-cell office:value-type="float" office:value="0.0122663244244885" calcext:value-type="float">
            <text:p>0.0123</text:p>
          </table:table-cell>
          <table:table-cell office:value-type="float" office:value="0.441759263163364" calcext:value-type="float">
            <text:p>0.4418</text:p>
          </table:table-cell>
          <table:table-cell office:value-type="float" office:value="8.36282694325029" calcext:value-type="float">
            <text:p>8.3628</text:p>
          </table:table-cell>
          <table:table-cell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1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formula="of:=[.B7]" office:value-type="float" office:value="0.441759263163364" calcext:value-type="float">
            <text:p>0.4418</text:p>
          </table:table-cell>
          <table:table-cell table:formula="of:=[.A7]" office:value-type="float" office:value="0.0122663244244885" calcext:value-type="float">
            <text:p>0.0123</text:p>
          </table:table-cell>
          <table:table-cell table:formula="of:=1-[.A10]" office:value-type="float" office:value="0.558240736836636" calcext:value-type="float">
            <text:p>0.5582</text:p>
          </table:table-cell>
          <table:table-cell table:formula="of:=[.C7]" office:value-type="float" office:value="8.36282694325029" calcext:value-type="float">
            <text:p>8.3628</text:p>
          </table:table-cell>
          <table:table-cell table:formula="of:=1-[.A10]-[.C10]" office:value-type="float" office:value="0" calcext:value-type="float">
            <text:p>0.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 (uM)</text:p>
          </table:table-cell>
          <table:table-cell table:formula="of:=[.C11]/2" office:value-type="float" office:value="0.0006103515625" calcext:value-type="float">
            <text:p>0.0006</text:p>
          </table:table-cell>
          <table:table-cell table:formula="of:=[.D11]/2" office:value-type="float" office:value="0.001220703125" calcext:value-type="float">
            <text:p>0.0012</text:p>
          </table:table-cell>
          <table:table-cell table:formula="of:=[.E11]/2" office:value-type="float" office:value="0.00244140625" calcext:value-type="float">
            <text:p>0.0024</text:p>
          </table:table-cell>
          <table:table-cell table:formula="of:=[.F11]/2" office:value-type="float" office:value="0.0048828125" calcext:value-type="float">
            <text:p>0.0049</text:p>
          </table:table-cell>
          <table:table-cell table:formula="of:=[.G11]/2" office:value-type="float" office:value="0.009765625" calcext:value-type="float">
            <text:p>0.0098</text:p>
          </table:table-cell>
          <table:table-cell table:formula="of:=[.H11]/2" office:value-type="float" office:value="0.01953125" calcext:value-type="float">
            <text:p>0.0195</text:p>
          </table:table-cell>
          <table:table-cell table:formula="of:=[.I11]/2" office:value-type="float" office:value="0.0390625" calcext:value-type="float">
            <text:p>0.0391</text:p>
          </table:table-cell>
          <table:table-cell table:formula="of:=[.J11]/2" office:value-type="float" office:value="0.078125" calcext:value-type="float">
            <text:p>0.0781</text:p>
          </table:table-cell>
          <table:table-cell table:formula="of:=[.K11]/2" office:value-type="float" office:value="0.15625" calcext:value-type="float">
            <text:p>0.1563</text:p>
          </table:table-cell>
          <table:table-cell table:formula="of:=[.L11]/2" office:value-type="float" office:value="0.3125" calcext:value-type="float">
            <text:p>0.3125</text:p>
          </table:table-cell>
          <table:table-cell table:formula="of:=[.M11]/2" office:value-type="float" office:value="0.625" calcext:value-type="float">
            <text:p>0.6250</text:p>
          </table:table-cell>
          <table:table-cell table:formula="of:=[.N11]/2" office:value-type="float" office:value="1.25" calcext:value-type="float">
            <text:p>1.2500</text:p>
          </table:table-cell>
          <table:table-cell table:formula="of:=[.O11]/2" office:value-type="float" office:value="2.5" calcext:value-type="float">
            <text:p>2.5000</text:p>
          </table:table-cell>
          <table:table-cell table:formula="of:=[.P11]/2" office:value-type="float" office:value="5" calcext:value-type="float">
            <text:p>5.0000</text:p>
          </table:table-cell>
          <table:table-cell table:formula="of:=[.Q11]/2" office:value-type="float" office:value="10" calcext:value-type="float">
            <text:p>10.0000</text:p>
          </table:table-cell>
          <table:table-cell office:value-type="float" office:value="20" calcext:value-type="float">
            <text:p>2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g Conc</text:p>
          </table:table-cell>
          <table:table-cell table:formula="of:=LOG([.B11])" office:value-type="float" office:value="-3.21441993929574" calcext:value-type="float">
            <text:p>-3.2144</text:p>
          </table:table-cell>
          <table:table-cell table:formula="of:=LOG([.C11])" office:value-type="float" office:value="-2.91338994363176" calcext:value-type="float">
            <text:p>-2.9134</text:p>
          </table:table-cell>
          <table:table-cell table:formula="of:=LOG([.D11])" office:value-type="float" office:value="-2.61235994796777" calcext:value-type="float">
            <text:p>-2.6124</text:p>
          </table:table-cell>
          <table:table-cell table:formula="of:=LOG([.E11])" office:value-type="float" office:value="-2.31132995230379" calcext:value-type="float">
            <text:p>-2.3113</text:p>
          </table:table-cell>
          <table:table-cell table:formula="of:=LOG([.F11])" office:value-type="float" office:value="-2.01029995663981" calcext:value-type="float">
            <text:p>-2.0103</text:p>
          </table:table-cell>
          <table:table-cell table:formula="of:=LOG([.G11])" office:value-type="float" office:value="-1.70926996097583" calcext:value-type="float">
            <text:p>-1.7093</text:p>
          </table:table-cell>
          <table:table-cell table:formula="of:=LOG([.H11])" office:value-type="float" office:value="-1.40823996531185" calcext:value-type="float">
            <text:p>-1.4082</text:p>
          </table:table-cell>
          <table:table-cell table:formula="of:=LOG([.I11])" office:value-type="float" office:value="-1.10720996964787" calcext:value-type="float">
            <text:p>-1.1072</text:p>
          </table:table-cell>
          <table:table-cell table:formula="of:=LOG([.J11])" office:value-type="float" office:value="-0.806179973983887" calcext:value-type="float">
            <text:p>-0.8062</text:p>
          </table:table-cell>
          <table:table-cell table:formula="of:=LOG([.K11])" office:value-type="float" office:value="-0.505149978319906" calcext:value-type="float">
            <text:p>-0.5051</text:p>
          </table:table-cell>
          <table:table-cell table:formula="of:=LOG([.L11])" office:value-type="float" office:value="-0.204119982655925" calcext:value-type="float">
            <text:p>-0.2041</text:p>
          </table:table-cell>
          <table:table-cell table:formula="of:=LOG([.M11])" office:value-type="float" office:value="0.0969100130080564" calcext:value-type="float">
            <text:p>0.0969</text:p>
          </table:table-cell>
          <table:table-cell table:formula="of:=LOG([.N11])" office:value-type="float" office:value="0.397940008672038" calcext:value-type="float">
            <text:p>0.3979</text:p>
          </table:table-cell>
          <table:table-cell table:formula="of:=LOG([.O11])" office:value-type="float" office:value="0.698970004336019" calcext:value-type="float">
            <text:p>0.6990</text:p>
          </table:table-cell>
          <table:table-cell table:formula="of:=LOG([.P11])" office:value-type="float" office:value="1" calcext:value-type="float">
            <text:p>1.0000</text:p>
          </table:table-cell>
          <table:table-cell table:formula="of:=LOG([.Q11])" office:value-type="float" office:value="1.30102999566398" calcext:value-type="float">
            <text:p>1.3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data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B5]" office:value-type="float" office:value="0.939949244110916" calcext:value-type="float">
            <text:p>0.9399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C5]" office:value-type="float" office:value="0.869443709227919" calcext:value-type="float">
            <text:p>0.8694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D5]" office:value-type="float" office:value="0.853049245667845" calcext:value-type="float">
            <text:p>0.8530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E5]" office:value-type="float" office:value="0.824183779912501" calcext:value-type="float">
            <text:p>0.8242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F5]" office:value-type="float" office:value="0.814585311930748" calcext:value-type="float">
            <text:p>0.8146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G5]" office:value-type="float" office:value="0.786817481200081" calcext:value-type="float">
            <text:p>0.7868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H5]" office:value-type="float" office:value="0.711610020395771" calcext:value-type="float">
            <text:p>0.7116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I5]" office:value-type="float" office:value="0.642824892182659" calcext:value-type="float">
            <text:p>0.6428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J5]" office:value-type="float" office:value="0.601130330536051" calcext:value-type="float">
            <text:p>0.6011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K5]" office:value-type="float" office:value="0.546170732846533" calcext:value-type="float">
            <text:p>0.5462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L5]" office:value-type="float" office:value="0.513942300207072" calcext:value-type="float">
            <text:p>0.5139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M5]" office:value-type="float" office:value="0.426100359650625" calcext:value-type="float">
            <text:p>0.4261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N5]" office:value-type="float" office:value="0.373818680035498" calcext:value-type="float">
            <text:p>0.3738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O5]" office:value-type="float" office:value="0.356443351134223" calcext:value-type="float">
            <text:p>0.3564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P5]" office:value-type="float" office:value="0.309330676174314" calcext:value-type="float">
            <text:p>0.3093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Q5]" office:value-type="float" office:value="0.178424076351804" calcext:value-type="float">
            <text:p>0.1784</text:p>
          </table:table-cell>
          <table:table-cell table:number-columns-repeated="6"/>
          <table:table-cell table:style-name="ce9" table:number-columns-repeated="1001"/>
        </table:table-row>
        <table:table-row table:style-name="ro1">
          <table:table-cell table:style-name="ce9" office:value-type="string" calcext:value-type="string">
            <text:p>BP Calculate</text:p>
          </table:table-cell>
          <table:table-cell table:style-name="ce9" table:formula="of:=1-[.B$11]/([.B$11]+[.$D2])*[.$C2]-[.B$11]/([.B$11]+[.$E2])*(1-[.$C2])" office:value-type="float" office:value="0.979019970103526" calcext:value-type="float">
            <text:p>0.9790</text:p>
          </table:table-cell>
          <table:table-cell table:style-name="ce9" table:formula="of:=1-[.C$11]/([.C$11]+[.$D2])*[.$C2]-[.C$11]/([.C$11]+[.$E2])*(1-[.$C2])" office:value-type="float" office:value="0.959935149302996" calcext:value-type="float">
            <text:p>0.9599</text:p>
          </table:table-cell>
          <table:table-cell table:style-name="ce9" table:formula="of:=1-[.D$11]/([.D$11]+[.$D2])*[.$C2]-[.D$11]/([.D$11]+[.$E2])*(1-[.$C2])" office:value-type="float" office:value="0.926507353598122" calcext:value-type="float">
            <text:p>0.9265</text:p>
          </table:table-cell>
          <table:table-cell table:style-name="ce9" table:formula="of:=1-[.E$11]/([.E$11]+[.$D2])*[.$C2]-[.E$11]/([.E$11]+[.$E2])*(1-[.$C2])" office:value-type="float" office:value="0.873893712552524" calcext:value-type="float">
            <text:p>0.8739</text:p>
          </table:table-cell>
          <table:table-cell table:style-name="ce9" table:formula="of:=1-[.F$11]/([.F$11]+[.$D2])*[.$C2]-[.F$11]/([.F$11]+[.$E2])*(1-[.$C2])" office:value-type="float" office:value="0.80353981924841" calcext:value-type="float">
            <text:p>0.8035</text:p>
          </table:table-cell>
          <table:table-cell table:style-name="ce9" table:formula="of:=1-[.G$11]/([.G$11]+[.$D2])*[.$C2]-[.G$11]/([.G$11]+[.$E2])*(1-[.$C2])" office:value-type="float" office:value="0.72735434534231" calcext:value-type="float">
            <text:p>0.7274</text:p>
          </table:table-cell>
          <table:table-cell table:style-name="ce9" table:formula="of:=1-[.H$11]/([.H$11]+[.$D2])*[.$C2]-[.H$11]/([.H$11]+[.$E2])*(1-[.$C2])" office:value-type="float" office:value="0.661214915120999" calcext:value-type="float">
            <text:p>0.6612</text:p>
          </table:table-cell>
          <table:table-cell table:style-name="ce9" table:formula="of:=1-[.I$11]/([.I$11]+[.$D2])*[.$C2]-[.I$11]/([.I$11]+[.$E2])*(1-[.$C2])" office:value-type="float" office:value="0.613021770455795" calcext:value-type="float">
            <text:p>0.6130</text:p>
          </table:table-cell>
          <table:table-cell table:style-name="ce9" table:formula="of:=1-[.J$11]/([.J$11]+[.$D2])*[.$C2]-[.J$11]/([.J$11]+[.$E2])*(1-[.$C2])" office:value-type="float" office:value="0.580157650256953" calcext:value-type="float">
            <text:p>0.5802</text:p>
          </table:table-cell>
          <table:table-cell table:style-name="ce9" table:formula="of:=1-[.K$11]/([.K$11]+[.$D2])*[.$C2]-[.K$11]/([.K$11]+[.$E2])*(1-[.$C2])" office:value-type="float" office:value="0.554817069889743" calcext:value-type="float">
            <text:p>0.5548</text:p>
          </table:table-cell>
          <table:table-cell table:style-name="ce9" table:formula="of:=1-[.L$11]/([.L$11]+[.$D2])*[.$C2]-[.L$11]/([.L$11]+[.$E2])*(1-[.$C2])" office:value-type="float" office:value="0.527924649936813" calcext:value-type="float">
            <text:p>0.5279</text:p>
          </table:table-cell>
          <table:table-cell table:style-name="ce9" table:formula="of:=1-[.M$11]/([.M$11]+[.$D2])*[.$C2]-[.M$11]/([.M$11]+[.$E2])*(1-[.$C2])" office:value-type="float" office:value="0.489943015728251" calcext:value-type="float">
            <text:p>0.4899</text:p>
          </table:table-cell>
          <table:table-cell table:style-name="ce9" table:formula="of:=1-[.N$11]/([.N$11]+[.$D2])*[.$C2]-[.N$11]/([.N$11]+[.$E2])*(1-[.$C2])" office:value-type="float" office:value="0.431922644950671" calcext:value-type="float">
            <text:p>0.4319</text:p>
          </table:table-cell>
          <table:table-cell table:style-name="ce9" table:formula="of:=1-[.O$11]/([.O$11]+[.$D2])*[.$C2]-[.O$11]/([.O$11]+[.$E2])*(1-[.$C2])" office:value-type="float" office:value="0.350443603770529" calcext:value-type="float">
            <text:p>0.3504</text:p>
          </table:table-cell>
          <table:table-cell table:style-name="ce9" table:formula="of:=1-[.P$11]/([.P$11]+[.$D2])*[.$C2]-[.P$11]/([.P$11]+[.$E2])*(1-[.$C2])" office:value-type="float" office:value="0.25477606898343" calcext:value-type="float">
            <text:p>0.2548</text:p>
          </table:table-cell>
          <table:table-cell table:style-name="ce9" table:formula="of:=1-[.Q$11]/([.Q$11]+[.$D2])*[.$C2]-[.Q$11]/([.Q$11]+[.$E2])*(1-[.$C2])" office:value-type="float" office:value="0.16486898661675" calcext:value-type="float">
            <text:p>0.1649</text:p>
          </table:table-cell>
          <table:table-cell table:style-name="ce9" table:formula="of:=SQRT(SUM([.B16:.Q16])/16)" office:value-type="float" office:value="0.0474514028686939" calcext:value-type="float">
            <text:p>0.0475</text:p>
          </table:table-cell>
          <table:table-cell table:style-name="ce9" table:number-columns-repeated="1006"/>
        </table:table-row>
        <table:table-row table:style-name="ro1">
          <table:table-cell table:style-name="ce9" office:value-type="string" calcext:value-type="string">
            <text:p>Script BP</text:p>
          </table:table-cell>
          <table:table-cell table:style-name="ce9" table:formula="of:=1-[.B$11]/([.B$11]+[.$D3])*[.$C3]-[.B$11]/([.B$11]+[.$E3])*(1-[.$C3])" office:value-type="float" office:value="0.981026865051886" calcext:value-type="float">
            <text:p>0.9810</text:p>
          </table:table-cell>
          <table:table-cell table:style-name="ce9" table:formula="of:=1-[.C$11]/([.C$11]+[.$D3])*[.$C3]-[.C$11]/([.C$11]+[.$E3])*(1-[.$C3])" office:value-type="float" office:value="0.963553756539659" calcext:value-type="float">
            <text:p>0.9636</text:p>
          </table:table-cell>
          <table:table-cell table:style-name="ce9" table:formula="of:=1-[.D$11]/([.D$11]+[.$D3])*[.$C3]-[.D$11]/([.D$11]+[.$E3])*(1-[.$C3])" office:value-type="float" office:value="0.932447032088784" calcext:value-type="float">
            <text:p>0.9324</text:p>
          </table:table-cell>
          <table:table-cell table:style-name="ce9" table:formula="of:=1-[.E$11]/([.E$11]+[.$D3])*[.$C3]-[.E$11]/([.E$11]+[.$E3])*(1-[.$C3])" office:value-type="float" office:value="0.882151259585082" calcext:value-type="float">
            <text:p>0.8822</text:p>
          </table:table-cell>
          <table:table-cell table:style-name="ce9" table:formula="of:=1-[.F$11]/([.F$11]+[.$D3])*[.$C3]-[.F$11]/([.F$11]+[.$E3])*(1-[.$C3])" office:value-type="float" office:value="0.812226460760227" calcext:value-type="float">
            <text:p>0.8122</text:p>
          </table:table-cell>
          <table:table-cell table:style-name="ce9" table:formula="of:=1-[.G$11]/([.G$11]+[.$D3])*[.$C3]-[.G$11]/([.G$11]+[.$E3])*(1-[.$C3])" office:value-type="float" office:value="0.732877000673844" calcext:value-type="float">
            <text:p>0.7329</text:p>
          </table:table-cell>
          <table:table-cell table:style-name="ce9" table:formula="of:=1-[.H$11]/([.H$11]+[.$D3])*[.$C3]-[.H$11]/([.H$11]+[.$E3])*(1-[.$C3])" office:value-type="float" office:value="0.660854895160114" calcext:value-type="float">
            <text:p>0.6609</text:p>
          </table:table-cell>
          <table:table-cell table:style-name="ce9" table:formula="of:=1-[.I$11]/([.I$11]+[.$D3])*[.$C3]-[.I$11]/([.I$11]+[.$E3])*(1-[.$C3])" office:value-type="float" office:value="0.606791604581763" calcext:value-type="float">
            <text:p>0.6068</text:p>
          </table:table-cell>
          <table:table-cell table:style-name="ce9" table:formula="of:=1-[.J$11]/([.J$11]+[.$D3])*[.$C3]-[.J$11]/([.J$11]+[.$E3])*(1-[.$C3])" office:value-type="float" office:value="0.569921459493807" calcext:value-type="float">
            <text:p>0.5699</text:p>
          </table:table-cell>
          <table:table-cell table:style-name="ce9" table:formula="of:=1-[.K$11]/([.K$11]+[.$D3])*[.$C3]-[.K$11]/([.K$11]+[.$E3])*(1-[.$C3])" office:value-type="float" office:value="0.542828883923762" calcext:value-type="float">
            <text:p>0.5428</text:p>
          </table:table-cell>
          <table:table-cell table:style-name="ce9" table:formula="of:=1-[.L$11]/([.L$11]+[.$D3])*[.$C3]-[.L$11]/([.L$11]+[.$E3])*(1-[.$C3])" office:value-type="float" office:value="0.516309773502702" calcext:value-type="float">
            <text:p>0.5163</text:p>
          </table:table-cell>
          <table:table-cell table:style-name="ce9" table:formula="of:=1-[.M$11]/([.M$11]+[.$D3])*[.$C3]-[.M$11]/([.M$11]+[.$E3])*(1-[.$C3])" office:value-type="float" office:value="0.480766284055647" calcext:value-type="float">
            <text:p>0.4808</text:p>
          </table:table-cell>
          <table:table-cell table:style-name="ce9" table:formula="of:=1-[.N$11]/([.N$11]+[.$D3])*[.$C3]-[.N$11]/([.N$11]+[.$E3])*(1-[.$C3])" office:value-type="float" office:value="0.427040589900879" calcext:value-type="float">
            <text:p>0.4270</text:p>
          </table:table-cell>
          <table:table-cell table:style-name="ce9" table:formula="of:=1-[.O$11]/([.O$11]+[.$D3])*[.$C3]-[.O$11]/([.O$11]+[.$E3])*(1-[.$C3])" office:value-type="float" office:value="0.350598105127224" calcext:value-type="float">
            <text:p>0.3506</text:p>
          </table:table-cell>
          <table:table-cell table:style-name="ce9" table:formula="of:=1-[.P$11]/([.P$11]+[.$D3])*[.$C3]-[.P$11]/([.P$11]+[.$E3])*(1-[.$C3])" office:value-type="float" office:value="0.258605493198457" calcext:value-type="float">
            <text:p>0.2586</text:p>
          </table:table-cell>
          <table:table-cell table:style-name="ce9" table:formula="of:=1-[.Q$11]/([.Q$11]+[.$D3])*[.$C3]-[.Q$11]/([.Q$11]+[.$E3])*(1-[.$C3])" office:value-type="float" office:value="0.169696999978515" calcext:value-type="float">
            <text:p>0.1697</text:p>
          </table:table-cell>
          <table:table-cell table:style-name="ce9" table:formula="of:=SQRT(SUM([.B17:.Q17])/16)" office:value-type="float" office:value="0.0477578552138035" calcext:value-type="float">
            <text:p>0.0478</text:p>
          </table:table-cell>
          <table:table-cell table:style-name="ce9" table:number-columns-repeated="1006"/>
        </table:table-row>
        <table:table-row table:style-name="ro1">
          <table:table-cell office:value-type="string" calcext:value-type="string">
            <text:p>Optimize</text:p>
          </table:table-cell>
          <table:table-cell table:formula="of:=([.B$13]-[.B14])^2" office:value-type="float" office:value="0.00152652162958962" calcext:value-type="float">
            <text:p>0.0015</text:p>
          </table:table-cell>
          <table:table-cell table:formula="of:=([.C$13]-[.C14])^2" office:value-type="float" office:value="0.00818870072686126" calcext:value-type="float">
            <text:p>0.0082</text:p>
          </table:table-cell>
          <table:table-cell table:formula="of:=([.D$13]-[.D14])^2" office:value-type="float" office:value="0.00539609362069625" calcext:value-type="float">
            <text:p>0.0054</text:p>
          </table:table-cell>
          <table:table-cell table:formula="of:=([.E$13]-[.E14])^2" office:value-type="float" office:value="0.00247107740307566" calcext:value-type="float">
            <text:p>0.0025</text:p>
          </table:table-cell>
          <table:table-cell table:formula="of:=([.F$13]-[.F14])^2" office:value-type="float" office:value="0.00012200290859558" calcext:value-type="float">
            <text:p>0.0001</text:p>
          </table:table-cell>
          <table:table-cell table:formula="of:=([.G$13]-[.G14])^2" office:value-type="float" office:value="0.00353586452603975" calcext:value-type="float">
            <text:p>0.0035</text:p>
          </table:table-cell>
          <table:table-cell table:formula="of:=([.H$13]-[.H14])^2" office:value-type="float" office:value="0.00253966663565538" calcext:value-type="float">
            <text:p>0.0025</text:p>
          </table:table-cell>
          <table:table-cell table:formula="of:=([.I$13]-[.I14])^2" office:value-type="float" office:value="0.00088822606466625" calcext:value-type="float">
            <text:p>0.0009</text:p>
          </table:table-cell>
          <table:table-cell table:formula="of:=([.J$13]-[.J14])^2" office:value-type="float" office:value="0.000439853318089254" calcext:value-type="float">
            <text:p>0.0004</text:p>
          </table:table-cell>
          <table:table-cell table:formula="of:=([.K$13]-[.K14])^2" office:value-type="float" office:value="0.0000747591442647882" calcext:value-type="float">
            <text:p>0.0001</text:p>
          </table:table-cell>
          <table:table-cell table:formula="of:=([.L$13]-[.L14])^2" office:value-type="float" office:value="0.000195506103964797" calcext:value-type="float">
            <text:p>0.0002</text:p>
          </table:table-cell>
          <table:table-cell table:formula="of:=([.M$13]-[.M14])^2" office:value-type="float" office:value="0.00407588473504602" calcext:value-type="float">
            <text:p>0.0041</text:p>
          </table:table-cell>
          <table:table-cell table:formula="of:=([.N$13]-[.N14])^2" office:value-type="float" office:value="0.00337607073886364" calcext:value-type="float">
            <text:p>0.0034</text:p>
          </table:table-cell>
          <table:table-cell table:formula="of:=([.O$13]-[.O14])^2" office:value-type="float" office:value="0.000035996968428158" calcext:value-type="float">
            <text:p>0.0000</text:p>
          </table:table-cell>
          <table:table-cell table:formula="of:=([.P$13]-[.P14])^2" office:value-type="float" office:value="0.00297620516575167" calcext:value-type="float">
            <text:p>0.0030</text:p>
          </table:table-cell>
          <table:table-cell table:formula="of:=([.Q$13]-[.Q14])^2" office:value-type="float" office:value="0.000183740457725358" calcext:value-type="float">
            <text:p>0.0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ipt Optimize</text:p>
          </table:table-cell>
          <table:table-cell table:formula="of:=([.B$13]-[.B15])^2" office:value-type="float" office:value="0.00168737094217005" calcext:value-type="float">
            <text:p>0.0017</text:p>
          </table:table-cell>
          <table:table-cell table:formula="of:=([.C$13]-[.C15])^2" office:value-type="float" office:value="0.00885670100501788" calcext:value-type="float">
            <text:p>0.0089</text:p>
          </table:table-cell>
          <table:table-cell table:formula="of:=([.D$13]-[.D15])^2" office:value-type="float" office:value="0.00630400848854501" calcext:value-type="float">
            <text:p>0.0063</text:p>
          </table:table-cell>
          <table:table-cell table:formula="of:=([.E$13]-[.E15])^2" office:value-type="float" office:value="0.00336022869959113" calcext:value-type="float">
            <text:p>0.0034</text:p>
          </table:table-cell>
          <table:table-cell table:formula="of:=([.F$13]-[.F15])^2" office:value-type="float" office:value="0.00000556417884466847" calcext:value-type="float">
            <text:p>0.0000</text:p>
          </table:table-cell>
          <table:table-cell table:formula="of:=([.G$13]-[.G15])^2" office:value-type="float" office:value="0.00290957543940134" calcext:value-type="float">
            <text:p>0.0029</text:p>
          </table:table-cell>
          <table:table-cell table:formula="of:=([.H$13]-[.H15])^2" office:value-type="float" office:value="0.00257608273768723" calcext:value-type="float">
            <text:p>0.0026</text:p>
          </table:table-cell>
          <table:table-cell table:formula="of:=([.I$13]-[.I15])^2" office:value-type="float" office:value="0.00129839781532892" calcext:value-type="float">
            <text:p>0.0013</text:p>
          </table:table-cell>
          <table:table-cell table:formula="of:=([.J$13]-[.J15])^2" office:value-type="float" office:value="0.000973993631731403" calcext:value-type="float">
            <text:p>0.0010</text:p>
          </table:table-cell>
          <table:table-cell table:formula="of:=([.K$13]-[.K15])^2" office:value-type="float" office:value="0.0000111679542226265" calcext:value-type="float">
            <text:p>0.0000</text:p>
          </table:table-cell>
          <table:table-cell table:formula="of:=([.L$13]-[.L15])^2" office:value-type="float" office:value="0.00000560492980552341" calcext:value-type="float">
            <text:p>0.0000</text:p>
          </table:table-cell>
          <table:table-cell table:formula="of:=([.M$13]-[.M15])^2" office:value-type="float" office:value="0.00298836329105559" calcext:value-type="float">
            <text:p>0.0030</text:p>
          </table:table-cell>
          <table:table-cell table:formula="of:=([.N$13]-[.N15])^2" office:value-type="float" office:value="0.00283257168971877" calcext:value-type="float">
            <text:p>0.0028</text:p>
          </table:table-cell>
          <table:table-cell table:formula="of:=([.O$13]-[.O15])^2" office:value-type="float" office:value="0.0000341669008823382" calcext:value-type="float">
            <text:p>0.0000</text:p>
          </table:table-cell>
          <table:table-cell table:formula="of:=([.P$13]-[.P15])^2" office:value-type="float" office:value="0.0025730441879342" calcext:value-type="float">
            <text:p>0.0026</text:p>
          </table:table-cell>
          <table:table-cell table:formula="of:=([.Q$13]-[.Q15])^2" office:value-type="float" office:value="0.0000761618620252164" calcext:value-type="float">
            <text:p>0.00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Dev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B6]" office:value-type="float" office:value="0.0195188248132322" calcext:value-type="float">
            <text:p>0.0195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C6]" office:value-type="float" office:value="0.0334157323177224" calcext:value-type="float">
            <text:p>0.0334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D6]" office:value-type="float" office:value="0.021672721687595" calcext:value-type="float">
            <text:p>0.0217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E6]" office:value-type="float" office:value="0.0110235858801105" calcext:value-type="float">
            <text:p>0.0110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F6]" office:value-type="float" office:value="0.0450780426156258" calcext:value-type="float">
            <text:p>0.0451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G6]" office:value-type="float" office:value="0.0126185046540188" calcext:value-type="float">
            <text:p>0.0126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H6]" office:value-type="float" office:value="0.0382288844900128" calcext:value-type="float">
            <text:p>0.0382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I6]" office:value-type="float" office:value="0.0358120365873502" calcext:value-type="float">
            <text:p>0.0358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J6]" office:value-type="float" office:value="0.0405285485092765" calcext:value-type="float">
            <text:p>0.0405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K6]" office:value-type="float" office:value="0.0212159343166096" calcext:value-type="float">
            <text:p>0.0212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L6]" office:value-type="float" office:value="0.0370758535568833" calcext:value-type="float">
            <text:p>0.0371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M6]" office:value-type="float" office:value="0.0306261689176436" calcext:value-type="float">
            <text:p>0.0306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N6]" office:value-type="float" office:value="0.0245426356652143" calcext:value-type="float">
            <text:p>0.0245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O6]" office:value-type="float" office:value="0.0287693707525509" calcext:value-type="float">
            <text:p>0.0288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P6]" office:value-type="float" office:value="0.0212629781034238" calcext:value-type="float">
            <text:p>0.0213</text:p>
          </table:table-cell>
          <table:table-cell table:formula="of:=['file:///home/alex/Dropbox/School%20Work/1-%20Research/Dropbox/School%20Work/1-%20Research/GDSC1_M.P.NA_Sorting/sun''s%20excl%20docs/BMS-754807%20Monophasic%20and%20Biphasic%20Analysis%2020180223%20(2).xlsx'#$'Combination Data'.Q6]" office:value-type="float" office:value="0.00663449130002886" calcext:value-type="float">
            <text:p>0.0066</text:p>
          </table:table-cell>
          <table:table-cell table:number-columns-repeated="1007"/>
        </table:table-row>
        <table:table-row table:style-name="ro1">
          <table:table-cell table:number-columns-repeated="9"/>
          <table:table-cell>
            <draw:frame table:end-cell-address="'BMS Analysis'.Q34" table:end-x="59.53pt" table:end-y="3.91pt" draw:z-index="1" draw:name="Chart 1" draw:style-name="gr2" draw:text-style-name="P2" svg:width="504.68pt" svg:height="185.24pt" svg:x="2.86pt" svg:y="10.66pt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G6-6-1" table:style-name="ta1">
        <table:shapes>
          <draw:frame draw:z-index="1" draw:style-name="gr1" draw:text-style-name="P1" svg:width="453.51pt" svg:height="255.09pt" svg:x="0pt" svg:y="246.87pt">
            <draw:object draw:notify-on-update-of-ranges="'HG6-6-1'.A12:'HG6-6-1'.A12 'HG6-6-1'.B12:'HG6-6-1'.Q12 'HG6-6-1'.A13:'HG6-6-1'.A13 'HG6-6-1'.B13:'HG6-6-1'.Q13 'HG6-6-1'.A12:'HG6-6-1'.A12 'HG6-6-1'.B12:'HG6-6-1'.Q12 'HG6-6-1'.A14:'HG6-6-1'.A14 'HG6-6-1'.B14:'HG6-6-1'.Q14 'HG6-6-1'.A12:'HG6-6-1'.A12 'HG6-6-1'.B12:'HG6-6-1'.Q12 'HG6-6-1'.A15:'HG6-6-1'.A15 'HG6-6-1'.B15:'HG6-6-1'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7" table:default-cell-style-name="ce13"/>
        <table:table-column table:style-name="co6" table:number-columns-repeated="1019" table:default-cell-style-name="ce13"/>
        <table:table-row table:style-name="ro1">
          <table:table-cell table:style-name="ce11" office:value-type="string" calcext:value-type="string">
            <text:p>ActiveName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Kd1</text:p>
          </table:table-cell>
          <table:table-cell table:style-name="ce11" office:value-type="string" calcext:value-type="string">
            <text:p>Kd2</text:p>
          </table:table-cell>
          <table:table-cell table:style-name="ce11" office:value-type="string" calcext:value-type="string">
            <text:p>RMSE</text:p>
          </table:table-cell>
          <table:table-cell table:style-name="ce11" office:value-type="string" calcext:value-type="string">
            <text:p>IC50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HG6-64-1</text:p>
          </table:table-cell>
          <table:table-cell table:style-name="ce12" office:value-type="string" calcext:value-type="string">
            <text:p>Sun</text:p>
          </table:table-cell>
          <table:table-cell table:style-name="ce12" office:value-type="float" office:value="0.499110295351986" calcext:value-type="float">
            <text:p>0.4991</text:p>
          </table:table-cell>
          <table:table-cell table:style-name="ce12" office:value-type="float" office:value="0.0143923107397486" calcext:value-type="float">
            <text:p>0.0144</text:p>
          </table:table-cell>
          <table:table-cell table:style-name="ce12" office:value-type="float" office:value="1107368.13272127" calcext:value-type="float">
            <text:p>1107368.1327</text:p>
          </table:table-cell>
          <table:table-cell table:style-name="ce12" office:value-type="float" office:value="2.24364817205794" calcext:value-type="float">
            <text:p>2.2436</text:p>
          </table:table-cell>
          <table:table-cell table:style-name="ce12" table:formula="of:=0.5*(2*[.C2]*[.D2] - [.D2] - 2*[.C2]*[.E2] + [.E2] + SQRT((-2*[.C2]*[.D2] + [.D2] + 2*[.C2]*[.E2]- [.E2])^2 + 4*[.D2]*[.E2]))" office:value-type="float" office:value="1978.51644548466" calcext:value-type="float">
            <text:p>1978.5164</text:p>
          </table:table-cell>
          <table:table-cell table:number-columns-repeated="4"/>
          <table:table-cell table:style-name="ce15" office:value-type="string" calcext:value-type="string">
            <text:p>1-Q7/(Q7+$A$3)*$B$3-Q7/(Q7+$C$3)*(1-$B$3)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G6-64-1</text:p>
          </table:table-cell>
          <table:table-cell table:style-name="ce12" office:value-type="string" calcext:value-type="string">
            <text:p>Script</text:p>
          </table:table-cell>
          <table:table-cell table:style-name="ce12" office:value-type="float" office:value="0.487787450206803" calcext:value-type="float">
            <text:p>0.4878</text:p>
          </table:table-cell>
          <table:table-cell table:style-name="ce12" office:value-type="float" office:value="42.18" calcext:value-type="float">
            <text:p>42.1800</text:p>
          </table:table-cell>
          <table:table-cell table:style-name="ce12" office:value-type="float" office:value="0.01649" calcext:value-type="float">
            <text:p>0.0165</text:p>
          </table:table-cell>
          <table:table-cell table:style-name="ce12" office:value-type="float" office:value="0.0614283113942195" calcext:value-type="float">
            <text:p>0.0614</text:p>
          </table:table-cell>
          <table:table-cell table:style-name="ce12" office:value-type="float" office:value="0.465226477240057" calcext:value-type="float">
            <text:p>0.4652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11" table:formula="of:=([.C3]-[.C2])/[.C2]*100" office:value-type="float" office:value="-2.26860580729913" calcext:value-type="float">
            <text:p>-2.2686</text:p>
          </table:table-cell>
          <table:table-cell table:style-name="ce11" table:formula="of:=([.D3]-[.D2])/[.D2]*100" office:value-type="float" office:value="292973.160819878" calcext:value-type="float">
            <text:p>292973.1608</text:p>
          </table:table-cell>
          <table:table-cell table:style-name="ce11" table:formula="of:=([.E3]-[.E2])/[.E2]*100" office:value-type="float" office:value="-99.9999985108837" calcext:value-type="float">
            <text:p>-100.0000</text:p>
          </table:table-cell>
          <table:table-cell table:style-name="ce11" table:formula="of:=([.F3]-[.F2])/[.F2]*100" office:value-type="float" office:value="-97.2621237073068" calcext:value-type="float">
            <text:p>-97.2621</text:p>
          </table:table-cell>
          <table:table-cell table:style-name="ce11" table:formula="of:=([.G3]-[.G2])/[.G2]*100" office:value-type="float" office:value="-99.9764860950081" calcext:value-type="float">
            <text:p>-99.97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d1=</text:p>
          </table:table-cell>
          <table:table-cell office:value-type="string" calcext:value-type="string">
            <text:p>Component 1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Component 2</text:p>
          </table:table-cell>
          <table:table-cell table:number-columns-repeated="1020"/>
        </table:table-row>
        <table:table-row table:style-name="ro1">
          <table:table-cell office:value-type="float" office:value="0.0143923107397486" calcext:value-type="float">
            <text:p>0.0144</text:p>
          </table:table-cell>
          <table:table-cell office:value-type="float" office:value="0.499110295351986" calcext:value-type="float">
            <text:p>0.4991</text:p>
          </table:table-cell>
          <table:table-cell office:value-type="float" office:value="1107368.13272127" calcext:value-type="float">
            <text:p>1107368.1327</text:p>
          </table:table-cell>
          <table:table-cell office:value-type="float" office:value="0" calcext:value-type="float">
            <text:p>0.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1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Kd2=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formula="of:=[.B7]" office:value-type="float" office:value="0.499110295351986" calcext:value-type="float">
            <text:p>0.4991</text:p>
          </table:table-cell>
          <table:table-cell table:formula="of:=[.A7]" office:value-type="float" office:value="0.0143923107397486" calcext:value-type="float">
            <text:p>0.0144</text:p>
          </table:table-cell>
          <table:table-cell table:formula="of:=1-[.A10]" office:value-type="float" office:value="0.500889704648014" calcext:value-type="float">
            <text:p>0.5009</text:p>
          </table:table-cell>
          <table:table-cell table:formula="of:=[.C7]" office:value-type="float" office:value="1107368.13272127" calcext:value-type="float">
            <text:p>1107368.1327</text:p>
          </table:table-cell>
          <table:table-cell table:formula="of:=1-[.A10]-[.C10]" office:value-type="float" office:value="0" calcext:value-type="float">
            <text:p>0.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 (uM)</text:p>
          </table:table-cell>
          <table:table-cell table:formula="of:=[.C11]/2" office:value-type="float" office:value="0.0006103515625" calcext:value-type="float">
            <text:p>0.0006</text:p>
          </table:table-cell>
          <table:table-cell table:formula="of:=[.D11]/2" office:value-type="float" office:value="0.001220703125" calcext:value-type="float">
            <text:p>0.0012</text:p>
          </table:table-cell>
          <table:table-cell table:formula="of:=[.E11]/2" office:value-type="float" office:value="0.00244140625" calcext:value-type="float">
            <text:p>0.0024</text:p>
          </table:table-cell>
          <table:table-cell table:formula="of:=[.F11]/2" office:value-type="float" office:value="0.0048828125" calcext:value-type="float">
            <text:p>0.0049</text:p>
          </table:table-cell>
          <table:table-cell table:formula="of:=[.G11]/2" office:value-type="float" office:value="0.009765625" calcext:value-type="float">
            <text:p>0.0098</text:p>
          </table:table-cell>
          <table:table-cell table:formula="of:=[.H11]/2" office:value-type="float" office:value="0.01953125" calcext:value-type="float">
            <text:p>0.0195</text:p>
          </table:table-cell>
          <table:table-cell table:formula="of:=[.I11]/2" office:value-type="float" office:value="0.0390625" calcext:value-type="float">
            <text:p>0.0391</text:p>
          </table:table-cell>
          <table:table-cell table:formula="of:=[.J11]/2" office:value-type="float" office:value="0.078125" calcext:value-type="float">
            <text:p>0.0781</text:p>
          </table:table-cell>
          <table:table-cell table:formula="of:=[.K11]/2" office:value-type="float" office:value="0.15625" calcext:value-type="float">
            <text:p>0.1563</text:p>
          </table:table-cell>
          <table:table-cell table:formula="of:=[.L11]/2" office:value-type="float" office:value="0.3125" calcext:value-type="float">
            <text:p>0.3125</text:p>
          </table:table-cell>
          <table:table-cell table:formula="of:=[.M11]/2" office:value-type="float" office:value="0.625" calcext:value-type="float">
            <text:p>0.6250</text:p>
          </table:table-cell>
          <table:table-cell table:formula="of:=[.N11]/2" office:value-type="float" office:value="1.25" calcext:value-type="float">
            <text:p>1.2500</text:p>
          </table:table-cell>
          <table:table-cell table:formula="of:=[.O11]/2" office:value-type="float" office:value="2.5" calcext:value-type="float">
            <text:p>2.5000</text:p>
          </table:table-cell>
          <table:table-cell table:formula="of:=[.P11]/2" office:value-type="float" office:value="5" calcext:value-type="float">
            <text:p>5.0000</text:p>
          </table:table-cell>
          <table:table-cell table:formula="of:=[.Q11]/2" office:value-type="float" office:value="10" calcext:value-type="float">
            <text:p>10.0000</text:p>
          </table:table-cell>
          <table:table-cell office:value-type="float" office:value="20" calcext:value-type="float">
            <text:p>2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g Conc</text:p>
          </table:table-cell>
          <table:table-cell table:formula="of:=LOG([.B11])" office:value-type="float" office:value="-3.21441993929574" calcext:value-type="float">
            <text:p>-3.2144</text:p>
          </table:table-cell>
          <table:table-cell table:formula="of:=LOG([.C11])" office:value-type="float" office:value="-2.91338994363176" calcext:value-type="float">
            <text:p>-2.9134</text:p>
          </table:table-cell>
          <table:table-cell table:formula="of:=LOG([.D11])" office:value-type="float" office:value="-2.61235994796777" calcext:value-type="float">
            <text:p>-2.6124</text:p>
          </table:table-cell>
          <table:table-cell table:formula="of:=LOG([.E11])" office:value-type="float" office:value="-2.31132995230379" calcext:value-type="float">
            <text:p>-2.3113</text:p>
          </table:table-cell>
          <table:table-cell table:formula="of:=LOG([.F11])" office:value-type="float" office:value="-2.01029995663981" calcext:value-type="float">
            <text:p>-2.0103</text:p>
          </table:table-cell>
          <table:table-cell table:formula="of:=LOG([.G11])" office:value-type="float" office:value="-1.70926996097583" calcext:value-type="float">
            <text:p>-1.7093</text:p>
          </table:table-cell>
          <table:table-cell table:formula="of:=LOG([.H11])" office:value-type="float" office:value="-1.40823996531185" calcext:value-type="float">
            <text:p>-1.4082</text:p>
          </table:table-cell>
          <table:table-cell table:formula="of:=LOG([.I11])" office:value-type="float" office:value="-1.10720996964787" calcext:value-type="float">
            <text:p>-1.1072</text:p>
          </table:table-cell>
          <table:table-cell table:formula="of:=LOG([.J11])" office:value-type="float" office:value="-0.806179973983887" calcext:value-type="float">
            <text:p>-0.8062</text:p>
          </table:table-cell>
          <table:table-cell table:formula="of:=LOG([.K11])" office:value-type="float" office:value="-0.505149978319906" calcext:value-type="float">
            <text:p>-0.5051</text:p>
          </table:table-cell>
          <table:table-cell table:formula="of:=LOG([.L11])" office:value-type="float" office:value="-0.204119982655925" calcext:value-type="float">
            <text:p>-0.2041</text:p>
          </table:table-cell>
          <table:table-cell table:formula="of:=LOG([.M11])" office:value-type="float" office:value="0.0969100130080564" calcext:value-type="float">
            <text:p>0.0969</text:p>
          </table:table-cell>
          <table:table-cell table:formula="of:=LOG([.N11])" office:value-type="float" office:value="0.397940008672038" calcext:value-type="float">
            <text:p>0.3979</text:p>
          </table:table-cell>
          <table:table-cell table:formula="of:=LOG([.O11])" office:value-type="float" office:value="0.698970004336019" calcext:value-type="float">
            <text:p>0.6990</text:p>
          </table:table-cell>
          <table:table-cell table:formula="of:=LOG([.P11])" office:value-type="float" office:value="1" calcext:value-type="float">
            <text:p>1.0000</text:p>
          </table:table-cell>
          <table:table-cell table:formula="of:=LOG([.Q11])" office:value-type="float" office:value="1.30102999566398" calcext:value-type="float">
            <text:p>1.301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Actual data</text:p>
          </table:table-cell>
          <table:table-cell table:style-name="ce14" office:value-type="float" office:value="0.976777305616171" calcext:value-type="float">
            <text:p>0.9768</text:p>
          </table:table-cell>
          <table:table-cell table:style-name="ce14" office:value-type="float" office:value="0.96869185712645" calcext:value-type="float">
            <text:p>0.9687</text:p>
          </table:table-cell>
          <table:table-cell table:style-name="ce14" office:value-type="float" office:value="0.932215458826232" calcext:value-type="float">
            <text:p>0.9322</text:p>
          </table:table-cell>
          <table:table-cell table:style-name="ce14" office:value-type="float" office:value="0.846675089008844" calcext:value-type="float">
            <text:p>0.8467</text:p>
          </table:table-cell>
          <table:table-cell table:style-name="ce14" office:value-type="float" office:value="0.761777879866774" calcext:value-type="float">
            <text:p>0.7618</text:p>
          </table:table-cell>
          <table:table-cell table:style-name="ce14" office:value-type="float" office:value="0.702607097737453" calcext:value-type="float">
            <text:p>0.7026</text:p>
          </table:table-cell>
          <table:table-cell table:style-name="ce14" office:value-type="float" office:value="0.67274606638337" calcext:value-type="float">
            <text:p>0.6727</text:p>
          </table:table-cell>
          <table:table-cell table:style-name="ce14" office:value-type="float" office:value="0.643711955897554" calcext:value-type="float">
            <text:p>0.6437</text:p>
          </table:table-cell>
          <table:table-cell table:style-name="ce14" office:value-type="float" office:value="0.558217526128403" calcext:value-type="float">
            <text:p>0.5582</text:p>
          </table:table-cell>
          <table:table-cell table:style-name="ce14" office:value-type="float" office:value="0.496336281153095" calcext:value-type="float">
            <text:p>0.4963</text:p>
          </table:table-cell>
          <table:table-cell table:style-name="ce14" office:value-type="float" office:value="0.498817043757896" calcext:value-type="float">
            <text:p>0.4988</text:p>
          </table:table-cell>
          <table:table-cell table:style-name="ce14" office:value-type="float" office:value="0.484851269093833" calcext:value-type="float">
            <text:p>0.4849</text:p>
          </table:table-cell>
          <table:table-cell table:style-name="ce14" office:value-type="float" office:value="0.467623751004939" calcext:value-type="float">
            <text:p>0.4676</text:p>
          </table:table-cell>
          <table:table-cell table:style-name="ce14" office:value-type="float" office:value="0.517882163776272" calcext:value-type="float">
            <text:p>0.5179</text:p>
          </table:table-cell>
          <table:table-cell table:style-name="ce14" office:value-type="float" office:value="0.503181348340416" calcext:value-type="float">
            <text:p>0.5032</text:p>
          </table:table-cell>
          <table:table-cell table:style-name="ce14" office:value-type="float" office:value="0.509704835190077" calcext:value-type="float">
            <text:p>0.5097</text:p>
          </table:table-cell>
          <table:table-cell table:style-name="ce14" office:value-type="string" calcext:value-type="string">
            <text:p>RMSE</text:p>
          </table:table-cell>
          <table:table-cell table:style-name="ce14" table:number-columns-repeated="1006"/>
        </table:table-row>
        <table:table-row table:style-name="ro1">
          <table:table-cell table:style-name="ce14" office:value-type="string" calcext:value-type="string">
            <text:p>BP Calculate</text:p>
          </table:table-cell>
          <table:table-cell table:style-name="ce14" table:formula="of:=1-[.B$11]/([.B$11]+[.$D2])*[.$C2]-[.B$11]/([.B$11]+[.$E2])*(1-[.$C2])" office:value-type="float" office:value="0.979694753728866" calcext:value-type="float">
            <text:p>0.9797</text:p>
          </table:table-cell>
          <table:table-cell table:style-name="ce14" table:formula="of:=1-[.C$11]/([.C$11]+[.$D2])*[.$C2]-[.C$11]/([.C$11]+[.$E2])*(1-[.$C2])" office:value-type="float" office:value="0.960977072642442" calcext:value-type="float">
            <text:p>0.9610</text:p>
          </table:table-cell>
          <table:table-cell table:style-name="ce14" table:formula="of:=1-[.D$11]/([.D$11]+[.$D2])*[.$C2]-[.D$11]/([.D$11]+[.$E2])*(1-[.$C2])" office:value-type="float" office:value="0.927613668814597" calcext:value-type="float">
            <text:p>0.9276</text:p>
          </table:table-cell>
          <table:table-cell table:style-name="ce14" table:formula="of:=1-[.E$11]/([.E$11]+[.$D2])*[.$C2]-[.E$11]/([.E$11]+[.$E2])*(1-[.$C2])" office:value-type="float" office:value="0.873564386526512" calcext:value-type="float">
            <text:p>0.8736</text:p>
          </table:table-cell>
          <table:table-cell table:style-name="ce14" table:formula="of:=1-[.F$11]/([.F$11]+[.$D2])*[.$C2]-[.F$11]/([.F$11]+[.$E2])*(1-[.$C2])" office:value-type="float" office:value="0.798239214754669" calcext:value-type="float">
            <text:p>0.7982</text:p>
          </table:table-cell>
          <table:table-cell table:style-name="ce14" table:formula="of:=1-[.G$11]/([.G$11]+[.$D2])*[.$C2]-[.G$11]/([.G$11]+[.$E2])*(1-[.$C2])" office:value-type="float" office:value="0.712640771097836" calcext:value-type="float">
            <text:p>0.7126</text:p>
          </table:table-cell>
          <table:table-cell table:style-name="ce14" table:formula="of:=1-[.H$11]/([.H$11]+[.$D2])*[.$C2]-[.H$11]/([.H$11]+[.$E2])*(1-[.$C2])" office:value-type="float" office:value="0.635271426708495" calcext:value-type="float">
            <text:p>0.6353</text:p>
          </table:table-cell>
          <table:table-cell table:style-name="ce14" table:formula="of:=1-[.I$11]/([.I$11]+[.$D2])*[.$C2]-[.I$11]/([.I$11]+[.$E2])*(1-[.$C2])" office:value-type="float" office:value="0.578532981752746" calcext:value-type="float">
            <text:p>0.5785</text:p>
          </table:table-cell>
          <table:table-cell table:style-name="ce14" table:formula="of:=1-[.J$11]/([.J$11]+[.$D2])*[.$C2]-[.J$11]/([.J$11]+[.$E2])*(1-[.$C2])" office:value-type="float" office:value="0.542985585632691" calcext:value-type="float">
            <text:p>0.5430</text:p>
          </table:table-cell>
          <table:table-cell table:style-name="ce14" table:formula="of:=1-[.K$11]/([.K$11]+[.$D2])*[.$C2]-[.K$11]/([.K$11]+[.$E2])*(1-[.$C2])" office:value-type="float" office:value="0.52286423271564" calcext:value-type="float">
            <text:p>0.5229</text:p>
          </table:table-cell>
          <table:table-cell table:style-name="ce14" table:formula="of:=1-[.L$11]/([.L$11]+[.$D2])*[.$C2]-[.L$11]/([.L$11]+[.$E2])*(1-[.$C2])" office:value-type="float" office:value="0.512124074510723" calcext:value-type="float">
            <text:p>0.5121</text:p>
          </table:table-cell>
          <table:table-cell table:style-name="ce14" table:formula="of:=1-[.M$11]/([.M$11]+[.$D2])*[.$C2]-[.M$11]/([.M$11]+[.$E2])*(1-[.$C2])" office:value-type="float" office:value="0.506570406364904" calcext:value-type="float">
            <text:p>0.5066</text:p>
          </table:table-cell>
          <table:table-cell table:style-name="ce14" table:formula="of:=1-[.N$11]/([.N$11]+[.$D2])*[.$C2]-[.N$11]/([.N$11]+[.$E2])*(1-[.$C2])" office:value-type="float" office:value="0.503745467106773" calcext:value-type="float">
            <text:p>0.5037</text:p>
          </table:table-cell>
          <table:table-cell table:style-name="ce14" table:formula="of:=1-[.O$11]/([.O$11]+[.$D2])*[.$C2]-[.O$11]/([.O$11]+[.$E2])*(1-[.$C2])" office:value-type="float" office:value="0.502319989597641" calcext:value-type="float">
            <text:p>0.5023</text:p>
          </table:table-cell>
          <table:table-cell table:style-name="ce14" table:formula="of:=1-[.P$11]/([.P$11]+[.$D2])*[.$C2]-[.P$11]/([.P$11]+[.$E2])*(1-[.$C2])" office:value-type="float" office:value="0.501602484126254" calcext:value-type="float">
            <text:p>0.5016</text:p>
          </table:table-cell>
          <table:table-cell table:style-name="ce14" table:formula="of:=1-[.Q$11]/([.Q$11]+[.$D2])*[.$C2]-[.Q$11]/([.Q$11]+[.$E2])*(1-[.$C2])" office:value-type="float" office:value="0.501239567568517" calcext:value-type="float">
            <text:p>0.5012</text:p>
          </table:table-cell>
          <table:table-cell table:style-name="ce14" table:formula="of:=SQRT(SUM([.B16:.Q16])/16)" office:value-type="float" office:value="0.026339901351984" calcext:value-type="float">
            <text:p>0.0263</text:p>
          </table:table-cell>
          <table:table-cell table:style-name="ce14" table:number-columns-repeated="1006"/>
        </table:table-row>
        <table:table-row table:style-name="ro1">
          <table:table-cell table:style-name="ce14" office:value-type="string" calcext:value-type="string">
            <text:p>Script BP</text:p>
          </table:table-cell>
          <table:table-cell table:style-name="ce14" table:formula="of:=1-[.B$11]/([.B$11]+[.$D3])*[.$C3]-[.B$11]/([.B$11]+[.$E3])*(1-[.$C3])" office:value-type="float" office:value="0.981710877245394" calcext:value-type="float">
            <text:p>0.9817</text:p>
          </table:table-cell>
          <table:table-cell table:style-name="ce14" table:formula="of:=1-[.C$11]/([.C$11]+[.$D3])*[.$C3]-[.C$11]/([.C$11]+[.$E3])*(1-[.$C3])" office:value-type="float" office:value="0.964681838673598" calcext:value-type="float">
            <text:p>0.9647</text:p>
          </table:table-cell>
          <table:table-cell table:style-name="ce14" table:formula="of:=1-[.D$11]/([.D$11]+[.$D3])*[.$C3]-[.D$11]/([.D$11]+[.$E3])*(1-[.$C3])" office:value-type="float" office:value="0.933916510372632" calcext:value-type="float">
            <text:p>0.9339</text:p>
          </table:table-cell>
          <table:table-cell table:style-name="ce14" table:formula="of:=1-[.E$11]/([.E$11]+[.$D3])*[.$C3]-[.E$11]/([.E$11]+[.$E3])*(1-[.$C3])" office:value-type="float" office:value="0.882923945644675" calcext:value-type="float">
            <text:p>0.8829</text:p>
          </table:table-cell>
          <table:table-cell table:style-name="ce14" table:formula="of:=1-[.F$11]/([.F$11]+[.$D3])*[.$C3]-[.F$11]/([.F$11]+[.$E3])*(1-[.$C3])" office:value-type="float" office:value="0.809372652764728" calcext:value-type="float">
            <text:p>0.8094</text:p>
          </table:table-cell>
          <table:table-cell table:style-name="ce14" table:formula="of:=1-[.G$11]/([.G$11]+[.$D3])*[.$C3]-[.G$11]/([.G$11]+[.$E3])*(1-[.$C3])" office:value-type="float" office:value="0.722045080789341" calcext:value-type="float">
            <text:p>0.7220</text:p>
          </table:table-cell>
          <table:table-cell table:style-name="ce14" table:formula="of:=1-[.H$11]/([.H$11]+[.$D3])*[.$C3]-[.H$11]/([.H$11]+[.$E3])*(1-[.$C3])" office:value-type="float" office:value="0.639379424223232" calcext:value-type="float">
            <text:p>0.6394</text:p>
          </table:table-cell>
          <table:table-cell table:style-name="ce14" table:formula="of:=1-[.I$11]/([.I$11]+[.$D3])*[.$C3]-[.I$11]/([.I$11]+[.$E3])*(1-[.$C3])" office:value-type="float" office:value="0.576156747887736" calcext:value-type="float">
            <text:p>0.5762</text:p>
          </table:table-cell>
          <table:table-cell table:style-name="ce14" table:formula="of:=1-[.J$11]/([.J$11]+[.$D3])*[.$C3]-[.J$11]/([.J$11]+[.$E3])*(1-[.$C3])" office:value-type="float" office:value="0.534883698119129" calcext:value-type="float">
            <text:p>0.5349</text:p>
          </table:table-cell>
          <table:table-cell table:style-name="ce14" table:formula="of:=1-[.K$11]/([.K$11]+[.$D3])*[.$C3]-[.K$11]/([.K$11]+[.$E3])*(1-[.$C3])" office:value-type="float" office:value="0.509873827651709" calcext:value-type="float">
            <text:p>0.5099</text:p>
          </table:table-cell>
          <table:table-cell table:style-name="ce14" table:formula="of:=1-[.L$11]/([.L$11]+[.$D3])*[.$C3]-[.L$11]/([.L$11]+[.$E3])*(1-[.$C3])" office:value-type="float" office:value="0.493832040311613" calcext:value-type="float">
            <text:p>0.4938</text:p>
          </table:table-cell>
          <table:table-cell table:style-name="ce14" table:formula="of:=1-[.M$11]/([.M$11]+[.$D3])*[.$C3]-[.M$11]/([.M$11]+[.$E3])*(1-[.$C3])" office:value-type="float" office:value="0.480417106007933" calcext:value-type="float">
            <text:p>0.4804</text:p>
          </table:table-cell>
          <table:table-cell table:style-name="ce14" table:formula="of:=1-[.N$11]/([.N$11]+[.$D3])*[.$C3]-[.N$11]/([.N$11]+[.$E3])*(1-[.$C3])" office:value-type="float" office:value="0.463850476159633" calcext:value-type="float">
            <text:p>0.4639</text:p>
          </table:table-cell>
          <table:table-cell table:style-name="ce14" table:formula="of:=1-[.O$11]/([.O$11]+[.$D3])*[.$C3]-[.O$11]/([.O$11]+[.$E3])*(1-[.$C3])" office:value-type="float" office:value="0.437776870521737" calcext:value-type="float">
            <text:p>0.4378</text:p>
          </table:table-cell>
          <table:table-cell table:style-name="ce14" table:formula="of:=1-[.P$11]/([.P$11]+[.$D3])*[.$C3]-[.P$11]/([.P$11]+[.$E3])*(1-[.$C3])" office:value-type="float" office:value="0.395149009759507" calcext:value-type="float">
            <text:p>0.3951</text:p>
          </table:table-cell>
          <table:table-cell table:style-name="ce14" table:formula="of:=1-[.Q$11]/([.Q$11]+[.$D3])*[.$C3]-[.Q$11]/([.Q$11]+[.$E3])*(1-[.$C3])" office:value-type="float" office:value="0.331314133598312" calcext:value-type="float">
            <text:p>0.3313</text:p>
          </table:table-cell>
          <table:table-cell table:style-name="ce14" table:formula="of:=SQRT(SUM([.B17:.Q17])/16)" office:value-type="float" office:value="0.0614283113942193" calcext:value-type="float">
            <text:p>0.0614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Optimize</text:p>
          </table:table-cell>
          <table:table-cell table:formula="of:=([.B$13]-[.B14])^2" office:value-type="float" office:value="0.00000851150349026897" calcext:value-type="float">
            <text:p>0.0000</text:p>
          </table:table-cell>
          <table:table-cell table:formula="of:=([.C$13]-[.C14])^2" office:value-type="float" office:value="0.0000595178996346885" calcext:value-type="float">
            <text:p>0.0001</text:p>
          </table:table-cell>
          <table:table-cell table:formula="of:=([.D$13]-[.D14])^2" office:value-type="float" office:value="0.0000211764713111844" calcext:value-type="float">
            <text:p>0.0000</text:p>
          </table:table-cell>
          <table:table-cell table:formula="of:=([.E$13]-[.E14])^2" office:value-type="float" office:value="0.00072303432099366" calcext:value-type="float">
            <text:p>0.0007</text:p>
          </table:table-cell>
          <table:table-cell table:formula="of:=([.F$13]-[.F14])^2" office:value-type="float" office:value="0.00132942894180722" calcext:value-type="float">
            <text:p>0.0013</text:p>
          </table:table-cell>
          <table:table-cell table:formula="of:=([.G$13]-[.G14])^2" office:value-type="float" office:value="0.000100674601102857" calcext:value-type="float">
            <text:p>0.0001</text:p>
          </table:table-cell>
          <table:table-cell table:formula="of:=([.H$13]-[.H14])^2" office:value-type="float" office:value="0.00140434861876172" calcext:value-type="float">
            <text:p>0.0014</text:p>
          </table:table-cell>
          <table:table-cell table:formula="of:=([.I$13]-[.I14])^2" office:value-type="float" office:value="0.00424829867056946" calcext:value-type="float">
            <text:p>0.0042</text:p>
          </table:table-cell>
          <table:table-cell table:formula="of:=([.J$13]-[.J14])^2" office:value-type="float" office:value="0.00023201201126491" calcext:value-type="float">
            <text:p>0.0002</text:p>
          </table:table-cell>
          <table:table-cell table:formula="of:=([.K$13]-[.K14])^2" office:value-type="float" office:value="0.00070373221410471" calcext:value-type="float">
            <text:p>0.0007</text:p>
          </table:table-cell>
          <table:table-cell table:formula="of:=([.L$13]-[.L14])^2" office:value-type="float" office:value="0.000177077067456687" calcext:value-type="float">
            <text:p>0.0002</text:p>
          </table:table-cell>
          <table:table-cell table:formula="of:=([.M$13]-[.M14])^2" office:value-type="float" office:value="0.000471720923799637" calcext:value-type="float">
            <text:p>0.0005</text:p>
          </table:table-cell>
          <table:table-cell table:formula="of:=([.N$13]-[.N14])^2" office:value-type="float" office:value="0.00130477837414155" calcext:value-type="float">
            <text:p>0.0013</text:p>
          </table:table-cell>
          <table:table-cell table:formula="of:=([.O$13]-[.O14])^2" office:value-type="float" office:value="0.000242181265166054" calcext:value-type="float">
            <text:p>0.0002</text:p>
          </table:table-cell>
          <table:table-cell table:formula="of:=([.P$13]-[.P14])^2" office:value-type="float" office:value="0.00000249281220676132" calcext:value-type="float">
            <text:p>0.0000</text:p>
          </table:table-cell>
          <table:table-cell table:formula="of:=([.Q$13]-[.Q14])^2" office:value-type="float" office:value="0.0000716607559046297" calcext:value-type="float">
            <text:p>0.00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ript Optimize</text:p>
          </table:table-cell>
          <table:table-cell table:formula="of:=([.B$13]-[.B15])^2" office:value-type="float" office:value="0.0000243401290206766" calcext:value-type="float">
            <text:p>0.0000</text:p>
          </table:table-cell>
          <table:table-cell table:formula="of:=([.C$13]-[.C15])^2" office:value-type="float" office:value="0.0000160802479922125" calcext:value-type="float">
            <text:p>0.0000</text:p>
          </table:table-cell>
          <table:table-cell table:formula="of:=([.D$13]-[.D15])^2" office:value-type="float" office:value="0.00000289357636351093" calcext:value-type="float">
            <text:p>0.0000</text:p>
          </table:table-cell>
          <table:table-cell table:formula="of:=([.E$13]-[.E15])^2" office:value-type="float" office:value="0.00131397960740508" calcext:value-type="float">
            <text:p>0.0013</text:p>
          </table:table-cell>
          <table:table-cell table:formula="of:=([.F$13]-[.F15])^2" office:value-type="float" office:value="0.00226526240720785" calcext:value-type="float">
            <text:p>0.0023</text:p>
          </table:table-cell>
          <table:table-cell table:formula="of:=([.G$13]-[.G15])^2" office:value-type="float" office:value="0.000377835185125474" calcext:value-type="float">
            <text:p>0.0004</text:p>
          </table:table-cell>
          <table:table-cell table:formula="of:=([.H$13]-[.H15])^2" office:value-type="float" office:value="0.00111333280904267" calcext:value-type="float">
            <text:p>0.0011</text:p>
          </table:table-cell>
          <table:table-cell table:formula="of:=([.I$13]-[.I15])^2" office:value-type="float" office:value="0.00456370612924979" calcext:value-type="float">
            <text:p>0.0046</text:p>
          </table:table-cell>
          <table:table-cell table:formula="of:=([.J$13]-[.J15])^2" office:value-type="float" office:value="0.000544467529566342" calcext:value-type="float">
            <text:p>0.0005</text:p>
          </table:table-cell>
          <table:table-cell table:formula="of:=([.K$13]-[.K15])^2" office:value-type="float" office:value="0.000183265165202127" calcext:value-type="float">
            <text:p>0.0002</text:p>
          </table:table-cell>
          <table:table-cell table:formula="of:=([.L$13]-[.L15])^2" office:value-type="float" office:value="0.0000248502593594539" calcext:value-type="float">
            <text:p>0.0000</text:p>
          </table:table-cell>
          <table:table-cell table:formula="of:=([.M$13]-[.M15])^2" office:value-type="float" office:value="0.0000196618022723523" calcext:value-type="float">
            <text:p>0.0000</text:p>
          </table:table-cell>
          <table:table-cell table:formula="of:=([.N$13]-[.N15])^2" office:value-type="float" office:value="0.0000142376030582197" calcext:value-type="float">
            <text:p>0.0000</text:p>
          </table:table-cell>
          <table:table-cell table:formula="of:=([.O$13]-[.O15])^2" office:value-type="float" office:value="0.00641685800739514" calcext:value-type="float">
            <text:p>0.0064</text:p>
          </table:table-cell>
          <table:table-cell table:formula="of:=([.P$13]-[.P15])^2" office:value-type="float" office:value="0.01167098617926" calcext:value-type="float">
            <text:p>0.0117</text:p>
          </table:table-cell>
          <table:table-cell table:formula="of:=([.Q$13]-[.Q15])^2" office:value-type="float" office:value="0.031823242414402" calcext:value-type="float">
            <text:p>0.03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Dev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B5]" office:value-type="float" office:value="0.976777305616171" calcext:value-type="float">
            <text:p>0.9768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C5]" office:value-type="float" office:value="0.96869185712645" calcext:value-type="float">
            <text:p>0.9687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D5]" office:value-type="float" office:value="0.932215458826232" calcext:value-type="float">
            <text:p>0.9322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E5]" office:value-type="float" office:value="0.846675089008844" calcext:value-type="float">
            <text:p>0.8467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F5]" office:value-type="float" office:value="0.761777879866774" calcext:value-type="float">
            <text:p>0.7618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G5]" office:value-type="float" office:value="0.702607097737453" calcext:value-type="float">
            <text:p>0.7026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H5]" office:value-type="float" office:value="0.67274606638337" calcext:value-type="float">
            <text:p>0.6727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I5]" office:value-type="float" office:value="0.643711955897554" calcext:value-type="float">
            <text:p>0.6437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J5]" office:value-type="float" office:value="0.558217526128403" calcext:value-type="float">
            <text:p>0.5582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K5]" office:value-type="float" office:value="0.496336281153095" calcext:value-type="float">
            <text:p>0.4963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L5]" office:value-type="float" office:value="0.498817043757896" calcext:value-type="float">
            <text:p>0.4988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M5]" office:value-type="float" office:value="0.484851269093833" calcext:value-type="float">
            <text:p>0.4849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N5]" office:value-type="float" office:value="0.467623751004939" calcext:value-type="float">
            <text:p>0.4676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O5]" office:value-type="float" office:value="0.517882163776272" calcext:value-type="float">
            <text:p>0.5179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P5]" office:value-type="float" office:value="0.503181348340416" calcext:value-type="float">
            <text:p>0.5032</text:p>
          </table:table-cell>
          <table:table-cell table:formula="of:=['file:///home/alex/Dropbox/School%20Work/1-%20Research/Dropbox/School%20Work/1-%20Research/GDSC1_M.P.NA_Sorting/sun''s%20excl%20docs/HG6-64-1%20Monophasic%20and%20Biphasic%20Analysis%2020181016.xlsx'#$'Combination Data'.Q5]" office:value-type="float" office:value="0.509704835190077" calcext:value-type="float">
            <text:p>0.5097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HG6-6-1'.P40" table:end-x="2.49pt" table:end-y="9.27pt" draw:z-index="0" draw:name="Chart 1" draw:style-name="gr2" draw:text-style-name="P2" svg:width="466.47pt" svg:height="197.69pt" svg:x="48.05pt" svg:y="3.6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 table:print="false">
        <table:table-column table:style-name="co8" table:default-cell-style-name="ce4"/>
        <table:table-column table:style-name="co9" table:default-cell-style-name="ce4"/>
        <table:table-column table:style-name="co6" table:number-columns-repeated="3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3" table:default-cell-style-name="ce4"/>
        <table:table-column table:style-name="co12" table:default-cell-style-name="ce4"/>
        <table:table-column table:style-name="co6" table:number-columns-repeated="5" table:default-cell-style-name="ce4"/>
        <table:table-column table:style-name="co13" table:default-cell-style-name="ce4"/>
        <table:table-column table:style-name="co6" table:number-columns-repeated="1006" table:default-cell-style-name="ce4"/>
        <table:table-column table:style-name="co6" table:default-cell-style-name="ce8"/>
        <table:table-row table:style-name="ro1">
          <table:table-cell table:style-name="ce5" office:value-type="string" calcext:value-type="string">
            <text:p>Active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Kd1</text:p>
          </table:table-cell>
          <table:table-cell table:style-name="ce5" office:value-type="string" calcext:value-type="string">
            <text:p>Kd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IC50</text:p>
          </table:table-cell>
          <table:table-cell table:style-name="ce5" table:number-columns-repeated="3"/>
          <table:table-cell table:style-name="ce5" office:value-type="string" calcext:value-type="string">
            <text:p>Active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Kd1</text:p>
          </table:table-cell>
          <table:table-cell table:style-name="ce5" office:value-type="string" calcext:value-type="string">
            <text:p>Kd2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IC50</text:p>
          </table:table-cell>
          <table:table-cell table:style-name="ce5" table:number-columns-repeated="1006"/>
          <table:table-cell/>
        </table:table-row>
        <table:table-row table:style-name="ro1">
          <table:table-cell table:style-name="ce5" office:value-type="string" calcext:value-type="string">
            <text:p>AZD6244</text:p>
          </table:table-cell>
          <table:table-cell table:style-name="ce5" office:value-type="string" calcext:value-type="string">
            <text:p>Script</text:p>
          </table:table-cell>
          <table:table-cell table:style-name="ce5" office:value-type="float" office:value="0.57235260971973" calcext:value-type="float">
            <text:p>0.5724</text:p>
          </table:table-cell>
          <table:table-cell table:style-name="ce5" office:value-type="float" office:value="0.09904" calcext:value-type="float">
            <text:p>0.0990</text:p>
          </table:table-cell>
          <table:table-cell table:style-name="ce5" office:value-type="float" office:value="101.1" calcext:value-type="float">
            <text:p>101.1000</text:p>
          </table:table-cell>
          <table:table-cell table:style-name="ce5" office:value-type="float" office:value="0.0504465983517044" calcext:value-type="float">
            <text:p>0.0504</text:p>
          </table:table-cell>
          <table:table-cell table:style-name="ce5" office:value-type="float" office:value="0.655681538671751" calcext:value-type="float">
            <text:p>0.6557</text:p>
          </table:table-cell>
          <table:table-cell table:number-columns-repeated="3"/>
          <table:table-cell table:style-name="ce6" office:value-type="string" calcext:value-type="string">
            <text:p>AZD6244</text:p>
          </table:table-cell>
          <table:table-cell table:style-name="ce6" office:value-type="string" calcext:value-type="string">
            <text:p>Sun</text:p>
          </table:table-cell>
          <table:table-cell table:style-name="ce17" office:value-type="float" office:value="0.549368868018264" calcext:value-type="float">
            <text:p>0.55</text:p>
          </table:table-cell>
          <table:table-cell table:style-name="ce17" office:value-type="float" office:value="0.0916657537528566" calcext:value-type="float">
            <text:p>0.09</text:p>
          </table:table-cell>
          <table:table-cell table:style-name="ce17" office:value-type="float" office:value="0.450631131981736" calcext:value-type="float">
            <text:p>0.45</text:p>
          </table:table-cell>
          <table:table-cell table:style-name="ce17" office:value-type="float" office:value="0.0496991482911953" calcext:value-type="float">
            <text:p>0.05</text:p>
          </table:table-cell>
          <table:table-cell table:style-name="ce17" table:formula="of:=0.5*(2*[.M2]*[.N2] - [.N2] - 2*[.M2]*[.O2] + [.O2] + SQRT((-2*[.M2]*[.N2] + [.N2] + 2*[.M2]*[.O2]- [.O2])^2 + 4*[.N2]*[.O2]))" office:value-type="float" office:value="0.186291769335751" calcext:value-type="float">
            <text:p>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435307012275008" calcext:value-type="float">
            <text:p>0.4353</text:p>
          </table:table-cell>
          <table:table-cell office:value-type="float" office:value="64.33" calcext:value-type="float">
            <text:p>64.3300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498841586982021" calcext:value-type="float">
            <text:p>0.0499</text:p>
          </table:table-cell>
          <table:table-cell office:value-type="float" office:value="0.730098963575814" calcext:value-type="float">
            <text:p>0.7301</text:p>
          </table:table-cell>
          <table:table-cell table:number-columns-repeated="3"/>
          <table:table-cell table:style-name="ce6" office:value-type="string" calcext:value-type="string">
            <text:p>AZD6244</text:p>
          </table:table-cell>
          <table:table-cell table:style-name="ce6" office:value-type="string" calcext:value-type="string">
            <text:p>Script</text:p>
          </table:table-cell>
          <table:table-cell table:style-name="ce17" office:value-type="float" office:value="0.57235260971973" calcext:value-type="float">
            <text:p>0.57</text:p>
          </table:table-cell>
          <table:table-cell table:style-name="ce17" office:value-type="float" office:value="0.09904" calcext:value-type="float">
            <text:p>0.10</text:p>
          </table:table-cell>
          <table:table-cell table:style-name="ce17" office:value-type="float" office:value="101.1" calcext:value-type="float">
            <text:p>101.10</text:p>
          </table:table-cell>
          <table:table-cell table:style-name="ce17" office:value-type="float" office:value="0.0504465983517044" calcext:value-type="float">
            <text:p>0.05</text:p>
          </table:table-cell>
          <table:table-cell table:style-name="ce17" office:value-type="float" office:value="0.655681538671751" calcext:value-type="float">
            <text:p>0.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550374346378413" calcext:value-type="float">
            <text:p>0.5504</text:p>
          </table:table-cell>
          <table:table-cell office:value-type="float" office:value="0.0871" calcext:value-type="float">
            <text:p>0.0871</text:p>
          </table:table-cell>
          <table:table-cell office:value-type="float" office:value="63.27" calcext:value-type="float">
            <text:p>63.2700</text:p>
          </table:table-cell>
          <table:table-cell office:value-type="float" office:value="0.0499420527471313" calcext:value-type="float">
            <text:p>0.0499</text:p>
          </table:table-cell>
          <table:table-cell office:value-type="float" office:value="0.772075096000787" calcext:value-type="float">
            <text:p>0.7721</text:p>
          </table:table-cell>
          <table:table-cell table:number-columns-repeated="3"/>
          <table:table-cell table:style-name="ce16" table:number-columns-repeated="2"/>
          <table:table-cell table:style-name="ce18" table:formula="of:=([.M3]-[.M2])/[.M2]*100" office:value-type="float" office:value="4.18366293386357" calcext:value-type="float">
            <text:p>4.18</text:p>
          </table:table-cell>
          <table:table-cell table:style-name="ce18" table:formula="of:=([.N3]-[.N2])/[.N2]*100" office:value-type="float" office:value="8.04471238738229" calcext:value-type="float">
            <text:p>8.04</text:p>
          </table:table-cell>
          <table:table-cell table:style-name="ce18" table:formula="of:=([.O3]-[.O2])/[.O2]*100" office:value-type="float" office:value="22335.2009492539" calcext:value-type="float">
            <text:p>22,335.20</text:p>
          </table:table-cell>
          <table:table-cell table:style-name="ce18" table:formula="of:=([.P3]-[.P2])/[.P2]*100" office:value-type="float" office:value="1.50394943617478" calcext:value-type="float">
            <text:p>1.50</text:p>
          </table:table-cell>
          <table:table-cell table:style-name="ce18" table:formula="of:=([.Q3]-[.Q2])/[.Q2]*100" office:value-type="float" office:value="251.964845795214" calcext:value-type="float">
            <text:p>25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450440142368107" calcext:value-type="float">
            <text:p>0.4504</text:p>
          </table:table-cell>
          <table:table-cell office:value-type="float" office:value="59.86" calcext:value-type="float">
            <text:p>59.8600</text:p>
          </table:table-cell>
          <table:table-cell office:value-type="float" office:value="0.09169" calcext:value-type="float">
            <text:p>0.0917</text:p>
          </table:table-cell>
          <table:table-cell office:value-type="float" office:value="0.463527136729516" calcext:value-type="float">
            <text:p>0.4635</text:p>
          </table:table-cell>
          <table:table-cell office:value-type="float" office:value="0.81448380762174" calcext:value-type="float">
            <text:p>0.8145</text:p>
          </table:table-cell>
          <table:table-cell table:number-columns-repeated="3"/>
          <table:table-cell table:style-name="ce6" office:value-type="string" calcext:value-type="string">
            <text:p>BMS-754801</text:p>
          </table:table-cell>
          <table:table-cell table:style-name="ce6" office:value-type="string" calcext:value-type="string">
            <text:p>Sun</text:p>
          </table:table-cell>
          <table:table-cell table:style-name="ce17" office:value-type="float" office:value="0.07192" calcext:value-type="float">
            <text:p>0.07</text:p>
          </table:table-cell>
          <table:table-cell table:style-name="ce17" office:value-type="float" office:value="0.5088" calcext:value-type="float">
            <text:p>0.51</text:p>
          </table:table-cell>
          <table:table-cell table:style-name="ce17" office:value-type="float" office:value="0.92808" calcext:value-type="float">
            <text:p>0.93</text:p>
          </table:table-cell>
          <table:table-cell table:style-name="ce17" office:value-type="float" office:value="0.047451402868694" calcext:value-type="float">
            <text:p>0.05</text:p>
          </table:table-cell>
          <table:table-cell table:style-name="ce17" office:value-type="float" office:value="0.889712181736152" calcext:value-type="float">
            <text:p>0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543806736099993" calcext:value-type="float">
            <text:p>0.5438</text:p>
          </table:table-cell>
          <table:table-cell office:value-type="float" office:value="0.09206" calcext:value-type="float">
            <text:p>0.0921</text:p>
          </table:table-cell>
          <table:table-cell office:value-type="float" office:value="40.85" calcext:value-type="float">
            <text:p>40.8500</text:p>
          </table:table-cell>
          <table:table-cell office:value-type="float" office:value="0.0501576967357511" calcext:value-type="float">
            <text:p>0.0502</text:p>
          </table:table-cell>
          <table:table-cell office:value-type="float" office:value="0.850540275348059" calcext:value-type="float">
            <text:p>0.8505</text:p>
          </table:table-cell>
          <table:table-cell table:number-columns-repeated="3"/>
          <table:table-cell table:style-name="ce6" office:value-type="string" calcext:value-type="string">
            <text:p>BMS-754801</text:p>
          </table:table-cell>
          <table:table-cell table:style-name="ce6" office:value-type="string" calcext:value-type="string">
            <text:p>Script</text:p>
          </table:table-cell>
          <table:table-cell table:style-name="ce17" office:value-type="float" office:value="0.4592" calcext:value-type="float">
            <text:p>0.46</text:p>
          </table:table-cell>
          <table:table-cell table:style-name="ce17" office:value-type="float" office:value="0.01419" calcext:value-type="float">
            <text:p>0.01</text:p>
          </table:table-cell>
          <table:table-cell table:style-name="ce17" office:value-type="float" office:value="9.12" calcext:value-type="float">
            <text:p>9.12</text:p>
          </table:table-cell>
          <table:table-cell table:style-name="ce17" office:value-type="float" office:value="0.166613055878052" calcext:value-type="float">
            <text:p>0.17</text:p>
          </table:table-cell>
          <table:table-cell table:style-name="ce17" office:value-type="float" office:value="0.888660854841612" calcext:value-type="float">
            <text:p>0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526664386092237" calcext:value-type="float">
            <text:p>0.5267</text:p>
          </table:table-cell>
          <table:table-cell office:value-type="float" office:value="0.08454" calcext:value-type="float">
            <text:p>0.0845</text:p>
          </table:table-cell>
          <table:table-cell office:value-type="float" office:value="36.55" calcext:value-type="float">
            <text:p>36.5500</text:p>
          </table:table-cell>
          <table:table-cell office:value-type="float" office:value="0.0502799730814027" calcext:value-type="float">
            <text:p>0.0503</text:p>
          </table:table-cell>
          <table:table-cell office:value-type="float" office:value="1.03649166588193" calcext:value-type="float">
            <text:p>1.0365</text:p>
          </table:table-cell>
          <table:table-cell table:number-columns-repeated="3"/>
          <table:table-cell table:style-name="ce16" table:number-columns-repeated="2"/>
          <table:table-cell table:style-name="ce18" table:formula="of:=([.M6]-[.M5])/[.M5]*100" office:value-type="float" office:value="538.487208008899" calcext:value-type="float">
            <text:p>538.49</text:p>
          </table:table-cell>
          <table:table-cell table:style-name="ce18" table:formula="of:=([.N6]-[.N5])/[.N5]*100" office:value-type="float" office:value="-97.2110849056604" calcext:value-type="float">
            <text:p>-97.21</text:p>
          </table:table-cell>
          <table:table-cell table:style-name="ce18" table:formula="of:=([.O6]-[.O5])/[.O5]*100" office:value-type="float" office:value="882.673907421774" calcext:value-type="float">
            <text:p>882.67</text:p>
          </table:table-cell>
          <table:table-cell table:style-name="ce18" table:formula="of:=([.P6]-[.P5])/[.P5]*100" office:value-type="float" office:value="251.123561803006" calcext:value-type="float">
            <text:p>251.12</text:p>
          </table:table-cell>
          <table:table-cell table:style-name="ce18" table:formula="of:=([.Q6]-[.Q5])/[.Q5]*100" office:value-type="float" office:value="-0.118164830843217" calcext:value-type="float">
            <text:p>-0.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477198964340392" calcext:value-type="float">
            <text:p>0.4772</text:p>
          </table:table-cell>
          <table:table-cell office:value-type="float" office:value="51.83" calcext:value-type="float">
            <text:p>51.8300</text:p>
          </table:table-cell>
          <table:table-cell office:value-type="float" office:value="0.07747" calcext:value-type="float">
            <text:p>0.0775</text:p>
          </table:table-cell>
          <table:table-cell office:value-type="float" office:value="0.0509251789130864" calcext:value-type="float">
            <text:p>0.0509</text:p>
          </table:table-cell>
          <table:table-cell office:value-type="float" office:value="1.14543420771503" calcext:value-type="float">
            <text:p>1.1454</text:p>
          </table:table-cell>
          <table:table-cell table:number-columns-repeated="3"/>
          <table:table-cell table:style-name="ce6" office:value-type="string" calcext:value-type="string">
            <text:p>Dasatinib</text:p>
          </table:table-cell>
          <table:table-cell table:style-name="ce6" office:value-type="string" calcext:value-type="string">
            <text:p>Sun</text:p>
          </table:table-cell>
          <table:table-cell table:style-name="ce17" office:value-type="float" office:value="0.512988301739748" calcext:value-type="float">
            <text:p>0.51</text:p>
          </table:table-cell>
          <table:table-cell table:style-name="ce17" office:value-type="float" office:value="0.0594522849609884" calcext:value-type="float">
            <text:p>0.06</text:p>
          </table:table-cell>
          <table:table-cell table:style-name="ce17" office:value-type="float" office:value="0.487011698260252" calcext:value-type="float">
            <text:p>0.49</text:p>
          </table:table-cell>
          <table:table-cell table:style-name="ce17" office:value-type="float" office:value="0.0262921397079103" calcext:value-type="float">
            <text:p>0.03</text:p>
          </table:table-cell>
          <table:table-cell table:style-name="ce17" table:formula="of:=0.5*(2*[.M8]*[.N8] - [.N8] - 2*[.M8]*[.O8] + [.O8] + SQRT((-2*[.M8]*[.N8] + [.N8] + 2*[.M8]*[.O8]- [.O8])^2 + 4*[.N8]*[.O8]))" office:value-type="float" office:value="0.164695949824282" calcext:value-type="float">
            <text:p>0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482892177992702" calcext:value-type="float">
            <text:p>0.4829</text:p>
          </table:table-cell>
          <table:table-cell office:value-type="float" office:value="34.11" calcext:value-type="float">
            <text:p>34.1100</text:p>
          </table:table-cell>
          <table:table-cell office:value-type="float" office:value="0.08048" calcext:value-type="float">
            <text:p>0.0805</text:p>
          </table:table-cell>
          <table:table-cell office:value-type="float" office:value="0.0505889863242488" calcext:value-type="float">
            <text:p>0.0506</text:p>
          </table:table-cell>
          <table:table-cell office:value-type="float" office:value="1.17398842925784" calcext:value-type="float">
            <text:p>1.1740</text:p>
          </table:table-cell>
          <table:table-cell table:number-columns-repeated="3"/>
          <table:table-cell table:style-name="ce6" office:value-type="string" calcext:value-type="string">
            <text:p>Dasatinib</text:p>
          </table:table-cell>
          <table:table-cell table:style-name="ce6" office:value-type="string" calcext:value-type="string">
            <text:p>Script</text:p>
          </table:table-cell>
          <table:table-cell table:style-name="ce17" office:value-type="float" office:value="0.524000535103293" calcext:value-type="float">
            <text:p>0.52</text:p>
          </table:table-cell>
          <table:table-cell table:style-name="ce17" office:value-type="float" office:value="0.06333" calcext:value-type="float">
            <text:p>0.06</text:p>
          </table:table-cell>
          <table:table-cell table:style-name="ce17" office:value-type="float" office:value="36.03" calcext:value-type="float">
            <text:p>36.03</text:p>
          </table:table-cell>
          <table:table-cell table:style-name="ce17" office:value-type="float" office:value="0.0265560903202295" calcext:value-type="float">
            <text:p>0.03</text:p>
          </table:table-cell>
          <table:table-cell table:style-name="ce17" office:value-type="float" office:value="0.876587417573562" calcext:value-type="float">
            <text:p>0.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07192" calcext:value-type="float">
            <text:p>0.0719</text:p>
          </table:table-cell>
          <table:table-cell office:value-type="float" office:value="34.11" calcext:value-type="float">
            <text:p>34.1100</text:p>
          </table:table-cell>
          <table:table-cell office:value-type="float" office:value="0.183338442684069" calcext:value-type="float">
            <text:p>0.1833</text:p>
          </table:table-cell>
          <table:table-cell office:value-type="float" office:value="1.29511610505115" calcext:value-type="float">
            <text:p>1.2951</text:p>
          </table:table-cell>
          <table:table-cell table:number-columns-repeated="3"/>
          <table:table-cell table:style-name="ce16" table:number-columns-repeated="2"/>
          <table:table-cell table:style-name="ce18" table:formula="of:=([.M9]-[.M8])/[.M8]*100" office:value-type="float" office:value="2.14668313608674" calcext:value-type="float">
            <text:p>2.15</text:p>
          </table:table-cell>
          <table:table-cell table:style-name="ce18" table:formula="of:=([.N9]-[.N8])/[.N8]*100" office:value-type="float" office:value="6.52239866231567" calcext:value-type="float">
            <text:p>6.52</text:p>
          </table:table-cell>
          <table:table-cell table:style-name="ce18" table:formula="of:=([.O9]-[.O8])/[.O8]*100" office:value-type="float" office:value="7298.17957735095" calcext:value-type="float">
            <text:p>7,298.18</text:p>
          </table:table-cell>
          <table:table-cell table:style-name="ce18" table:formula="of:=([.P9]-[.P8])/[.P8]*100" office:value-type="float" office:value="1.00391453587092" calcext:value-type="float">
            <text:p>1.00</text:p>
          </table:table-cell>
          <table:table-cell table:style-name="ce18" table:formula="of:=([.Q9]-[.Q8])/[.Q8]*100" office:value-type="float" office:value="432.245886136736" calcext:value-type="float">
            <text:p>432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493362033531562" calcext:value-type="float">
            <text:p>0.4934</text:p>
          </table:table-cell>
          <table:table-cell office:value-type="float" office:value="35.2" calcext:value-type="float">
            <text:p>35.2000</text:p>
          </table:table-cell>
          <table:table-cell office:value-type="float" office:value="0.06578" calcext:value-type="float">
            <text:p>0.0658</text:p>
          </table:table-cell>
          <table:table-cell office:value-type="float" office:value="0.0510445391847391" calcext:value-type="float">
            <text:p>0.0510</text:p>
          </table:table-cell>
          <table:table-cell office:value-type="float" office:value="1.30621111510128" calcext:value-type="float">
            <text:p>1.3062</text:p>
          </table:table-cell>
          <table:table-cell table:number-columns-repeated="3"/>
          <table:table-cell table:style-name="ce6" office:value-type="string" calcext:value-type="string">
            <text:p>HG6-64-1</text:p>
          </table:table-cell>
          <table:table-cell table:style-name="ce6" office:value-type="string" calcext:value-type="string">
            <text:p>Sun</text:p>
          </table:table-cell>
          <table:table-cell table:style-name="ce17" office:value-type="float" office:value="0.499110295351986" calcext:value-type="float">
            <text:p>0.50</text:p>
          </table:table-cell>
          <table:table-cell table:style-name="ce17" office:value-type="float" office:value="0.0143923107397486" calcext:value-type="float">
            <text:p>0.01</text:p>
          </table:table-cell>
          <table:table-cell table:style-name="Default" office:value-type="float" office:value="1107368.13272127" calcext:value-type="float">
            <text:p>1107368.13272127</text:p>
          </table:table-cell>
          <table:table-cell table:style-name="ce17" office:value-type="float" office:value="2.24364817205794" calcext:value-type="float">
            <text:p>2.24</text:p>
          </table:table-cell>
          <table:table-cell table:style-name="ce17" table:formula="of:=0.5*(2*[.M11]*[.N11] - [.N11] - 2*[.M11]*[.O11] + [.O11] + SQRT((-2*[.M11]*[.N11] + [.N11] + 2*[.M11]*[.O11]- [.O11])^2 + 4*[.N11]*[.O11]))" office:value-type="float" office:value="1978.51644548466" calcext:value-type="float">
            <text:p>1,978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5389" calcext:value-type="float">
            <text:p>0.5389</text:p>
          </table:table-cell>
          <table:table-cell office:value-type="float" office:value="19.61" calcext:value-type="float">
            <text:p>19.6100</text:p>
          </table:table-cell>
          <table:table-cell office:value-type="float" office:value="0.05267" calcext:value-type="float">
            <text:p>0.0527</text:p>
          </table:table-cell>
          <table:table-cell office:value-type="float" office:value="0.054733094698665" calcext:value-type="float">
            <text:p>0.0547</text:p>
          </table:table-cell>
          <table:table-cell office:value-type="float" office:value="2.0302859923838" calcext:value-type="float">
            <text:p>2.0303</text:p>
          </table:table-cell>
          <table:table-cell table:number-columns-repeated="3"/>
          <table:table-cell table:style-name="ce6" office:value-type="string" calcext:value-type="string">
            <text:p>HG6-64-1</text:p>
          </table:table-cell>
          <table:table-cell table:style-name="ce6" office:value-type="string" calcext:value-type="string">
            <text:p>Script</text:p>
          </table:table-cell>
          <table:table-cell table:style-name="ce17" office:value-type="float" office:value="0.487787450206803" calcext:value-type="float">
            <text:p>0.49</text:p>
          </table:table-cell>
          <table:table-cell table:style-name="ce17" office:value-type="float" office:value="42.18" calcext:value-type="float">
            <text:p>42.18</text:p>
          </table:table-cell>
          <table:table-cell table:style-name="ce17" office:value-type="float" office:value="0.01649" calcext:value-type="float">
            <text:p>0.02</text:p>
          </table:table-cell>
          <table:table-cell table:style-name="ce17" office:value-type="float" office:value="0.0614283113942195" calcext:value-type="float">
            <text:p>0.06</text:p>
          </table:table-cell>
          <table:table-cell table:style-name="ce17" office:value-type="float" office:value="0.465226477240057" calcext:value-type="float">
            <text:p>0.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ZD6244</text:p>
          </table:table-cell>
          <table:table-cell office:value-type="string" calcext:value-type="string">
            <text:p>Script</text:p>
          </table:table-cell>
          <table:table-cell office:value-type="float" office:value="0.519739935900037" calcext:value-type="float">
            <text:p>0.5197</text:p>
          </table:table-cell>
          <table:table-cell office:value-type="float" office:value="32.57" calcext:value-type="float">
            <text:p>32.5700</text:p>
          </table:table-cell>
          <table:table-cell office:value-type="float" office:value="0.04871" calcext:value-type="float">
            <text:p>0.0487</text:p>
          </table:table-cell>
          <table:table-cell office:value-type="float" office:value="0.054344364244231" calcext:value-type="float">
            <text:p>0.0543</text:p>
          </table:table-cell>
          <table:table-cell office:value-type="float" office:value="2.05568945524384" calcext:value-type="float">
            <text:p>2.0557</text:p>
          </table:table-cell>
          <table:table-cell table:number-columns-repeated="3"/>
          <table:table-cell table:style-name="ce6" table:number-columns-repeated="2"/>
          <table:table-cell table:style-name="ce18" table:formula="of:=([.M12]-[.M11])/[.M11]*100" office:value-type="float" office:value="-2.26860580729913" calcext:value-type="float">
            <text:p>-2.27</text:p>
          </table:table-cell>
          <table:table-cell table:style-name="ce18" table:formula="of:=([.N12]-[.N11])/[.N11]*100" office:value-type="float" office:value="292973.160819878" calcext:value-type="float">
            <text:p>292,973.16</text:p>
          </table:table-cell>
          <table:table-cell table:style-name="ce18" table:formula="of:=([.O12]-[.O11])/[.O11]*100" office:value-type="float" office:value="-99.9999985108837" calcext:value-type="float">
            <text:p>-100.00</text:p>
          </table:table-cell>
          <table:table-cell table:style-name="ce18" table:formula="of:=([.P12]-[.P11])/[.P11]*100" office:value-type="float" office:value="-97.2621237073068" calcext:value-type="float">
            <text:p>-97.26</text:p>
          </table:table-cell>
          <table:table-cell table:style-name="ce18" table:formula="of:=([.Q12]-[.Q11])/[.Q11]*100" office:value-type="float" office:value="-99.9764860950081" calcext:value-type="float">
            <text:p>-99.98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BMS-754801</text:p>
          </table:table-cell>
          <table:table-cell table:style-name="ce5" office:value-type="string" calcext:value-type="string">
            <text:p>Script</text:p>
          </table:table-cell>
          <table:table-cell table:style-name="ce5" office:value-type="float" office:value="0.4592" calcext:value-type="float">
            <text:p>0.4592</text:p>
          </table:table-cell>
          <table:table-cell table:style-name="ce5" office:value-type="float" office:value="0.01419" calcext:value-type="float">
            <text:p>0.0142</text:p>
          </table:table-cell>
          <table:table-cell table:style-name="ce5" office:value-type="float" office:value="9.12" calcext:value-type="float">
            <text:p>9.1200</text:p>
          </table:table-cell>
          <table:table-cell table:style-name="ce5" office:value-type="float" office:value="0.166613055878052" calcext:value-type="float">
            <text:p>0.1666</text:p>
          </table:table-cell>
          <table:table-cell table:style-name="ce5" office:value-type="float" office:value="0.888660854841612" calcext:value-type="float">
            <text:p>0.8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53" calcext:value-type="float">
            <text:p>0.4530</text:p>
          </table:table-cell>
          <table:table-cell office:value-type="float" office:value="0.01337" calcext:value-type="float">
            <text:p>0.0134</text:p>
          </table:table-cell>
          <table:table-cell office:value-type="float" office:value="9.059" calcext:value-type="float">
            <text:p>9.0590</text:p>
          </table:table-cell>
          <table:table-cell office:value-type="float" office:value="0.0475792662341116" calcext:value-type="float">
            <text:p>0.0476</text:p>
          </table:table-cell>
          <table:table-cell office:value-type="float" office:value="0.97456864425046" calcext:value-type="float">
            <text:p>0.9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5545" calcext:value-type="float">
            <text:p>0.5545</text:p>
          </table:table-cell>
          <table:table-cell office:value-type="float" office:value="8.527" calcext:value-type="float">
            <text:p>8.5270</text:p>
          </table:table-cell>
          <table:table-cell office:value-type="float" office:value="0.01281" calcext:value-type="float">
            <text:p>0.0128</text:p>
          </table:table-cell>
          <table:table-cell office:value-type="float" office:value="0.0474677164375339" calcext:value-type="float">
            <text:p>0.0475</text:p>
          </table:table-cell>
          <table:table-cell office:value-type="float" office:value="1.0337149768319" calcext:value-type="float">
            <text:p>1.0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01276" calcext:value-type="float">
            <text:p>0.0128</text:p>
          </table:table-cell>
          <table:table-cell office:value-type="float" office:value="8.888" calcext:value-type="float">
            <text:p>8.8880</text:p>
          </table:table-cell>
          <table:table-cell office:value-type="float" office:value="0.0475169249541431" calcext:value-type="float">
            <text:p>0.0475</text:p>
          </table:table-cell>
          <table:table-cell office:value-type="float" office:value="1.06824192925786" calcext:value-type="float">
            <text:p>1.0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01003" calcext:value-type="float">
            <text:p>0.0100</text:p>
          </table:table-cell>
          <table:table-cell office:value-type="float" office:value="8.035" calcext:value-type="float">
            <text:p>8.0350</text:p>
          </table:table-cell>
          <table:table-cell office:value-type="float" office:value="0.0480829416492687" calcext:value-type="float">
            <text:p>0.0481</text:p>
          </table:table-cell>
          <table:table-cell office:value-type="float" office:value="1.0733873207061" calcext:value-type="float">
            <text:p>1.0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5535" calcext:value-type="float">
            <text:p>0.5535</text:p>
          </table:table-cell>
          <table:table-cell office:value-type="float" office:value="9.063" calcext:value-type="float">
            <text:p>9.0630</text:p>
          </table:table-cell>
          <table:table-cell office:value-type="float" office:value="0.01274" calcext:value-type="float">
            <text:p>0.0127</text:p>
          </table:table-cell>
          <table:table-cell office:value-type="float" office:value="0.0475711942156864" calcext:value-type="float">
            <text:p>0.0476</text:p>
          </table:table-cell>
          <table:table-cell office:value-type="float" office:value="1.0757136521427" calcext:value-type="float">
            <text:p>1.0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01207" calcext:value-type="float">
            <text:p>0.0121</text:p>
          </table:table-cell>
          <table:table-cell office:value-type="float" office:value="8.505" calcext:value-type="float">
            <text:p>8.5050</text:p>
          </table:table-cell>
          <table:table-cell office:value-type="float" office:value="0.0474671505369646" calcext:value-type="float">
            <text:p>0.0475</text:p>
          </table:table-cell>
          <table:table-cell office:value-type="float" office:value="1.07865138460154" calcext:value-type="float">
            <text:p>1.0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01179" calcext:value-type="float">
            <text:p>0.0118</text:p>
          </table:table-cell>
          <table:table-cell office:value-type="float" office:value="8.114" calcext:value-type="float">
            <text:p>8.1140</text:p>
          </table:table-cell>
          <table:table-cell office:value-type="float" office:value="0.0474687824304092" calcext:value-type="float">
            <text:p>0.0475</text:p>
          </table:table-cell>
          <table:table-cell office:value-type="float" office:value="1.0967596371693" calcext:value-type="float">
            <text:p>1.0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41" calcext:value-type="float">
            <text:p>0.4410</text:p>
          </table:table-cell>
          <table:table-cell office:value-type="float" office:value="0.01253" calcext:value-type="float">
            <text:p>0.0125</text:p>
          </table:table-cell>
          <table:table-cell office:value-type="float" office:value="8.618" calcext:value-type="float">
            <text:p>8.6180</text:p>
          </table:table-cell>
          <table:table-cell office:value-type="float" office:value="0.0475183644867504" calcext:value-type="float">
            <text:p>0.0475</text:p>
          </table:table-cell>
          <table:table-cell office:value-type="float" office:value="1.11250856858971" calcext:value-type="float">
            <text:p>1.1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01137" calcext:value-type="float">
            <text:p>0.0114</text:p>
          </table:table-cell>
          <table:table-cell office:value-type="float" office:value="7.695" calcext:value-type="float">
            <text:p>7.6950</text:p>
          </table:table-cell>
          <table:table-cell office:value-type="float" office:value="0.0475640160195645" calcext:value-type="float">
            <text:p>0.0476</text:p>
          </table:table-cell>
          <table:table-cell office:value-type="float" office:value="1.11858061803889" calcext:value-type="float">
            <text:p>1.1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S-754801</text:p>
          </table:table-cell>
          <table:table-cell office:value-type="string" calcext:value-type="string">
            <text:p>Script</text:p>
          </table:table-cell>
          <table:table-cell office:value-type="float" office:value="0.567" calcext:value-type="float">
            <text:p>0.5670</text:p>
          </table:table-cell>
          <table:table-cell office:value-type="float" office:value="7.974" calcext:value-type="float">
            <text:p>7.9740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475269808282357" calcext:value-type="float">
            <text:p>0.0475</text:p>
          </table:table-cell>
          <table:table-cell office:value-type="float" office:value="1.14565236026193" calcext:value-type="float">
            <text:p>1.145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asatinib</text:p>
          </table:table-cell>
          <table:table-cell table:style-name="ce5" office:value-type="string" calcext:value-type="string">
            <text:p>Script</text:p>
          </table:table-cell>
          <table:table-cell table:style-name="ce5" office:value-type="float" office:value="0.524000535103293" calcext:value-type="float">
            <text:p>0.5240</text:p>
          </table:table-cell>
          <table:table-cell table:style-name="ce5" office:value-type="float" office:value="0.06333" calcext:value-type="float">
            <text:p>0.0633</text:p>
          </table:table-cell>
          <table:table-cell table:style-name="ce5" office:value-type="float" office:value="36.03" calcext:value-type="float">
            <text:p>36.0300</text:p>
          </table:table-cell>
          <table:table-cell table:style-name="ce5" office:value-type="float" office:value="0.0265560903202295" calcext:value-type="float">
            <text:p>0.0266</text:p>
          </table:table-cell>
          <table:table-cell table:style-name="ce5" office:value-type="float" office:value="0.876587417573562" calcext:value-type="float">
            <text:p>0.8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Script</text:p>
          </table:table-cell>
          <table:table-cell office:value-type="float" office:value="0.485817267634878" calcext:value-type="float">
            <text:p>0.4858</text:p>
          </table:table-cell>
          <table:table-cell office:value-type="float" office:value="28.23" calcext:value-type="float">
            <text:p>28.2300</text:p>
          </table:table-cell>
          <table:table-cell office:value-type="float" office:value="0.06056" calcext:value-type="float">
            <text:p>0.0606</text:p>
          </table:table-cell>
          <table:table-cell office:value-type="float" office:value="0.0272565089184359" calcext:value-type="float">
            <text:p>0.0273</text:p>
          </table:table-cell>
          <table:table-cell office:value-type="float" office:value="0.967676309820213" calcext:value-type="float">
            <text:p>0.9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Script</text:p>
          </table:table-cell>
          <table:table-cell office:value-type="float" office:value="0.486260495803137" calcext:value-type="float">
            <text:p>0.4863</text:p>
          </table:table-cell>
          <table:table-cell office:value-type="float" office:value="35.52" calcext:value-type="float">
            <text:p>35.5200</text:p>
          </table:table-cell>
          <table:table-cell office:value-type="float" office:value="0.05574" calcext:value-type="float">
            <text:p>0.0557</text:p>
          </table:table-cell>
          <table:table-cell office:value-type="float" office:value="0.0267078862626333" calcext:value-type="float">
            <text:p>0.0267</text:p>
          </table:table-cell>
          <table:table-cell office:value-type="float" office:value="1.00180158520111" calcext:value-type="float">
            <text:p>1.0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Script</text:p>
          </table:table-cell>
          <table:table-cell office:value-type="float" office:value="0.517311920227056" calcext:value-type="float">
            <text:p>0.5173</text:p>
          </table:table-cell>
          <table:table-cell office:value-type="float" office:value="0.0613" calcext:value-type="float">
            <text:p>0.0613</text:p>
          </table:table-cell>
          <table:table-cell office:value-type="float" office:value="39.7" calcext:value-type="float">
            <text:p>39.7000</text:p>
          </table:table-cell>
          <table:table-cell office:value-type="float" office:value="0.0268447202019686" calcext:value-type="float">
            <text:p>0.0268</text:p>
          </table:table-cell>
          <table:table-cell office:value-type="float" office:value="1.01804048219916" calcext:value-type="float">
            <text:p>1.0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Script</text:p>
          </table:table-cell>
          <table:table-cell office:value-type="float" office:value="0.482362766117252" calcext:value-type="float">
            <text:p>0.4824</text:p>
          </table:table-cell>
          <table:table-cell office:value-type="float" office:value="45.15" calcext:value-type="float">
            <text:p>45.1500</text:p>
          </table:table-cell>
          <table:table-cell office:value-type="float" office:value="0.06138" calcext:value-type="float">
            <text:p>0.0614</text:p>
          </table:table-cell>
          <table:table-cell office:value-type="float" office:value="0.0280481005767646" calcext:value-type="float">
            <text:p>0.0280</text:p>
          </table:table-cell>
          <table:table-cell office:value-type="float" office:value="1.04967645616629" calcext:value-type="float">
            <text:p>1.0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Script</text:p>
          </table:table-cell>
          <table:table-cell office:value-type="float" office:value="0.51273239789961" calcext:value-type="float">
            <text:p>0.5127</text:p>
          </table:table-cell>
          <table:table-cell office:value-type="float" office:value="0.05901" calcext:value-type="float">
            <text:p>0.0590</text:p>
          </table:table-cell>
          <table:table-cell office:value-type="float" office:value="36.37" calcext:value-type="float">
            <text:p>36.3700</text:p>
          </table:table-cell>
          <table:table-cell office:value-type="float" office:value="0.0265330961352357" calcext:value-type="float">
            <text:p>0.0265</text:p>
          </table:table-cell>
          <table:table-cell office:value-type="float" office:value="1.0738833244986" calcext:value-type="float">
            <text:p>1.0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atinib</text:p>
          </table:table-cell>
          <table:table-cell office:value-type="string" calcext:value-type="string">
            <text:p>Script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05987" calcext:value-type="float">
            <text:p>0.0599</text:p>
          </table:table-cell>
          <table:table-cell office:value-type="float" office:value="31.68" calcext:value-type="float">
            <text:p>31.6800</text:p>
          </table:table-cell>
          <table:table-cell office:value-type="float" office:value="0.165940048848019" calcext:value-type="float">
            <text:p>0.1659</text:p>
          </table:table-cell>
          <table:table-cell office:value-type="float" office:value="1.1267726201641" calcext:value-type="float">
            <text:p>1.126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G6-64-1</text:p>
          </table:table-cell>
          <table:table-cell table:style-name="ce5" office:value-type="string" calcext:value-type="string">
            <text:p>Script</text:p>
          </table:table-cell>
          <table:table-cell table:style-name="ce5" office:value-type="float" office:value="0.487787450206803" calcext:value-type="float">
            <text:p>0.4878</text:p>
          </table:table-cell>
          <table:table-cell table:style-name="ce5" office:value-type="float" office:value="42.18" calcext:value-type="float">
            <text:p>42.1800</text:p>
          </table:table-cell>
          <table:table-cell table:style-name="ce5" office:value-type="float" office:value="0.01649" calcext:value-type="float">
            <text:p>0.0165</text:p>
          </table:table-cell>
          <table:table-cell table:style-name="ce5" office:value-type="float" office:value="0.0614283113942195" calcext:value-type="float">
            <text:p>0.0614</text:p>
          </table:table-cell>
          <table:table-cell table:style-name="ce5" office:value-type="float" office:value="0.465226477240057" calcext:value-type="float">
            <text:p>0.4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4865" calcext:value-type="float">
            <text:p>0.4865</text:p>
          </table:table-cell>
          <table:table-cell office:value-type="float" office:value="3068" calcext:value-type="float">
            <text:p>3,068.000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384429801637156" calcext:value-type="float">
            <text:p>0.3844</text:p>
          </table:table-cell>
          <table:table-cell office:value-type="float" office:value="0.705113483345812" calcext:value-type="float">
            <text:p>0.7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00857434723959" calcext:value-type="float">
            <text:p>0.5009</text:p>
          </table:table-cell>
          <table:table-cell office:value-type="float" office:value="0.01488" calcext:value-type="float">
            <text:p>0.0149</text:p>
          </table:table-cell>
          <table:table-cell office:value-type="float" office:value="726.4" calcext:value-type="float">
            <text:p>726.4000</text:p>
          </table:table-cell>
          <table:table-cell office:value-type="float" office:value="0.0269954260868919" calcext:value-type="float">
            <text:p>0.0270</text:p>
          </table:table-cell>
          <table:table-cell office:value-type="float" office:value="2.72332616135256" calcext:value-type="float">
            <text:p>2.7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36954494761785" calcext:value-type="float">
            <text:p>0.5370</text:p>
          </table:table-cell>
          <table:table-cell office:value-type="float" office:value="57.08" calcext:value-type="float">
            <text:p>57.0800</text:p>
          </table:table-cell>
          <table:table-cell office:value-type="float" office:value="0.01096" calcext:value-type="float">
            <text:p>0.0110</text:p>
          </table:table-cell>
          <table:table-cell office:value-type="float" office:value="0.0424365775575147" calcext:value-type="float">
            <text:p>0.0424</text:p>
          </table:table-cell>
          <table:table-cell office:value-type="float" office:value="4.36135597350501" calcext:value-type="float">
            <text:p>4.3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20651352670881" calcext:value-type="float">
            <text:p>0.5207</text:p>
          </table:table-cell>
          <table:table-cell office:value-type="float" office:value="101.9" calcext:value-type="float">
            <text:p>101.9000</text:p>
          </table:table-cell>
          <table:table-cell office:value-type="float" office:value="0.01231" calcext:value-type="float">
            <text:p>0.0123</text:p>
          </table:table-cell>
          <table:table-cell office:value-type="float" office:value="0.0337775472516208" calcext:value-type="float">
            <text:p>0.0338</text:p>
          </table:table-cell>
          <table:table-cell office:value-type="float" office:value="4.48775117518914" calcext:value-type="float">
            <text:p>4.4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32019746777948" calcext:value-type="float">
            <text:p>0.5320</text:p>
          </table:table-cell>
          <table:table-cell office:value-type="float" office:value="68.91" calcext:value-type="float">
            <text:p>68.910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389582410094821" calcext:value-type="float">
            <text:p>0.0390</text:p>
          </table:table-cell>
          <table:table-cell office:value-type="float" office:value="4.5850613386802" calcext:value-type="float">
            <text:p>4.5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42385767455716" calcext:value-type="float">
            <text:p>0.5424</text:p>
          </table:table-cell>
          <table:table-cell office:value-type="float" office:value="54.17" calcext:value-type="float">
            <text:p>54.1700</text:p>
          </table:table-cell>
          <table:table-cell office:value-type="float" office:value="0.009127" calcext:value-type="float">
            <text:p>0.0091</text:p>
          </table:table-cell>
          <table:table-cell office:value-type="float" office:value="0.0447540014688095" calcext:value-type="float">
            <text:p>0.0448</text:p>
          </table:table-cell>
          <table:table-cell office:value-type="float" office:value="4.69657067595043" calcext:value-type="float">
            <text:p>4.69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2276848446447" calcext:value-type="float">
            <text:p>0.5228</text:p>
          </table:table-cell>
          <table:table-cell office:value-type="float" office:value="104.7" calcext:value-type="float">
            <text:p>104.7000</text:p>
          </table:table-cell>
          <table:table-cell office:value-type="float" office:value="0.01372" calcext:value-type="float">
            <text:p>0.0137</text:p>
          </table:table-cell>
          <table:table-cell office:value-type="float" office:value="0.0337962035950692" calcext:value-type="float">
            <text:p>0.0338</text:p>
          </table:table-cell>
          <table:table-cell office:value-type="float" office:value="5.05146562622864" calcext:value-type="float">
            <text:p>5.0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49737689975148" calcext:value-type="float">
            <text:p>0.4974</text:p>
          </table:table-cell>
          <table:table-cell office:value-type="float" office:value="0.01309" calcext:value-type="float">
            <text:p>0.0131</text:p>
          </table:table-cell>
          <table:table-cell office:value-type="float" office:value="812.3" calcext:value-type="float">
            <text:p>812.3000</text:p>
          </table:table-cell>
          <table:table-cell office:value-type="float" office:value="0.0271327871715307" calcext:value-type="float">
            <text:p>0.0271</text:p>
          </table:table-cell>
          <table:table-cell office:value-type="float" office:value="6.02595479972083" calcext:value-type="float">
            <text:p>6.0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48906176348599" calcext:value-type="float">
            <text:p>0.4891</text:p>
          </table:table-cell>
          <table:table-cell office:value-type="float" office:value="0.0141" calcext:value-type="float">
            <text:p>0.0141</text:p>
          </table:table-cell>
          <table:table-cell office:value-type="float" office:value="258.6" calcext:value-type="float">
            <text:p>258.6000</text:p>
          </table:table-cell>
          <table:table-cell office:value-type="float" office:value="0.0282389760990368" calcext:value-type="float">
            <text:p>0.0282</text:p>
          </table:table-cell>
          <table:table-cell office:value-type="float" office:value="6.24117408068888" calcext:value-type="float">
            <text:p>6.2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29268999257173" calcext:value-type="float">
            <text:p>0.5293</text:p>
          </table:table-cell>
          <table:table-cell office:value-type="float" office:value="105.4" calcext:value-type="float">
            <text:p>105.4000</text:p>
          </table:table-cell>
          <table:table-cell office:value-type="float" office:value="0.01302" calcext:value-type="float">
            <text:p>0.0130</text:p>
          </table:table-cell>
          <table:table-cell office:value-type="float" office:value="0.0338806304901164" calcext:value-type="float">
            <text:p>0.0339</text:p>
          </table:table-cell>
          <table:table-cell office:value-type="float" office:value="6.3841000366304" calcext:value-type="float">
            <text:p>6.3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11204036091138" calcext:value-type="float">
            <text:p>0.5112</text:p>
          </table:table-cell>
          <table:table-cell office:value-type="float" office:value="260.1" calcext:value-type="float">
            <text:p>260.1000</text:p>
          </table:table-cell>
          <table:table-cell office:value-type="float" office:value="0.01412" calcext:value-type="float">
            <text:p>0.0141</text:p>
          </table:table-cell>
          <table:table-cell office:value-type="float" office:value="0.0282414640656952" calcext:value-type="float">
            <text:p>0.0282</text:p>
          </table:table-cell>
          <table:table-cell office:value-type="float" office:value="6.40171506069222" calcext:value-type="float">
            <text:p>6.4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30714909708985" calcext:value-type="float">
            <text:p>0.5307</text:p>
          </table:table-cell>
          <table:table-cell office:value-type="float" office:value="109.1" calcext:value-type="float">
            <text:p>109.1000</text:p>
          </table:table-cell>
          <table:table-cell office:value-type="float" office:value="0.01132" calcext:value-type="float">
            <text:p>0.0113</text:p>
          </table:table-cell>
          <table:table-cell office:value-type="float" office:value="0.0335151231366095" calcext:value-type="float">
            <text:p>0.0335</text:p>
          </table:table-cell>
          <table:table-cell office:value-type="float" office:value="6.88078499202529" calcext:value-type="float">
            <text:p>6.8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488025705371864" calcext:value-type="float">
            <text:p>0.4880</text:p>
          </table:table-cell>
          <table:table-cell office:value-type="float" office:value="0.01404" calcext:value-type="float">
            <text:p>0.0140</text:p>
          </table:table-cell>
          <table:table-cell office:value-type="float" office:value="305.5" calcext:value-type="float">
            <text:p>305.5000</text:p>
          </table:table-cell>
          <table:table-cell office:value-type="float" office:value="0.0279048838011199" calcext:value-type="float">
            <text:p>0.0279</text:p>
          </table:table-cell>
          <table:table-cell office:value-type="float" office:value="7.86155231704098" calcext:value-type="float">
            <text:p>7.8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30455450606441" calcext:value-type="float">
            <text:p>0.5305</text:p>
          </table:table-cell>
          <table:table-cell office:value-type="float" office:value="128.2" calcext:value-type="float">
            <text:p>128.2000</text:p>
          </table:table-cell>
          <table:table-cell office:value-type="float" office:value="0.01258" calcext:value-type="float">
            <text:p>0.0126</text:p>
          </table:table-cell>
          <table:table-cell office:value-type="float" office:value="0.0325099269683879" calcext:value-type="float">
            <text:p>0.0325</text:p>
          </table:table-cell>
          <table:table-cell office:value-type="float" office:value="8.00936993661866" calcext:value-type="float">
            <text:p>8.00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516543157989804" calcext:value-type="float">
            <text:p>0.5165</text:p>
          </table:table-cell>
          <table:table-cell office:value-type="float" office:value="281.5" calcext:value-type="float">
            <text:p>281.5000</text:p>
          </table:table-cell>
          <table:table-cell office:value-type="float" office:value="0.01286" calcext:value-type="float">
            <text:p>0.0129</text:p>
          </table:table-cell>
          <table:table-cell office:value-type="float" office:value="0.028239095198382" calcext:value-type="float">
            <text:p>0.0282</text:p>
          </table:table-cell>
          <table:table-cell office:value-type="float" office:value="9.68707554173177" calcext:value-type="float">
            <text:p>9.6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G6-64-1</text:p>
          </table:table-cell>
          <table:table-cell office:value-type="string" calcext:value-type="string">
            <text:p>Script</text:p>
          </table:table-cell>
          <table:table-cell office:value-type="float" office:value="0.486369514047647" calcext:value-type="float">
            <text:p>0.4864</text:p>
          </table:table-cell>
          <table:table-cell office:value-type="float" office:value="0.01144" calcext:value-type="float">
            <text:p>0.0114</text:p>
          </table:table-cell>
          <table:table-cell office:value-type="float" office:value="516.1" calcext:value-type="float">
            <text:p>516.1000</text:p>
          </table:table-cell>
          <table:table-cell office:value-type="float" office:value="0.0286898826734784" calcext:value-type="float">
            <text:p>0.0287</text:p>
          </table:table-cell>
          <table:table-cell office:value-type="float" office:value="14.4769102716502" calcext:value-type="float">
            <text:p>14.4769</text:p>
          </table:table-cell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alex/Dropbox/School%20Work/1-%20Research/Dropbox/School%20Work/1-%20Research/GDSC1_M.P.NA_Sorting/sun's%20excl%20docs/HG6-64-1%20Monophasic%20and%20Biphasic%20Analysis%2020181016.xlsx'#Combination Data" table:print="false" table:style-name="ta_extref">
        <table:table-source xlink:type="simple" xlink:href="../../Dropbox/School%20Work/1-%20Research/GDSC1_M.P.NA_Sorting/sun's%20excl%20docs/HG6-64-1%20Monophasic%20and%20Biphasic%20Analysis%2020181016.xlsx" table:table-name="Combination Data" table:mode="copy-results-only"/>
        <table:table-column table:number-columns-repeated="17"/>
        <table:table-row table:number-rows-repeated="3">
          <table:table-cell table:number-columns-repeated="17"/>
        </table:table-row>
        <table:table-row>
          <table:table-cell/>
          <table:table-cell table:style-name="ce1" office:value-type="float" office:value="-3.21441993929574">
            <text:p>-3.21441993929574</text:p>
          </table:table-cell>
          <table:table-cell table:style-name="ce1" office:value-type="float" office:value="-2.91338994363176">
            <text:p>-2.91338994363176</text:p>
          </table:table-cell>
          <table:table-cell table:style-name="ce1" office:value-type="float" office:value="-2.61235994796777">
            <text:p>-2.61235994796777</text:p>
          </table:table-cell>
          <table:table-cell table:style-name="ce1" office:value-type="float" office:value="-2.31132995230379">
            <text:p>-2.31132995230379</text:p>
          </table:table-cell>
          <table:table-cell table:style-name="ce1" office:value-type="float" office:value="-2.01029995663981">
            <text:p>-2.01029995663981</text:p>
          </table:table-cell>
          <table:table-cell table:style-name="ce1" office:value-type="float" office:value="-1.70926996097583">
            <text:p>-1.70926996097583</text:p>
          </table:table-cell>
          <table:table-cell table:style-name="ce1" office:value-type="float" office:value="-1.40823996531185">
            <text:p>-1.40823996531185</text:p>
          </table:table-cell>
          <table:table-cell table:style-name="ce1" office:value-type="float" office:value="-1.10720996964787">
            <text:p>-1.10720996964787</text:p>
          </table:table-cell>
          <table:table-cell table:style-name="ce1" office:value-type="float" office:value="-0.806179973983887">
            <text:p>-0.806179973983887</text:p>
          </table:table-cell>
          <table:table-cell table:style-name="ce1" office:value-type="float" office:value="-0.505149978319906">
            <text:p>-0.505149978319906</text:p>
          </table:table-cell>
          <table:table-cell table:style-name="ce1" office:value-type="float" office:value="-0.204119982655925">
            <text:p>-0.204119982655925</text:p>
          </table:table-cell>
          <table:table-cell table:style-name="ce1" office:value-type="float" office:value="0.0969100130080564">
            <text:p>0.0969100130080564</text:p>
          </table:table-cell>
          <table:table-cell table:style-name="ce1" office:value-type="float" office:value="0.397940008672038">
            <text:p>0.397940008672038</text:p>
          </table:table-cell>
          <table:table-cell table:style-name="ce1" office:value-type="float" office:value="0.698970004336019">
            <text:p>0.6989700043360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30102999566398">
            <text:p>1.30102999566398</text:p>
          </table:table-cell>
        </table:table-row>
        <table:table-row>
          <table:table-cell/>
          <table:table-cell table:style-name="ce1" office:value-type="float" office:value="0.976777305616171">
            <text:p>0.976777305616171</text:p>
          </table:table-cell>
          <table:table-cell table:style-name="ce1" office:value-type="float" office:value="0.96869185712645">
            <text:p>0.96869185712645</text:p>
          </table:table-cell>
          <table:table-cell table:style-name="ce1" office:value-type="float" office:value="0.932215458826232">
            <text:p>0.932215458826232</text:p>
          </table:table-cell>
          <table:table-cell table:style-name="ce1" office:value-type="float" office:value="0.846675089008844">
            <text:p>0.846675089008844</text:p>
          </table:table-cell>
          <table:table-cell table:style-name="ce1" office:value-type="float" office:value="0.761777879866774">
            <text:p>0.761777879866774</text:p>
          </table:table-cell>
          <table:table-cell table:style-name="ce1" office:value-type="float" office:value="0.702607097737453">
            <text:p>0.702607097737453</text:p>
          </table:table-cell>
          <table:table-cell table:style-name="ce1" office:value-type="float" office:value="0.67274606638337">
            <text:p>0.67274606638337</text:p>
          </table:table-cell>
          <table:table-cell table:style-name="ce1" office:value-type="float" office:value="0.643711955897554">
            <text:p>0.643711955897554</text:p>
          </table:table-cell>
          <table:table-cell table:style-name="ce1" office:value-type="float" office:value="0.558217526128403">
            <text:p>0.558217526128403</text:p>
          </table:table-cell>
          <table:table-cell table:style-name="ce1" office:value-type="float" office:value="0.496336281153095">
            <text:p>0.496336281153095</text:p>
          </table:table-cell>
          <table:table-cell table:style-name="ce1" office:value-type="float" office:value="0.498817043757896">
            <text:p>0.498817043757896</text:p>
          </table:table-cell>
          <table:table-cell table:style-name="ce1" office:value-type="float" office:value="0.484851269093833">
            <text:p>0.484851269093833</text:p>
          </table:table-cell>
          <table:table-cell table:style-name="ce1" office:value-type="float" office:value="0.467623751004939">
            <text:p>0.467623751004939</text:p>
          </table:table-cell>
          <table:table-cell table:style-name="ce1" office:value-type="float" office:value="0.517882163776272">
            <text:p>0.517882163776272</text:p>
          </table:table-cell>
          <table:table-cell table:style-name="ce1" office:value-type="float" office:value="0.503181348340416">
            <text:p>0.503181348340416</text:p>
          </table:table-cell>
          <table:table-cell table:style-name="ce1" office:value-type="float" office:value="0.509704835190077">
            <text:p>0.509704835190077</text:p>
          </table:table-cell>
        </table:table-row>
      </table:table>
      <table:table table:name="'file:///home/alex/Dropbox/School%20Work/1-%20Research/Dropbox/School%20Work/1-%20Research/GDSC1_M.P.NA_Sorting/sun's%20excl%20docs/Dasatinib%20Monophasic%20and%20Biphasic%20Analysis%2020180223%20(5).xlsx'#Combination Data" table:print="false" table:style-name="ta_extref">
        <table:table-source xlink:type="simple" xlink:href="../../Dropbox/School%20Work/1-%20Research/GDSC1_M.P.NA_Sorting/sun's%20excl%20docs/Dasatinib%20Monophasic%20and%20Biphasic%20Analysis%2020180223%20(5).xlsx" table:table-name="Combination Data" table:mode="copy-results-only"/>
        <table:table-column table:number-columns-repeated="17"/>
        <table:table-row table:number-rows-repeated="4">
          <table:table-cell table:number-columns-repeated="17"/>
        </table:table-row>
        <table:table-row>
          <table:table-cell/>
          <table:table-cell table:style-name="ce1" office:value-type="float" office:value="0.984307532689462">
            <text:p>0.984307532689462</text:p>
          </table:table-cell>
          <table:table-cell table:style-name="ce1" office:value-type="float" office:value="0.926268581297712">
            <text:p>0.926268581297712</text:p>
          </table:table-cell>
          <table:table-cell table:style-name="ce1" office:value-type="float" office:value="0.966810596723301">
            <text:p>0.966810596723301</text:p>
          </table:table-cell>
          <table:table-cell table:style-name="ce1" office:value-type="float" office:value="0.927562477206105">
            <text:p>0.927562477206105</text:p>
          </table:table-cell>
          <table:table-cell table:style-name="ce1" office:value-type="float" office:value="0.917687142006561">
            <text:p>0.917687142006561</text:p>
          </table:table-cell>
          <table:table-cell table:style-name="ce1" office:value-type="float" office:value="0.841826478958955">
            <text:p>0.841826478958955</text:p>
          </table:table-cell>
          <table:table-cell table:style-name="ce1" office:value-type="float" office:value="0.827942978783357">
            <text:p>0.827942978783357</text:p>
          </table:table-cell>
          <table:table-cell table:style-name="ce1" office:value-type="float" office:value="0.743043510240795">
            <text:p>0.743043510240795</text:p>
          </table:table-cell>
          <table:table-cell table:style-name="ce1" office:value-type="float" office:value="0.610415322114887">
            <text:p>0.610415322114887</text:p>
          </table:table-cell>
          <table:table-cell table:style-name="ce1" office:value-type="float" office:value="0.541858574267865">
            <text:p>0.541858574267865</text:p>
          </table:table-cell>
          <table:table-cell table:style-name="ce1" office:value-type="float" office:value="0.540660649766028">
            <text:p>0.540660649766028</text:p>
          </table:table-cell>
          <table:table-cell table:style-name="ce1" office:value-type="float" office:value="0.480890931519686">
            <text:p>0.480890931519686</text:p>
          </table:table-cell>
          <table:table-cell table:style-name="ce1" office:value-type="float" office:value="0.466336550309436">
            <text:p>0.466336550309436</text:p>
          </table:table-cell>
          <table:table-cell table:style-name="ce1" office:value-type="float" office:value="0.421663122367266">
            <text:p>0.421663122367266</text:p>
          </table:table-cell>
          <table:table-cell table:style-name="ce1" office:value-type="float" office:value="0.405018477409503">
            <text:p>0.405018477409503</text:p>
          </table:table-cell>
          <table:table-cell table:style-name="ce1" office:value-type="float" office:value="0.289361256167529">
            <text:p>0.289361256167529</text:p>
          </table:table-cell>
        </table:table-row>
        <table:table-row>
          <table:table-cell/>
          <table:table-cell table:style-name="ce1" office:value-type="float" office:value="0.0326137218800982">
            <text:p>0.0326137218800982</text:p>
          </table:table-cell>
          <table:table-cell table:style-name="ce1" office:value-type="float" office:value="0.0539895207267885">
            <text:p>0.0539895207267885</text:p>
          </table:table-cell>
          <table:table-cell table:style-name="ce1" office:value-type="float" office:value="0.053771322316169">
            <text:p>0.053771322316169</text:p>
          </table:table-cell>
          <table:table-cell table:style-name="ce1" office:value-type="float" office:value="0.0424140731637415">
            <text:p>0.0424140731637415</text:p>
          </table:table-cell>
          <table:table-cell table:style-name="ce1" office:value-type="float" office:value="0.0556933504936585">
            <text:p>0.0556933504936585</text:p>
          </table:table-cell>
          <table:table-cell table:style-name="ce1" office:value-type="float" office:value="0.0557830685607462">
            <text:p>0.0557830685607462</text:p>
          </table:table-cell>
          <table:table-cell table:style-name="ce1" office:value-type="float" office:value="0.0530746038379596">
            <text:p>0.0530746038379596</text:p>
          </table:table-cell>
          <table:table-cell table:style-name="ce1" office:value-type="float" office:value="0.0558241456449546">
            <text:p>0.0558241456449546</text:p>
          </table:table-cell>
          <table:table-cell table:style-name="ce1" office:value-type="float" office:value="0.0275377778660939">
            <text:p>0.0275377778660939</text:p>
          </table:table-cell>
          <table:table-cell table:style-name="ce1" office:value-type="float" office:value="0.0529093403496837">
            <text:p>0.0529093403496837</text:p>
          </table:table-cell>
          <table:table-cell table:style-name="ce1" office:value-type="float" office:value="0.0446037520115367">
            <text:p>0.0446037520115367</text:p>
          </table:table-cell>
          <table:table-cell table:style-name="ce1" office:value-type="float" office:value="0.0410151570726047">
            <text:p>0.0410151570726047</text:p>
          </table:table-cell>
          <table:table-cell table:style-name="ce1" office:value-type="float" office:value="0.0243893678480637">
            <text:p>0.0243893678480637</text:p>
          </table:table-cell>
          <table:table-cell table:style-name="ce1" office:value-type="float" office:value="0.014320895456531">
            <text:p>0.014320895456531</text:p>
          </table:table-cell>
          <table:table-cell table:style-name="ce1" office:value-type="float" office:value="0.0240727484175304">
            <text:p>0.0240727484175304</text:p>
          </table:table-cell>
          <table:table-cell table:style-name="ce1" office:value-type="float" office:value="0.0207172439560142">
            <text:p>0.0207172439560142</text:p>
          </table:table-cell>
        </table:table-row>
      </table:table>
      <table:table table:name="'file:///home/alex/Dropbox/School%20Work/1-%20Research/Dropbox/School%20Work/1-%20Research/GDSC1_M.P.NA_Sorting/sun's%20excl%20docs/BMS-754807%20Monophasic%20and%20Biphasic%20Analysis%2020180223%20(2).xlsx'#Combination Data" table:print="false" table:style-name="ta_extref">
        <table:table-source xlink:type="simple" xlink:href="../../Dropbox/School%20Work/1-%20Research/GDSC1_M.P.NA_Sorting/sun's%20excl%20docs/BMS-754807%20Monophasic%20and%20Biphasic%20Analysis%2020180223%20(2).xlsx" table:table-name="Combination Data" table:mode="copy-results-only"/>
        <table:table-column table:number-columns-repeated="17"/>
        <table:table-row table:number-rows-repeated="4">
          <table:table-cell table:number-columns-repeated="17"/>
        </table:table-row>
        <table:table-row>
          <table:table-cell/>
          <table:table-cell table:style-name="ce1" office:value-type="float" office:value="0.939949244110916">
            <text:p>0.939949244110916</text:p>
          </table:table-cell>
          <table:table-cell table:style-name="ce1" office:value-type="float" office:value="0.869443709227919">
            <text:p>0.869443709227919</text:p>
          </table:table-cell>
          <table:table-cell table:style-name="ce1" office:value-type="float" office:value="0.853049245667845">
            <text:p>0.853049245667845</text:p>
          </table:table-cell>
          <table:table-cell table:style-name="ce1" office:value-type="float" office:value="0.824183779912501">
            <text:p>0.824183779912501</text:p>
          </table:table-cell>
          <table:table-cell table:style-name="ce1" office:value-type="float" office:value="0.814585311930748">
            <text:p>0.814585311930748</text:p>
          </table:table-cell>
          <table:table-cell table:style-name="ce1" office:value-type="float" office:value="0.786817481200081">
            <text:p>0.786817481200081</text:p>
          </table:table-cell>
          <table:table-cell table:style-name="ce1" office:value-type="float" office:value="0.711610020395771">
            <text:p>0.711610020395771</text:p>
          </table:table-cell>
          <table:table-cell table:style-name="ce1" office:value-type="float" office:value="0.642824892182659">
            <text:p>0.642824892182659</text:p>
          </table:table-cell>
          <table:table-cell table:style-name="ce1" office:value-type="float" office:value="0.601130330536051">
            <text:p>0.601130330536051</text:p>
          </table:table-cell>
          <table:table-cell table:style-name="ce1" office:value-type="float" office:value="0.546170732846533">
            <text:p>0.546170732846533</text:p>
          </table:table-cell>
          <table:table-cell table:style-name="ce1" office:value-type="float" office:value="0.513942300207072">
            <text:p>0.513942300207072</text:p>
          </table:table-cell>
          <table:table-cell table:style-name="ce1" office:value-type="float" office:value="0.426100359650625">
            <text:p>0.426100359650625</text:p>
          </table:table-cell>
          <table:table-cell table:style-name="ce1" office:value-type="float" office:value="0.373818680035498">
            <text:p>0.373818680035498</text:p>
          </table:table-cell>
          <table:table-cell table:style-name="ce1" office:value-type="float" office:value="0.356443351134223">
            <text:p>0.356443351134223</text:p>
          </table:table-cell>
          <table:table-cell table:style-name="ce1" office:value-type="float" office:value="0.309330676174314">
            <text:p>0.309330676174314</text:p>
          </table:table-cell>
          <table:table-cell table:style-name="ce1" office:value-type="float" office:value="0.178424076351804">
            <text:p>0.178424076351804</text:p>
          </table:table-cell>
        </table:table-row>
        <table:table-row>
          <table:table-cell/>
          <table:table-cell table:style-name="ce1" office:value-type="float" office:value="0.0195188248132322">
            <text:p>0.0195188248132322</text:p>
          </table:table-cell>
          <table:table-cell table:style-name="ce1" office:value-type="float" office:value="0.0334157323177224">
            <text:p>0.0334157323177224</text:p>
          </table:table-cell>
          <table:table-cell table:style-name="ce1" office:value-type="float" office:value="0.021672721687595">
            <text:p>0.021672721687595</text:p>
          </table:table-cell>
          <table:table-cell table:style-name="ce1" office:value-type="float" office:value="0.0110235858801105">
            <text:p>0.0110235858801105</text:p>
          </table:table-cell>
          <table:table-cell table:style-name="ce1" office:value-type="float" office:value="0.0450780426156258">
            <text:p>0.0450780426156258</text:p>
          </table:table-cell>
          <table:table-cell table:style-name="ce1" office:value-type="float" office:value="0.0126185046540188">
            <text:p>0.0126185046540188</text:p>
          </table:table-cell>
          <table:table-cell table:style-name="ce1" office:value-type="float" office:value="0.0382288844900128">
            <text:p>0.0382288844900128</text:p>
          </table:table-cell>
          <table:table-cell table:style-name="ce1" office:value-type="float" office:value="0.0358120365873502">
            <text:p>0.0358120365873502</text:p>
          </table:table-cell>
          <table:table-cell table:style-name="ce1" office:value-type="float" office:value="0.0405285485092765">
            <text:p>0.0405285485092765</text:p>
          </table:table-cell>
          <table:table-cell table:style-name="ce1" office:value-type="float" office:value="0.0212159343166096">
            <text:p>0.0212159343166096</text:p>
          </table:table-cell>
          <table:table-cell table:style-name="ce1" office:value-type="float" office:value="0.0370758535568833">
            <text:p>0.0370758535568833</text:p>
          </table:table-cell>
          <table:table-cell table:style-name="ce1" office:value-type="float" office:value="0.0306261689176436">
            <text:p>0.0306261689176436</text:p>
          </table:table-cell>
          <table:table-cell table:style-name="ce1" office:value-type="float" office:value="0.0245426356652143">
            <text:p>0.0245426356652143</text:p>
          </table:table-cell>
          <table:table-cell table:style-name="ce1" office:value-type="float" office:value="0.0287693707525509">
            <text:p>0.0287693707525509</text:p>
          </table:table-cell>
          <table:table-cell table:style-name="ce1" office:value-type="float" office:value="0.0212629781034238">
            <text:p>0.0212629781034238</text:p>
          </table:table-cell>
          <table:table-cell table:style-name="ce1" office:value-type="float" office:value="0.00663449130002886">
            <text:p>0.00663449130002886</text:p>
          </table:table-cell>
        </table:table-row>
      </table:table>
      <table:table table:name="'file:///home/alex/Dropbox/School%20Work/1-%20Research/Dropbox/School%20Work/1-%20Research/GDSC1_M.P.NA_Sorting/sun's%20excl%20docs/AZD6244%20Monophasic%20and%20Biphasic%20Analysis%2020181014.xlsx'#Combination Data" table:print="false" table:style-name="ta_extref">
        <table:table-source xlink:type="simple" xlink:href="../../Dropbox/School%20Work/1-%20Research/GDSC1_M.P.NA_Sorting/sun's%20excl%20docs/AZD6244%20Monophasic%20and%20Biphasic%20Analysis%2020181014.xlsx" table:table-name="Combination Data" table:mode="copy-results-only"/>
        <table:table-column table:number-columns-repeated="17"/>
        <table:table-row table:number-rows-repeated="4">
          <table:table-cell table:number-columns-repeated="17"/>
        </table:table-row>
        <table:table-row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929962299350927">
            <text:p>0.929962299350927</text:p>
          </table:table-cell>
          <table:table-cell table:style-name="ce1" office:value-type="float" office:value="0.926231101092153">
            <text:p>0.926231101092153</text:p>
          </table:table-cell>
          <table:table-cell table:style-name="ce1" office:value-type="float" office:value="0.856698666873955">
            <text:p>0.856698666873955</text:p>
          </table:table-cell>
          <table:table-cell table:style-name="ce1" office:value-type="float" office:value="0.87978545610012">
            <text:p>0.87978545610012</text:p>
          </table:table-cell>
          <table:table-cell table:style-name="ce1" office:value-type="float" office:value="0.835710676668351">
            <text:p>0.835710676668351</text:p>
          </table:table-cell>
          <table:table-cell table:style-name="ce1" office:value-type="float" office:value="0.842667806755023">
            <text:p>0.842667806755023</text:p>
          </table:table-cell>
          <table:table-cell table:style-name="ce1" office:value-type="float" office:value="0.769715107466283">
            <text:p>0.769715107466283</text:p>
          </table:table-cell>
          <table:table-cell table:style-name="ce1" office:value-type="float" office:value="0.675502351432236">
            <text:p>0.675502351432236</text:p>
          </table:table-cell>
          <table:table-cell table:style-name="ce1" office:value-type="float" office:value="0.639084301760659">
            <text:p>0.639084301760659</text:p>
          </table:table-cell>
          <table:table-cell table:style-name="ce1" office:value-type="float" office:value="0.532045551712076">
            <text:p>0.532045551712076</text:p>
          </table:table-cell>
          <table:table-cell table:style-name="ce1" office:value-type="float" office:value="0.469664580823196">
            <text:p>0.469664580823196</text:p>
          </table:table-cell>
          <table:table-cell table:style-name="ce1" office:value-type="float" office:value="0.404213144700533">
            <text:p>0.404213144700533</text:p>
          </table:table-cell>
          <table:table-cell table:style-name="ce1" office:value-type="float" office:value="0.390376617824245">
            <text:p>0.390376617824245</text:p>
          </table:table-cell>
          <table:table-cell table:style-name="ce1" office:value-type="float" office:value="0.380115822612616">
            <text:p>0.380115822612616</text:p>
          </table:table-cell>
          <table:table-cell table:style-name="ce1" office:value-type="float" office:value="0.355202300905593">
            <text:p>0.355202300905593</text:p>
          </table:table-cell>
        </table:table-row>
        <table:table-row>
          <table:table-cell/>
          <table:table-cell table:style-name="ce1" office:value-type="float" office:value="0.0976574025499392">
            <text:p>0.0976574025499392</text:p>
          </table:table-cell>
          <table:table-cell table:style-name="ce1" office:value-type="float" office:value="0.0615139954935919">
            <text:p>0.0615139954935919</text:p>
          </table:table-cell>
          <table:table-cell table:style-name="ce1" office:value-type="float" office:value="0.0529339781800601">
            <text:p>0.0529339781800601</text:p>
          </table:table-cell>
          <table:table-cell table:style-name="ce1" office:value-type="float" office:value="0.043486048319037">
            <text:p>0.043486048319037</text:p>
          </table:table-cell>
          <table:table-cell table:style-name="ce1" office:value-type="float" office:value="0.057485586396993">
            <text:p>0.057485586396993</text:p>
          </table:table-cell>
          <table:table-cell table:style-name="ce1" office:value-type="float" office:value="0.0691839008112024">
            <text:p>0.0691839008112024</text:p>
          </table:table-cell>
          <table:table-cell table:style-name="ce1" office:value-type="float" office:value="0.0551985915787754">
            <text:p>0.0551985915787754</text:p>
          </table:table-cell>
          <table:table-cell table:style-name="ce1" office:value-type="float" office:value="0.0197472028352886">
            <text:p>0.0197472028352886</text:p>
          </table:table-cell>
          <table:table-cell table:style-name="ce1" office:value-type="float" office:value="0.0338104324260639">
            <text:p>0.0338104324260639</text:p>
          </table:table-cell>
          <table:table-cell table:style-name="ce1" office:value-type="float" office:value="0.0123215858078382">
            <text:p>0.0123215858078382</text:p>
          </table:table-cell>
          <table:table-cell table:style-name="ce1" office:value-type="float" office:value="0.0202893956791301">
            <text:p>0.0202893956791301</text:p>
          </table:table-cell>
          <table:table-cell table:style-name="ce1" office:value-type="float" office:value="0.0179764446994079">
            <text:p>0.0179764446994079</text:p>
          </table:table-cell>
          <table:table-cell table:style-name="ce1" office:value-type="float" office:value="0.0216129670881682">
            <text:p>0.0216129670881682</text:p>
          </table:table-cell>
          <table:table-cell table:style-name="ce1" office:value-type="float" office:value="0.00836680782039424">
            <text:p>0.00836680782039424</text:p>
          </table:table-cell>
          <table:table-cell table:style-name="ce1" office:value-type="float" office:value="0.0139632998959581">
            <text:p>0.0139632998959581</text:p>
          </table:table-cell>
          <table:table-cell table:style-name="ce1" office:value-type="float" office:value="0.0221448848123074">
            <text:p>0.0221448848123074</text:p>
          </table:table-cell>
        </table:table-row>
      </table:table>
      <table:named-expressions/>
      <table:database-ranges>
        <table:database-range table:name="__Anonymous_Sheet_DB__4" table:target-range-address="Sheet5.K1:Sheet5.Q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9:23:35.785405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1:39:20.646146261</meta:creation-date>
    <dc:date>2021-06-24T10:10:13.157497014</dc:date>
    <meta:editing-duration>PT1H27M</meta:editing-duration>
    <meta:editing-cycles>4</meta:editing-cycles>
    <meta:generator>LibreOffice/6.0.7.3$Linux_X86_64 LibreOffice_project/00m0$Build-3</meta:generator>
    <meta:document-statistic meta:table-count="5" meta:cell-count="11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error-category="cell-range" chart:error-upper-range="local-table.$B$2:.$Q$2" chart:error-lower-range="local-table.$B$2:.$Q$2" chart:label-position="right">
        <chart:label-separator>
          <text:p>; </text:p>
        </chart:label-separator>
      </style:chart-properties>
      <style:graphic-properties draw:stroke="none" svg:stroke-width="0.079cm" svg:stroke-color="#0070c0" draw:fill-color="#0070c0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B$4:.$Q$4" chart:error-lower-range="local-table.$B$5:.$Q$5" loext:std-weight="1"/>
      <style:graphic-properties draw:stroke="solid" svg:stroke-width="0.026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456cm" svg:height="6.975cm" xlink:href="." xlink:type="simple" chart:class="chart:scatter" chart:style-name="ch1">
        <chart:legend chart:legend-position="end" svg:x="13.419cm" svg:y="2.769cm" style:legend-expansion="high" chart:style-name="ch2"/>
        <chart:plot-area chart:style-name="ch3" chart:data-source-has-labels="both" svg:x="0.329cm" svg:y="0.139cm" svg:width="12.761cm" svg:height="6.697cm">
          <chartooo:coordinate-region svg:x="0.475cm" svg:y="0.313cm" svg:width="12.521cm" svg:height="5.929cm"/>
          <chart:axis chart:dimension="x" chart:name="primary-x" chart:style-name="ch4" chartooo:axis-type="auto">
            <chart:categories table:cell-range-address="local-table.$B$1:.$Q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Q$3" chart:label-cell-address="local-table.$A$3" chart:class="chart:scatter">
            <chart:domain table:cell-range-address="local-table.$B$2:.$Q$2"/>
            <chart:error-indicator chart:style-name="ch7" chart:dimension="y"/>
            <chart:data-point chart:repeated="16"/>
          </chart:series>
          <chart:series chart:style-name="ch8" chart:values-cell-range-address="local-table.$B$6:.$Q$6" chart:label-cell-address="local-table.$A$6" chart:class="chart:scatter">
            <chart:data-point chart:repeated="16"/>
          </chart:series>
          <chart:series chart:style-name="ch9" chart:values-cell-range-address="local-table.$B$7:.$Q$7" chart:label-cell-address="local-table.$A$7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3.21441993929574">
                <text:p>-3.21441993929574</text:p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Actual data</text:p>
              </table:table-cell>
              <table:table-cell office:value-type="float" office:value="0.976777305616171">
                <text:p>0.976777305616171</text:p>
              </table:table-cell>
              <table:table-cell office:value-type="float" office:value="0.96869185712645">
                <text:p>0.96869185712645</text:p>
              </table:table-cell>
              <table:table-cell office:value-type="float" office:value="0.932215458826232">
                <text:p>0.932215458826232</text:p>
              </table:table-cell>
              <table:table-cell office:value-type="float" office:value="0.846675089008844">
                <text:p>0.846675089008844</text:p>
              </table:table-cell>
              <table:table-cell office:value-type="float" office:value="0.761777879866774">
                <text:p>0.761777879866774</text:p>
              </table:table-cell>
              <table:table-cell office:value-type="float" office:value="0.702607097737453">
                <text:p>0.702607097737453</text:p>
              </table:table-cell>
              <table:table-cell office:value-type="float" office:value="0.67274606638337">
                <text:p>0.67274606638337</text:p>
              </table:table-cell>
              <table:table-cell office:value-type="float" office:value="0.643711955897554">
                <text:p>0.643711955897554</text:p>
              </table:table-cell>
              <table:table-cell office:value-type="float" office:value="0.558217526128403">
                <text:p>0.558217526128403</text:p>
              </table:table-cell>
              <table:table-cell office:value-type="float" office:value="0.496336281153095">
                <text:p>0.496336281153095</text:p>
              </table:table-cell>
              <table:table-cell office:value-type="float" office:value="0.498817043757896">
                <text:p>0.498817043757896</text:p>
              </table:table-cell>
              <table:table-cell office:value-type="float" office:value="0.484851269093833">
                <text:p>0.484851269093833</text:p>
              </table:table-cell>
              <table:table-cell office:value-type="float" office:value="0.467623751004939">
                <text:p>0.467623751004939</text:p>
              </table:table-cell>
              <table:table-cell office:value-type="float" office:value="0.517882163776272">
                <text:p>0.517882163776272</text:p>
              </table:table-cell>
              <table:table-cell office:value-type="float" office:value="0.503181348340416">
                <text:p>0.503181348340416</text:p>
              </table:table-cell>
              <table:table-cell office:value-type="float" office:value="0.509704835190077">
                <text:p>0.509704835190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8627513774738">
                <text:p>0.0168627513774738</text:p>
              </table:table-cell>
              <table:table-cell office:value-type="float" office:value="0.0638272950189638">
                <text:p>0.0638272950189638</text:p>
              </table:table-cell>
              <table:table-cell office:value-type="float" office:value="0.00638897088953677">
                <text:p>0.00638897088953677</text:p>
              </table:table-cell>
              <table:table-cell office:value-type="float" office:value="0.0492635853317183">
                <text:p>0.0492635853317183</text:p>
              </table:table-cell>
              <table:table-cell office:value-type="float" office:value="0.0217255146183848">
                <text:p>0.0217255146183848</text:p>
              </table:table-cell>
              <table:table-cell office:value-type="float" office:value="0.0511294162397504">
                <text:p>0.0511294162397504</text:p>
              </table:table-cell>
              <table:table-cell office:value-type="float" office:value="0.0427705303211959">
                <text:p>0.0427705303211959</text:p>
              </table:table-cell>
              <table:table-cell office:value-type="float" office:value="0.0301937275560451">
                <text:p>0.0301937275560451</text:p>
              </table:table-cell>
              <table:table-cell office:value-type="float" office:value="0.0375038808712581">
                <text:p>0.0375038808712581</text:p>
              </table:table-cell>
              <table:table-cell office:value-type="float" office:value="0.0168097266825907">
                <text:p>0.0168097266825907</text:p>
              </table:table-cell>
              <table:table-cell office:value-type="float" office:value="0.0187604218015536">
                <text:p>0.0187604218015536</text:p>
              </table:table-cell>
              <table:table-cell office:value-type="float" office:value="0.0197674641305583">
                <text:p>0.0197674641305583</text:p>
              </table:table-cell>
              <table:table-cell office:value-type="float" office:value="0.0140765585407277">
                <text:p>0.0140765585407277</text:p>
              </table:table-cell>
              <table:table-cell office:value-type="float" office:value="0.00537380756467562">
                <text:p>0.00537380756467562</text:p>
              </table:table-cell>
              <table:table-cell office:value-type="float" office:value="0.024360660874868">
                <text:p>0.024360660874868</text:p>
              </table:table-cell>
              <table:table-cell office:value-type="float" office:value="0.0347608343180343">
                <text:p>0.0347608343180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8627513774738">
                <text:p>0.0168627513774738</text:p>
              </table:table-cell>
              <table:table-cell office:value-type="float" office:value="0.0638272950189638">
                <text:p>0.0638272950189638</text:p>
              </table:table-cell>
              <table:table-cell office:value-type="float" office:value="0.00638897088953677">
                <text:p>0.00638897088953677</text:p>
              </table:table-cell>
              <table:table-cell office:value-type="float" office:value="0.0492635853317183">
                <text:p>0.0492635853317183</text:p>
              </table:table-cell>
              <table:table-cell office:value-type="float" office:value="0.0217255146183848">
                <text:p>0.0217255146183848</text:p>
              </table:table-cell>
              <table:table-cell office:value-type="float" office:value="0.0511294162397504">
                <text:p>0.0511294162397504</text:p>
              </table:table-cell>
              <table:table-cell office:value-type="float" office:value="0.0427705303211959">
                <text:p>0.0427705303211959</text:p>
              </table:table-cell>
              <table:table-cell office:value-type="float" office:value="0.0301937275560451">
                <text:p>0.0301937275560451</text:p>
              </table:table-cell>
              <table:table-cell office:value-type="float" office:value="0.0375038808712581">
                <text:p>0.0375038808712581</text:p>
              </table:table-cell>
              <table:table-cell office:value-type="float" office:value="0.0168097266825907">
                <text:p>0.0168097266825907</text:p>
              </table:table-cell>
              <table:table-cell office:value-type="float" office:value="0.0187604218015536">
                <text:p>0.0187604218015536</text:p>
              </table:table-cell>
              <table:table-cell office:value-type="float" office:value="0.0197674641305583">
                <text:p>0.0197674641305583</text:p>
              </table:table-cell>
              <table:table-cell office:value-type="float" office:value="0.0140765585407277">
                <text:p>0.0140765585407277</text:p>
              </table:table-cell>
              <table:table-cell office:value-type="float" office:value="0.00537380756467562">
                <text:p>0.00537380756467562</text:p>
              </table:table-cell>
              <table:table-cell office:value-type="float" office:value="0.024360660874868">
                <text:p>0.024360660874868</text:p>
              </table:table-cell>
              <table:table-cell office:value-type="float" office:value="0.0347608343180343">
                <text:p>0.0347608343180343</text:p>
              </table:table-cell>
            </table:table-row>
            <table:table-row>
              <table:table-cell office:value-type="string">
                <text:p>BP Calculate</text:p>
              </table:table-cell>
              <table:table-cell office:value-type="float" office:value="0.979694753728867">
                <text:p>0.979694753728867</text:p>
              </table:table-cell>
              <table:table-cell office:value-type="float" office:value="0.960977072642442">
                <text:p>0.960977072642442</text:p>
              </table:table-cell>
              <table:table-cell office:value-type="float" office:value="0.927613668814597">
                <text:p>0.927613668814597</text:p>
              </table:table-cell>
              <table:table-cell office:value-type="float" office:value="0.873564386526512">
                <text:p>0.873564386526512</text:p>
              </table:table-cell>
              <table:table-cell office:value-type="float" office:value="0.798239214754669">
                <text:p>0.798239214754669</text:p>
              </table:table-cell>
              <table:table-cell office:value-type="float" office:value="0.712640771097836">
                <text:p>0.712640771097836</text:p>
              </table:table-cell>
              <table:table-cell office:value-type="float" office:value="0.635271426708495">
                <text:p>0.635271426708495</text:p>
              </table:table-cell>
              <table:table-cell office:value-type="float" office:value="0.578532981752747">
                <text:p>0.578532981752747</text:p>
              </table:table-cell>
              <table:table-cell office:value-type="float" office:value="0.542985585632691">
                <text:p>0.542985585632691</text:p>
              </table:table-cell>
              <table:table-cell office:value-type="float" office:value="0.52286423271564">
                <text:p>0.52286423271564</text:p>
              </table:table-cell>
              <table:table-cell office:value-type="float" office:value="0.512124074510723">
                <text:p>0.512124074510723</text:p>
              </table:table-cell>
              <table:table-cell office:value-type="float" office:value="0.506570406364904">
                <text:p>0.506570406364904</text:p>
              </table:table-cell>
              <table:table-cell office:value-type="float" office:value="0.503745467106774">
                <text:p>0.503745467106774</text:p>
              </table:table-cell>
              <table:table-cell office:value-type="float" office:value="0.502319989597641">
                <text:p>0.502319989597641</text:p>
              </table:table-cell>
              <table:table-cell office:value-type="float" office:value="0.501602484126254">
                <text:p>0.501602484126254</text:p>
              </table:table-cell>
              <table:table-cell office:value-type="float" office:value="0.501239567568517">
                <text:p>0.501239567568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error-category="cell-range" chart:error-upper-range="local-table.$B$2:.$Q$2" chart:error-lower-range="local-table.$B$2:.$Q$2" chart:label-position="right">
        <chart:label-separator>
          <text:p>; </text:p>
        </chart:label-separator>
      </style:chart-properties>
      <style:graphic-properties draw:stroke="none" svg:stroke-width="0.079cm" svg:stroke-color="#0070c0" draw:fill-color="#0070c0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B$4:.$Q$4" chart:error-lower-range="local-table.$B$5:.$Q$5" loext:std-weight="1"/>
      <style:graphic-properties draw:stroke="solid" svg:stroke-width="0.026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342cm" svg:height="6.507cm" xlink:href="." xlink:type="simple" chart:class="chart:scatter" chart:style-name="ch1">
        <chart:legend chart:legend-position="end" svg:x="14.305cm" svg:y="2.758cm" style:legend-expansion="high" chart:style-name="ch2"/>
        <chart:plot-area chart:style-name="ch3" chart:data-source-has-labels="both" svg:x="0.346cm" svg:y="0.13cm" svg:width="13.613cm" svg:height="6.247cm">
          <chartooo:coordinate-region svg:x="0.492cm" svg:y="0.304cm" svg:width="13.373cm" svg:height="5.479cm"/>
          <chart:axis chart:dimension="x" chart:name="primary-x" chart:style-name="ch4" chartooo:axis-type="auto">
            <chart:categories table:cell-range-address="local-table.$B$1:.$Q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Q$3" chart:label-cell-address="local-table.$A$3" chart:class="chart:scatter">
            <chart:domain table:cell-range-address="local-table.$B$2:.$Q$2"/>
            <chart:error-indicator chart:style-name="ch7" chart:dimension="y"/>
            <chart:data-point chart:repeated="16"/>
          </chart:series>
          <chart:series chart:style-name="ch8" chart:values-cell-range-address="local-table.$B$6:.$Q$6" chart:label-cell-address="local-table.$A$6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3.21441993929574">
                <text:p>-3.21441993929574</text:p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Dasatinib</text:p>
              </table:table-cell>
              <table:table-cell office:value-type="float" office:value="0.984307532689462">
                <text:p>0.984307532689462</text:p>
              </table:table-cell>
              <table:table-cell office:value-type="float" office:value="0.926268581297712">
                <text:p>0.926268581297712</text:p>
              </table:table-cell>
              <table:table-cell office:value-type="float" office:value="0.966810596723301">
                <text:p>0.966810596723301</text:p>
              </table:table-cell>
              <table:table-cell office:value-type="float" office:value="0.927562477206105">
                <text:p>0.927562477206105</text:p>
              </table:table-cell>
              <table:table-cell office:value-type="float" office:value="0.917687142006561">
                <text:p>0.917687142006561</text:p>
              </table:table-cell>
              <table:table-cell office:value-type="float" office:value="0.841826478958955">
                <text:p>0.841826478958955</text:p>
              </table:table-cell>
              <table:table-cell office:value-type="float" office:value="0.827942978783357">
                <text:p>0.827942978783357</text:p>
              </table:table-cell>
              <table:table-cell office:value-type="float" office:value="0.743043510240795">
                <text:p>0.743043510240795</text:p>
              </table:table-cell>
              <table:table-cell office:value-type="float" office:value="0.610415322114887">
                <text:p>0.610415322114887</text:p>
              </table:table-cell>
              <table:table-cell office:value-type="float" office:value="0.541858574267865">
                <text:p>0.541858574267865</text:p>
              </table:table-cell>
              <table:table-cell office:value-type="float" office:value="0.540660649766028">
                <text:p>0.540660649766028</text:p>
              </table:table-cell>
              <table:table-cell office:value-type="float" office:value="0.480890931519686">
                <text:p>0.480890931519686</text:p>
              </table:table-cell>
              <table:table-cell office:value-type="float" office:value="0.466336550309436">
                <text:p>0.466336550309436</text:p>
              </table:table-cell>
              <table:table-cell office:value-type="float" office:value="0.421663122367266">
                <text:p>0.421663122367266</text:p>
              </table:table-cell>
              <table:table-cell office:value-type="float" office:value="0.405018477409503">
                <text:p>0.405018477409503</text:p>
              </table:table-cell>
              <table:table-cell office:value-type="float" office:value="0.289361256167529">
                <text:p>0.289361256167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26137218800982">
                <text:p>0.0326137218800982</text:p>
              </table:table-cell>
              <table:table-cell office:value-type="float" office:value="0.0539895207267885">
                <text:p>0.0539895207267885</text:p>
              </table:table-cell>
              <table:table-cell office:value-type="float" office:value="0.053771322316169">
                <text:p>0.053771322316169</text:p>
              </table:table-cell>
              <table:table-cell office:value-type="float" office:value="0.0424140731637415">
                <text:p>0.0424140731637415</text:p>
              </table:table-cell>
              <table:table-cell office:value-type="float" office:value="0.0556933504936585">
                <text:p>0.0556933504936585</text:p>
              </table:table-cell>
              <table:table-cell office:value-type="float" office:value="0.0557830685607462">
                <text:p>0.0557830685607462</text:p>
              </table:table-cell>
              <table:table-cell office:value-type="float" office:value="0.0530746038379596">
                <text:p>0.0530746038379596</text:p>
              </table:table-cell>
              <table:table-cell office:value-type="float" office:value="0.0558241456449546">
                <text:p>0.0558241456449546</text:p>
              </table:table-cell>
              <table:table-cell office:value-type="float" office:value="0.0275377778660939">
                <text:p>0.0275377778660939</text:p>
              </table:table-cell>
              <table:table-cell office:value-type="float" office:value="0.0529093403496837">
                <text:p>0.0529093403496837</text:p>
              </table:table-cell>
              <table:table-cell office:value-type="float" office:value="0.0446037520115367">
                <text:p>0.0446037520115367</text:p>
              </table:table-cell>
              <table:table-cell office:value-type="float" office:value="0.0410151570726047">
                <text:p>0.0410151570726047</text:p>
              </table:table-cell>
              <table:table-cell office:value-type="float" office:value="0.0243893678480637">
                <text:p>0.0243893678480637</text:p>
              </table:table-cell>
              <table:table-cell office:value-type="float" office:value="0.014320895456531">
                <text:p>0.014320895456531</text:p>
              </table:table-cell>
              <table:table-cell office:value-type="float" office:value="0.0240727484175304">
                <text:p>0.0240727484175304</text:p>
              </table:table-cell>
              <table:table-cell office:value-type="float" office:value="0.0207172439560142">
                <text:p>0.0207172439560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26137218800982">
                <text:p>0.0326137218800982</text:p>
              </table:table-cell>
              <table:table-cell office:value-type="float" office:value="0.0539895207267885">
                <text:p>0.0539895207267885</text:p>
              </table:table-cell>
              <table:table-cell office:value-type="float" office:value="0.053771322316169">
                <text:p>0.053771322316169</text:p>
              </table:table-cell>
              <table:table-cell office:value-type="float" office:value="0.0424140731637415">
                <text:p>0.0424140731637415</text:p>
              </table:table-cell>
              <table:table-cell office:value-type="float" office:value="0.0556933504936585">
                <text:p>0.0556933504936585</text:p>
              </table:table-cell>
              <table:table-cell office:value-type="float" office:value="0.0557830685607462">
                <text:p>0.0557830685607462</text:p>
              </table:table-cell>
              <table:table-cell office:value-type="float" office:value="0.0530746038379596">
                <text:p>0.0530746038379596</text:p>
              </table:table-cell>
              <table:table-cell office:value-type="float" office:value="0.0558241456449546">
                <text:p>0.0558241456449546</text:p>
              </table:table-cell>
              <table:table-cell office:value-type="float" office:value="0.0275377778660939">
                <text:p>0.0275377778660939</text:p>
              </table:table-cell>
              <table:table-cell office:value-type="float" office:value="0.0529093403496837">
                <text:p>0.0529093403496837</text:p>
              </table:table-cell>
              <table:table-cell office:value-type="float" office:value="0.0446037520115367">
                <text:p>0.0446037520115367</text:p>
              </table:table-cell>
              <table:table-cell office:value-type="float" office:value="0.0410151570726047">
                <text:p>0.0410151570726047</text:p>
              </table:table-cell>
              <table:table-cell office:value-type="float" office:value="0.0243893678480637">
                <text:p>0.0243893678480637</text:p>
              </table:table-cell>
              <table:table-cell office:value-type="float" office:value="0.014320895456531">
                <text:p>0.014320895456531</text:p>
              </table:table-cell>
              <table:table-cell office:value-type="float" office:value="0.0240727484175304">
                <text:p>0.0240727484175304</text:p>
              </table:table-cell>
              <table:table-cell office:value-type="float" office:value="0.0207172439560142">
                <text:p>0.0207172439560142</text:p>
              </table:table-cell>
            </table:table-row>
            <table:table-row>
              <table:table-cell office:value-type="string">
                <text:p>BP Calculate</text:p>
              </table:table-cell>
              <table:table-cell office:value-type="float" office:value="0.99477812146793">
                <text:p>0.99477812146793</text:p>
              </table:table-cell>
              <table:table-cell office:value-type="float" office:value="0.989661124500959">
                <text:p>0.989661124500959</text:p>
              </table:table-cell>
              <table:table-cell office:value-type="float" office:value="0.979729364092223">
                <text:p>0.979729364092223</text:p>
              </table:table-cell>
              <table:table-cell office:value-type="float" office:value="0.960994492940541">
                <text:p>0.960994492940541</text:p>
              </table:table-cell>
              <table:table-cell office:value-type="float" office:value="0.927482025931679">
                <text:p>0.927482025931679</text:p>
              </table:table-cell>
              <table:table-cell office:value-type="float" office:value="0.872861228717056">
                <text:p>0.872861228717056</text:p>
              </table:table-cell>
              <table:table-cell office:value-type="float" office:value="0.796021816067302">
                <text:p>0.796021816067302</text:p>
              </table:table-cell>
              <table:table-cell office:value-type="float" office:value="0.707552255605901">
                <text:p>0.707552255605901</text:p>
              </table:table-cell>
              <table:table-cell office:value-type="float" office:value="0.626126160228831">
                <text:p>0.626126160228831</text:p>
              </table:table-cell>
              <table:table-cell office:value-type="float" office:value="0.564475395160042">
                <text:p>0.564475395160042</text:p>
              </table:table-cell>
              <table:table-cell office:value-type="float" office:value="0.522590846030106">
                <text:p>0.522590846030106</text:p>
              </table:table-cell>
              <table:table-cell office:value-type="float" office:value="0.492668569571213">
                <text:p>0.492668569571213</text:p>
              </table:table-cell>
              <table:table-cell office:value-type="float" office:value="0.464891978039662">
                <text:p>0.464891978039662</text:p>
              </table:table-cell>
              <table:table-cell office:value-type="float" office:value="0.429414864906979">
                <text:p>0.429414864906979</text:p>
              </table:table-cell>
              <table:table-cell office:value-type="float" office:value="0.377497272955132">
                <text:p>0.377497272955132</text:p>
              </table:table-cell>
              <table:table-cell office:value-type="float" office:value="0.305692942122142">
                <text:p>0.3056929421221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'AZD Analysis'.B12:'AZD Analysis'.Q15 'AZD Analysis'.A13:'AZD Analysis'.A15" chart:data-source-has-labels="column" svg:x="0.32cm" svg:y="0.18cm" svg:width="12.005cm" svg:height="8.64cm">
          <chartooo:coordinate-region svg:x="0.466cm" svg:y="0.38cm" svg:width="11.76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ZD Analysis'.B13:'AZD Analysis'.Q13" chart:label-cell-address="'AZD Analysis'.A13:'AZD Analysis'.A13" chart:class="chart:scatter">
            <chart:domain table:cell-range-address="'AZD Analysis'.B12:'AZD Analysis'.Q12"/>
            <chart:data-point chart:repeated="16"/>
          </chart:series>
          <chart:series chart:style-name="ch8" chart:values-cell-range-address="'AZD Analysis'.B14:'AZD Analysis'.Q14" chart:label-cell-address="'AZD Analysis'.A14:'AZD Analysis'.A14" chart:class="chart:scatter">
            <chart:data-point chart:repeated="16"/>
          </chart:series>
          <chart:series chart:style-name="ch9" chart:values-cell-range-address="'AZD Analysis'.B15:'AZD Analysis'.Q15" chart:label-cell-address="'AZD Analysis'.A15:'AZD Analysis'.A15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3.21441993929574">
                <text:p>-3.21441993929574</text:p>
                <draw:g>
                  <svg:desc>'AZD Analysis'.B12:'AZD Analysis'.Q12</svg:desc>
                </draw:g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AZD6244</text:p>
                <draw:g>
                  <svg:desc>'AZD Analysis'.A13:'AZD Analysis'.A13</svg:desc>
                </draw:g>
              </table:table-cell>
              <table:table-cell office:value-type="float" office:value="1">
                <text:p>1</text:p>
                <draw:g>
                  <svg:desc>'AZD Analysis'.B13:'AZD Analysis'.Q13</svg:desc>
                </draw:g>
              </table:table-cell>
              <table:table-cell office:value-type="float" office:value="0.929962299350927">
                <text:p>0.929962299350927</text:p>
              </table:table-cell>
              <table:table-cell office:value-type="float" office:value="0.926231101092153">
                <text:p>0.926231101092153</text:p>
              </table:table-cell>
              <table:table-cell office:value-type="float" office:value="0.856698666873955">
                <text:p>0.856698666873955</text:p>
              </table:table-cell>
              <table:table-cell office:value-type="float" office:value="0.87978545610012">
                <text:p>0.87978545610012</text:p>
              </table:table-cell>
              <table:table-cell office:value-type="float" office:value="0.835710676668351">
                <text:p>0.835710676668351</text:p>
              </table:table-cell>
              <table:table-cell office:value-type="float" office:value="0.842667806755023">
                <text:p>0.842667806755023</text:p>
              </table:table-cell>
              <table:table-cell office:value-type="float" office:value="0.769715107466283">
                <text:p>0.769715107466283</text:p>
              </table:table-cell>
              <table:table-cell office:value-type="float" office:value="0.675502351432236">
                <text:p>0.675502351432236</text:p>
              </table:table-cell>
              <table:table-cell office:value-type="float" office:value="0.639084301760659">
                <text:p>0.639084301760659</text:p>
              </table:table-cell>
              <table:table-cell office:value-type="float" office:value="0.532045551712076">
                <text:p>0.532045551712076</text:p>
              </table:table-cell>
              <table:table-cell office:value-type="float" office:value="0.469664580823196">
                <text:p>0.469664580823196</text:p>
              </table:table-cell>
              <table:table-cell office:value-type="float" office:value="0.404213144700533">
                <text:p>0.404213144700533</text:p>
              </table:table-cell>
              <table:table-cell office:value-type="float" office:value="0.390376617824245">
                <text:p>0.390376617824245</text:p>
              </table:table-cell>
              <table:table-cell office:value-type="float" office:value="0.380115822612616">
                <text:p>0.380115822612616</text:p>
              </table:table-cell>
              <table:table-cell office:value-type="float" office:value="0.355202300905593">
                <text:p>0.355202300905593</text:p>
              </table:table-cell>
            </table:table-row>
            <table:table-row>
              <table:table-cell office:value-type="string">
                <text:p>BP Calculate</text:p>
                <draw:g>
                  <svg:desc>'AZD Analysis'.A14:'AZD Analysis'.A14</svg:desc>
                </draw:g>
              </table:table-cell>
              <table:table-cell office:value-type="float" office:value="0.99636116718473">
                <text:p>0.99636116718473</text:p>
                <draw:g>
                  <svg:desc>'AZD Analysis'.B14:'AZD Analysis'.Q14</svg:desc>
                </draw:g>
              </table:table-cell>
              <table:table-cell office:value-type="float" office:value="0.992770088786983">
                <text:p>0.992770088786983</text:p>
              </table:table-cell>
              <table:table-cell office:value-type="float" office:value="0.985727478598469">
                <text:p>0.985727478598469</text:p>
              </table:table-cell>
              <table:table-cell office:value-type="float" office:value="0.972175743880305">
                <text:p>0.972175743880305</text:p>
              </table:table-cell>
              <table:table-cell office:value-type="float" office:value="0.947026447008615">
                <text:p>0.947026447008615</text:p>
              </table:table-cell>
              <table:table-cell office:value-type="float" office:value="0.90334320144567">
                <text:p>0.90334320144567</text:p>
              </table:table-cell>
              <table:table-cell office:value-type="float" office:value="0.835519635874815">
                <text:p>0.835519635874815</text:p>
              </table:table-cell>
              <table:table-cell office:value-type="float" office:value="0.746571676210185">
                <text:p>0.746571676210185</text:p>
              </table:table-cell>
              <table:table-cell office:value-type="float" office:value="0.652459957215072">
                <text:p>0.652459957215072</text:p>
              </table:table-cell>
              <table:table-cell office:value-type="float" office:value="0.572640982767153">
                <text:p>0.572640982767153</text:p>
              </table:table-cell>
              <table:table-cell office:value-type="float" office:value="0.515751567258098">
                <text:p>0.515751567258098</text:p>
              </table:table-cell>
              <table:table-cell office:value-type="float" office:value="0.477987422505826">
                <text:p>0.477987422505826</text:p>
              </table:table-cell>
              <table:table-cell office:value-type="float" office:value="0.450155835542628">
                <text:p>0.450155835542628</text:p>
              </table:table-cell>
              <table:table-cell office:value-type="float" office:value="0.422393414632957">
                <text:p>0.422393414632957</text:p>
              </table:table-cell>
              <table:table-cell office:value-type="float" office:value="0.38531383659521">
                <text:p>0.38531383659521</text:p>
              </table:table-cell>
              <table:table-cell office:value-type="float" office:value="0.331500571012826">
                <text:p>0.331500571012826</text:p>
              </table:table-cell>
            </table:table-row>
            <table:table-row>
              <table:table-cell office:value-type="string">
                <text:p>Script BP</text:p>
                <draw:g>
                  <svg:desc>'AZD Analysis'.A15:'AZD Analysis'.A15</svg:desc>
                </draw:g>
              </table:table-cell>
              <table:table-cell office:value-type="float" office:value="0.996491797818804">
                <text:p>0.996491797818804</text:p>
                <draw:g>
                  <svg:desc>'AZD Analysis'.B15:'AZD Analysis'.Q15</svg:desc>
                </draw:g>
              </table:table-cell>
              <table:table-cell office:value-type="float" office:value="0.99302627761392">
                <text:p>0.99302627761392</text:p>
              </table:table-cell>
              <table:table-cell office:value-type="float" office:value="0.986220202648548">
                <text:p>0.986220202648548</text:p>
              </table:table-cell>
              <table:table-cell office:value-type="float" office:value="0.973087364259392">
                <text:p>0.973087364259392</text:p>
              </table:table-cell>
              <table:table-cell office:value-type="float" office:value="0.948588365090554">
                <text:p>0.948588365090554</text:p>
              </table:table-cell>
              <table:table-cell office:value-type="float" office:value="0.905638542975598">
                <text:p>0.905638542975598</text:p>
              </table:table-cell>
              <table:table-cell office:value-type="float" office:value="0.837944034432079">
                <text:p>0.837944034432079</text:p>
              </table:table-cell>
              <table:table-cell office:value-type="float" office:value="0.747277683767011">
                <text:p>0.747277683767011</text:p>
              </table:table-cell>
              <table:table-cell office:value-type="float" office:value="0.64903222444155">
                <text:p>0.64903222444155</text:p>
              </table:table-cell>
              <table:table-cell office:value-type="float" office:value="0.564070293227089">
                <text:p>0.564070293227089</text:p>
              </table:table-cell>
              <table:table-cell office:value-type="float" office:value="0.503310899793818">
                <text:p>0.503310899793818</text:p>
              </table:table-cell>
              <table:table-cell office:value-type="float" office:value="0.464443898745898">
                <text:p>0.464443898745898</text:p>
              </table:table-cell>
              <table:table-cell office:value-type="float" office:value="0.439137998620046">
                <text:p>0.439137998620046</text:p>
              </table:table-cell>
              <table:table-cell office:value-type="float" office:value="0.418611311697758">
                <text:p>0.418611311697758</text:p>
              </table:table-cell>
              <table:table-cell office:value-type="float" office:value="0.394768265145223">
                <text:p>0.394768265145223</text:p>
              </table:table-cell>
              <table:table-cell office:value-type="float" office:value="0.35984056465021">
                <text:p>0.359840564650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error-category="cell-range" chart:error-upper-range="local-table.$B$2:.$Q$2" chart:error-lower-range="local-table.$B$2:.$Q$2" chart:label-position="right">
        <chart:label-separator>
          <text:p>; </text:p>
        </chart:label-separator>
      </style:chart-properties>
      <style:graphic-properties draw:stroke="none" svg:stroke-width="0.079cm" svg:stroke-color="#0070c0" draw:fill-color="#0070c0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B$4:.$Q$4" chart:error-lower-range="local-table.$B$5:.$Q$5" loext:std-weight="1"/>
      <style:graphic-properties draw:stroke="solid" svg:stroke-width="0.026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9.143cm" svg:height="6.519cm" xlink:href="." xlink:type="simple" chart:class="chart:scatter" chart:style-name="ch1">
        <chart:legend chart:legend-position="end" svg:x="15.92cm" svg:y="2.764cm" style:legend-expansion="high" chart:style-name="ch2"/>
        <chart:plot-area chart:style-name="ch3" chart:data-source-has-labels="both" svg:x="0.382cm" svg:y="0.13cm" svg:width="15.156cm" svg:height="6.259cm">
          <chartooo:coordinate-region svg:x="0.528cm" svg:y="0.304cm" svg:width="14.916cm" svg:height="5.491cm"/>
          <chart:axis chart:dimension="x" chart:name="primary-x" chart:style-name="ch4" chartooo:axis-type="auto">
            <chart:categories table:cell-range-address="local-table.$B$1:.$Q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Q$3" chart:label-cell-address="local-table.$A$3" chart:class="chart:scatter">
            <chart:domain table:cell-range-address="local-table.$B$2:.$Q$2"/>
            <chart:error-indicator chart:style-name="ch7" chart:dimension="y"/>
            <chart:data-point chart:repeated="16"/>
          </chart:series>
          <chart:series chart:style-name="ch8" chart:values-cell-range-address="local-table.$B$6:.$Q$6" chart:label-cell-address="local-table.$A$6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3.21441993929574">
                <text:p>-3.21441993929574</text:p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AZD6244</text:p>
              </table:table-cell>
              <table:table-cell office:value-type="float" office:value="1">
                <text:p>1</text:p>
              </table:table-cell>
              <table:table-cell office:value-type="float" office:value="0.929962299350927">
                <text:p>0.929962299350927</text:p>
              </table:table-cell>
              <table:table-cell office:value-type="float" office:value="0.926231101092153">
                <text:p>0.926231101092153</text:p>
              </table:table-cell>
              <table:table-cell office:value-type="float" office:value="0.856698666873955">
                <text:p>0.856698666873955</text:p>
              </table:table-cell>
              <table:table-cell office:value-type="float" office:value="0.87978545610012">
                <text:p>0.87978545610012</text:p>
              </table:table-cell>
              <table:table-cell office:value-type="float" office:value="0.835710676668351">
                <text:p>0.835710676668351</text:p>
              </table:table-cell>
              <table:table-cell office:value-type="float" office:value="0.842667806755023">
                <text:p>0.842667806755023</text:p>
              </table:table-cell>
              <table:table-cell office:value-type="float" office:value="0.769715107466283">
                <text:p>0.769715107466283</text:p>
              </table:table-cell>
              <table:table-cell office:value-type="float" office:value="0.675502351432236">
                <text:p>0.675502351432236</text:p>
              </table:table-cell>
              <table:table-cell office:value-type="float" office:value="0.639084301760659">
                <text:p>0.639084301760659</text:p>
              </table:table-cell>
              <table:table-cell office:value-type="float" office:value="0.532045551712076">
                <text:p>0.532045551712076</text:p>
              </table:table-cell>
              <table:table-cell office:value-type="float" office:value="0.469664580823196">
                <text:p>0.469664580823196</text:p>
              </table:table-cell>
              <table:table-cell office:value-type="float" office:value="0.404213144700533">
                <text:p>0.404213144700533</text:p>
              </table:table-cell>
              <table:table-cell office:value-type="float" office:value="0.390376617824245">
                <text:p>0.390376617824245</text:p>
              </table:table-cell>
              <table:table-cell office:value-type="float" office:value="0.380115822612616">
                <text:p>0.380115822612616</text:p>
              </table:table-cell>
              <table:table-cell office:value-type="float" office:value="0.355202300905593">
                <text:p>0.35520230090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76574025499392">
                <text:p>0.0976574025499392</text:p>
              </table:table-cell>
              <table:table-cell office:value-type="float" office:value="0.0615139954935919">
                <text:p>0.0615139954935919</text:p>
              </table:table-cell>
              <table:table-cell office:value-type="float" office:value="0.0529339781800601">
                <text:p>0.0529339781800601</text:p>
              </table:table-cell>
              <table:table-cell office:value-type="float" office:value="0.043486048319037">
                <text:p>0.043486048319037</text:p>
              </table:table-cell>
              <table:table-cell office:value-type="float" office:value="0.057485586396993">
                <text:p>0.057485586396993</text:p>
              </table:table-cell>
              <table:table-cell office:value-type="float" office:value="0.0691839008112024">
                <text:p>0.0691839008112024</text:p>
              </table:table-cell>
              <table:table-cell office:value-type="float" office:value="0.0551985915787754">
                <text:p>0.0551985915787754</text:p>
              </table:table-cell>
              <table:table-cell office:value-type="float" office:value="0.0197472028352886">
                <text:p>0.0197472028352886</text:p>
              </table:table-cell>
              <table:table-cell office:value-type="float" office:value="0.0338104324260639">
                <text:p>0.0338104324260639</text:p>
              </table:table-cell>
              <table:table-cell office:value-type="float" office:value="0.0123215858078382">
                <text:p>0.0123215858078382</text:p>
              </table:table-cell>
              <table:table-cell office:value-type="float" office:value="0.0202893956791301">
                <text:p>0.0202893956791301</text:p>
              </table:table-cell>
              <table:table-cell office:value-type="float" office:value="0.0179764446994079">
                <text:p>0.0179764446994079</text:p>
              </table:table-cell>
              <table:table-cell office:value-type="float" office:value="0.0216129670881682">
                <text:p>0.0216129670881682</text:p>
              </table:table-cell>
              <table:table-cell office:value-type="float" office:value="0.00836680782039424">
                <text:p>0.00836680782039424</text:p>
              </table:table-cell>
              <table:table-cell office:value-type="float" office:value="0.0139632998959581">
                <text:p>0.0139632998959581</text:p>
              </table:table-cell>
              <table:table-cell office:value-type="float" office:value="0.0221448848123074">
                <text:p>0.0221448848123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76574025499392">
                <text:p>0.0976574025499392</text:p>
              </table:table-cell>
              <table:table-cell office:value-type="float" office:value="0.0615139954935919">
                <text:p>0.0615139954935919</text:p>
              </table:table-cell>
              <table:table-cell office:value-type="float" office:value="0.0529339781800601">
                <text:p>0.0529339781800601</text:p>
              </table:table-cell>
              <table:table-cell office:value-type="float" office:value="0.043486048319037">
                <text:p>0.043486048319037</text:p>
              </table:table-cell>
              <table:table-cell office:value-type="float" office:value="0.057485586396993">
                <text:p>0.057485586396993</text:p>
              </table:table-cell>
              <table:table-cell office:value-type="float" office:value="0.0691839008112024">
                <text:p>0.0691839008112024</text:p>
              </table:table-cell>
              <table:table-cell office:value-type="float" office:value="0.0551985915787754">
                <text:p>0.0551985915787754</text:p>
              </table:table-cell>
              <table:table-cell office:value-type="float" office:value="0.0197472028352886">
                <text:p>0.0197472028352886</text:p>
              </table:table-cell>
              <table:table-cell office:value-type="float" office:value="0.0338104324260639">
                <text:p>0.0338104324260639</text:p>
              </table:table-cell>
              <table:table-cell office:value-type="float" office:value="0.0123215858078382">
                <text:p>0.0123215858078382</text:p>
              </table:table-cell>
              <table:table-cell office:value-type="float" office:value="0.0202893956791301">
                <text:p>0.0202893956791301</text:p>
              </table:table-cell>
              <table:table-cell office:value-type="float" office:value="0.0179764446994079">
                <text:p>0.0179764446994079</text:p>
              </table:table-cell>
              <table:table-cell office:value-type="float" office:value="0.0216129670881682">
                <text:p>0.0216129670881682</text:p>
              </table:table-cell>
              <table:table-cell office:value-type="float" office:value="0.00836680782039424">
                <text:p>0.00836680782039424</text:p>
              </table:table-cell>
              <table:table-cell office:value-type="float" office:value="0.0139632998959581">
                <text:p>0.0139632998959581</text:p>
              </table:table-cell>
              <table:table-cell office:value-type="float" office:value="0.0221448848123074">
                <text:p>0.0221448848123074</text:p>
              </table:table-cell>
            </table:table-row>
            <table:table-row>
              <table:table-cell office:value-type="string">
                <text:p>BP Calculated</text:p>
              </table:table-cell>
              <table:table-cell office:value-type="float" office:value="0.99636116718473">
                <text:p>0.99636116718473</text:p>
              </table:table-cell>
              <table:table-cell office:value-type="float" office:value="0.992770088786983">
                <text:p>0.992770088786983</text:p>
              </table:table-cell>
              <table:table-cell office:value-type="float" office:value="0.985727478598469">
                <text:p>0.985727478598469</text:p>
              </table:table-cell>
              <table:table-cell office:value-type="float" office:value="0.972175743880305">
                <text:p>0.972175743880305</text:p>
              </table:table-cell>
              <table:table-cell office:value-type="float" office:value="0.947026447008616">
                <text:p>0.947026447008616</text:p>
              </table:table-cell>
              <table:table-cell office:value-type="float" office:value="0.90334320144567">
                <text:p>0.90334320144567</text:p>
              </table:table-cell>
              <table:table-cell office:value-type="float" office:value="0.835519635874815">
                <text:p>0.835519635874815</text:p>
              </table:table-cell>
              <table:table-cell office:value-type="float" office:value="0.746571676210185">
                <text:p>0.746571676210185</text:p>
              </table:table-cell>
              <table:table-cell office:value-type="float" office:value="0.652459957215072">
                <text:p>0.652459957215072</text:p>
              </table:table-cell>
              <table:table-cell office:value-type="float" office:value="0.572640982767154">
                <text:p>0.572640982767154</text:p>
              </table:table-cell>
              <table:table-cell office:value-type="float" office:value="0.515751567258098">
                <text:p>0.515751567258098</text:p>
              </table:table-cell>
              <table:table-cell office:value-type="float" office:value="0.477987422505826">
                <text:p>0.477987422505826</text:p>
              </table:table-cell>
              <table:table-cell office:value-type="float" office:value="0.450155835542628">
                <text:p>0.450155835542628</text:p>
              </table:table-cell>
              <table:table-cell office:value-type="float" office:value="0.422393414632957">
                <text:p>0.422393414632957</text:p>
              </table:table-cell>
              <table:table-cell office:value-type="float" office:value="0.38531383659521">
                <text:p>0.38531383659521</text:p>
              </table:table-cell>
              <table:table-cell office:value-type="float" office:value="0.331500571012826">
                <text:p>0.3315005710128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4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'HG6-6-1'.A12:'HG6-6-1'.Q15" chart:data-source-has-labels="column" svg:x="0.32cm" svg:y="0.18cm" svg:width="12.005cm" svg:height="8.64cm">
          <chartooo:coordinate-region svg:x="0.982cm" svg:y="0.38cm" svg:width="10.73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G6-6-1'.B13:'HG6-6-1'.Q13" chart:label-cell-address="'HG6-6-1'.A13:'HG6-6-1'.A13" chart:class="chart:scatter">
            <chart:domain table:cell-range-address="'HG6-6-1'.B12:'HG6-6-1'.Q12"/>
            <chart:data-point chart:repeated="16"/>
          </chart:series>
          <chart:series chart:style-name="ch7" chart:values-cell-range-address="'HG6-6-1'.B14:'HG6-6-1'.Q14" chart:label-cell-address="'HG6-6-1'.A14:'HG6-6-1'.A14" chart:class="chart:scatter">
            <chart:data-point chart:repeated="16"/>
          </chart:series>
          <chart:series chart:style-name="ch8" chart:values-cell-range-address="'HG6-6-1'.B15:'HG6-6-1'.Q15" chart:label-cell-address="'HG6-6-1'.A15:'HG6-6-1'.A15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3.21441993929574">
                <text:p>-3.21441993929574</text:p>
                <draw:g>
                  <svg:desc>'HG6-6-1'.B12:'HG6-6-1'.Q12</svg:desc>
                </draw:g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Actual data</text:p>
                <draw:g>
                  <svg:desc>'HG6-6-1'.A13:'HG6-6-1'.A13</svg:desc>
                </draw:g>
              </table:table-cell>
              <table:table-cell office:value-type="float" office:value="0.976777305616171">
                <text:p>0.976777305616171</text:p>
                <draw:g>
                  <svg:desc>'HG6-6-1'.B13:'HG6-6-1'.Q13</svg:desc>
                </draw:g>
              </table:table-cell>
              <table:table-cell office:value-type="float" office:value="0.96869185712645">
                <text:p>0.96869185712645</text:p>
              </table:table-cell>
              <table:table-cell office:value-type="float" office:value="0.932215458826232">
                <text:p>0.932215458826232</text:p>
              </table:table-cell>
              <table:table-cell office:value-type="float" office:value="0.846675089008844">
                <text:p>0.846675089008844</text:p>
              </table:table-cell>
              <table:table-cell office:value-type="float" office:value="0.761777879866774">
                <text:p>0.761777879866774</text:p>
              </table:table-cell>
              <table:table-cell office:value-type="float" office:value="0.702607097737453">
                <text:p>0.702607097737453</text:p>
              </table:table-cell>
              <table:table-cell office:value-type="float" office:value="0.67274606638337">
                <text:p>0.67274606638337</text:p>
              </table:table-cell>
              <table:table-cell office:value-type="float" office:value="0.643711955897554">
                <text:p>0.643711955897554</text:p>
              </table:table-cell>
              <table:table-cell office:value-type="float" office:value="0.558217526128403">
                <text:p>0.558217526128403</text:p>
              </table:table-cell>
              <table:table-cell office:value-type="float" office:value="0.496336281153095">
                <text:p>0.496336281153095</text:p>
              </table:table-cell>
              <table:table-cell office:value-type="float" office:value="0.498817043757896">
                <text:p>0.498817043757896</text:p>
              </table:table-cell>
              <table:table-cell office:value-type="float" office:value="0.484851269093833">
                <text:p>0.484851269093833</text:p>
              </table:table-cell>
              <table:table-cell office:value-type="float" office:value="0.467623751004939">
                <text:p>0.467623751004939</text:p>
              </table:table-cell>
              <table:table-cell office:value-type="float" office:value="0.517882163776272">
                <text:p>0.517882163776272</text:p>
              </table:table-cell>
              <table:table-cell office:value-type="float" office:value="0.503181348340416">
                <text:p>0.503181348340416</text:p>
              </table:table-cell>
              <table:table-cell office:value-type="float" office:value="0.509704835190077">
                <text:p>0.509704835190077</text:p>
              </table:table-cell>
            </table:table-row>
            <table:table-row>
              <table:table-cell office:value-type="string">
                <text:p>BP Calculate</text:p>
                <draw:g>
                  <svg:desc>'HG6-6-1'.A14:'HG6-6-1'.A14</svg:desc>
                </draw:g>
              </table:table-cell>
              <table:table-cell office:value-type="float" office:value="0.979694753728866">
                <text:p>0.979694753728866</text:p>
                <draw:g>
                  <svg:desc>'HG6-6-1'.B14:'HG6-6-1'.Q14</svg:desc>
                </draw:g>
              </table:table-cell>
              <table:table-cell office:value-type="float" office:value="0.960977072642442">
                <text:p>0.960977072642442</text:p>
              </table:table-cell>
              <table:table-cell office:value-type="float" office:value="0.927613668814597">
                <text:p>0.927613668814597</text:p>
              </table:table-cell>
              <table:table-cell office:value-type="float" office:value="0.873564386526512">
                <text:p>0.873564386526512</text:p>
              </table:table-cell>
              <table:table-cell office:value-type="float" office:value="0.798239214754669">
                <text:p>0.798239214754669</text:p>
              </table:table-cell>
              <table:table-cell office:value-type="float" office:value="0.712640771097836">
                <text:p>0.712640771097836</text:p>
              </table:table-cell>
              <table:table-cell office:value-type="float" office:value="0.635271426708495">
                <text:p>0.635271426708495</text:p>
              </table:table-cell>
              <table:table-cell office:value-type="float" office:value="0.578532981752746">
                <text:p>0.578532981752746</text:p>
              </table:table-cell>
              <table:table-cell office:value-type="float" office:value="0.542985585632691">
                <text:p>0.542985585632691</text:p>
              </table:table-cell>
              <table:table-cell office:value-type="float" office:value="0.52286423271564">
                <text:p>0.52286423271564</text:p>
              </table:table-cell>
              <table:table-cell office:value-type="float" office:value="0.512124074510723">
                <text:p>0.512124074510723</text:p>
              </table:table-cell>
              <table:table-cell office:value-type="float" office:value="0.506570406364904">
                <text:p>0.506570406364904</text:p>
              </table:table-cell>
              <table:table-cell office:value-type="float" office:value="0.503745467106773">
                <text:p>0.503745467106773</text:p>
              </table:table-cell>
              <table:table-cell office:value-type="float" office:value="0.502319989597641">
                <text:p>0.502319989597641</text:p>
              </table:table-cell>
              <table:table-cell office:value-type="float" office:value="0.501602484126254">
                <text:p>0.501602484126254</text:p>
              </table:table-cell>
              <table:table-cell office:value-type="float" office:value="0.501239567568517">
                <text:p>0.501239567568517</text:p>
              </table:table-cell>
            </table:table-row>
            <table:table-row>
              <table:table-cell office:value-type="string">
                <text:p>Script BP</text:p>
                <draw:g>
                  <svg:desc>'HG6-6-1'.A15:'HG6-6-1'.A15</svg:desc>
                </draw:g>
              </table:table-cell>
              <table:table-cell office:value-type="float" office:value="0.981710877245394">
                <text:p>0.981710877245394</text:p>
                <draw:g>
                  <svg:desc>'HG6-6-1'.B15:'HG6-6-1'.Q15</svg:desc>
                </draw:g>
              </table:table-cell>
              <table:table-cell office:value-type="float" office:value="0.964681838673598">
                <text:p>0.964681838673598</text:p>
              </table:table-cell>
              <table:table-cell office:value-type="float" office:value="0.933916510372632">
                <text:p>0.933916510372632</text:p>
              </table:table-cell>
              <table:table-cell office:value-type="float" office:value="0.882923945644675">
                <text:p>0.882923945644675</text:p>
              </table:table-cell>
              <table:table-cell office:value-type="float" office:value="0.809372652764728">
                <text:p>0.809372652764728</text:p>
              </table:table-cell>
              <table:table-cell office:value-type="float" office:value="0.722045080789341">
                <text:p>0.722045080789341</text:p>
              </table:table-cell>
              <table:table-cell office:value-type="float" office:value="0.639379424223232">
                <text:p>0.639379424223232</text:p>
              </table:table-cell>
              <table:table-cell office:value-type="float" office:value="0.576156747887736">
                <text:p>0.576156747887736</text:p>
              </table:table-cell>
              <table:table-cell office:value-type="float" office:value="0.534883698119129">
                <text:p>0.534883698119129</text:p>
              </table:table-cell>
              <table:table-cell office:value-type="float" office:value="0.509873827651709">
                <text:p>0.509873827651709</text:p>
              </table:table-cell>
              <table:table-cell office:value-type="float" office:value="0.493832040311613">
                <text:p>0.493832040311613</text:p>
              </table:table-cell>
              <table:table-cell office:value-type="float" office:value="0.480417106007933">
                <text:p>0.480417106007933</text:p>
              </table:table-cell>
              <table:table-cell office:value-type="float" office:value="0.463850476159633">
                <text:p>0.463850476159633</text:p>
              </table:table-cell>
              <table:table-cell office:value-type="float" office:value="0.437776870521737">
                <text:p>0.437776870521737</text:p>
              </table:table-cell>
              <table:table-cell office:value-type="float" office:value="0.395149009759507">
                <text:p>0.395149009759507</text:p>
              </table:table-cell>
              <table:table-cell office:value-type="float" office:value="0.331314133598312">
                <text:p>0.3313141335983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error-category="cell-range" chart:error-upper-range="local-table.$B$2:.$Q$2" chart:error-lower-range="local-table.$B$2:.$Q$2" chart:label-position="right">
        <chart:label-separator>
          <text:p>; </text:p>
        </chart:label-separator>
      </style:chart-properties>
      <style:graphic-properties draw:stroke="none" svg:stroke-width="0.079cm" svg:stroke-color="#0070c0" draw:fill-color="#0070c0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B$4:.$Q$4" chart:error-lower-range="local-table.$B$5:.$Q$5" loext:std-weight="1"/>
      <style:graphic-properties draw:stroke="solid" svg:stroke-width="0.026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805cm" svg:height="6.536cm" xlink:href="." xlink:type="simple" chart:class="chart:scatter" chart:style-name="ch1">
        <chart:legend chart:legend-position="end" svg:x="14.741cm" svg:y="2.773cm" style:legend-expansion="high" chart:style-name="ch2"/>
        <chart:plot-area chart:style-name="ch3" chart:data-source-has-labels="both" svg:x="0.356cm" svg:y="0.13cm" svg:width="14.029cm" svg:height="6.276cm">
          <chartooo:coordinate-region svg:x="0.502cm" svg:y="0.304cm" svg:width="13.789cm" svg:height="5.508cm"/>
          <chart:axis chart:dimension="x" chart:name="primary-x" chart:style-name="ch4" chartooo:axis-type="auto">
            <chart:categories table:cell-range-address="local-table.$B$1:.$Q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Q$3" chart:label-cell-address="local-table.$A$3" chart:class="chart:scatter">
            <chart:domain table:cell-range-address="local-table.$B$2:.$Q$2"/>
            <chart:error-indicator chart:style-name="ch7" chart:dimension="y"/>
            <chart:data-point chart:repeated="16"/>
          </chart:series>
          <chart:series chart:style-name="ch8" chart:values-cell-range-address="local-table.$B$6:.$Q$6" chart:label-cell-address="local-table.$A$6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3.21441993929574">
                <text:p>-3.21441993929574</text:p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Actual data</text:p>
              </table:table-cell>
              <table:table-cell office:value-type="float" office:value="0.939949244110916">
                <text:p>0.939949244110916</text:p>
              </table:table-cell>
              <table:table-cell office:value-type="float" office:value="0.869443709227919">
                <text:p>0.869443709227919</text:p>
              </table:table-cell>
              <table:table-cell office:value-type="float" office:value="0.853049245667845">
                <text:p>0.853049245667845</text:p>
              </table:table-cell>
              <table:table-cell office:value-type="float" office:value="0.824183779912501">
                <text:p>0.824183779912501</text:p>
              </table:table-cell>
              <table:table-cell office:value-type="float" office:value="0.814585311930748">
                <text:p>0.814585311930748</text:p>
              </table:table-cell>
              <table:table-cell office:value-type="float" office:value="0.786817481200081">
                <text:p>0.786817481200081</text:p>
              </table:table-cell>
              <table:table-cell office:value-type="float" office:value="0.711610020395771">
                <text:p>0.711610020395771</text:p>
              </table:table-cell>
              <table:table-cell office:value-type="float" office:value="0.642824892182659">
                <text:p>0.642824892182659</text:p>
              </table:table-cell>
              <table:table-cell office:value-type="float" office:value="0.601130330536051">
                <text:p>0.601130330536051</text:p>
              </table:table-cell>
              <table:table-cell office:value-type="float" office:value="0.546170732846533">
                <text:p>0.546170732846533</text:p>
              </table:table-cell>
              <table:table-cell office:value-type="float" office:value="0.513942300207072">
                <text:p>0.513942300207072</text:p>
              </table:table-cell>
              <table:table-cell office:value-type="float" office:value="0.426100359650625">
                <text:p>0.426100359650625</text:p>
              </table:table-cell>
              <table:table-cell office:value-type="float" office:value="0.373818680035498">
                <text:p>0.373818680035498</text:p>
              </table:table-cell>
              <table:table-cell office:value-type="float" office:value="0.356443351134223">
                <text:p>0.356443351134223</text:p>
              </table:table-cell>
              <table:table-cell office:value-type="float" office:value="0.309330676174314">
                <text:p>0.309330676174314</text:p>
              </table:table-cell>
              <table:table-cell office:value-type="float" office:value="0.178424076351804">
                <text:p>0.178424076351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188248132322">
                <text:p>0.0195188248132322</text:p>
              </table:table-cell>
              <table:table-cell office:value-type="float" office:value="0.0334157323177224">
                <text:p>0.0334157323177224</text:p>
              </table:table-cell>
              <table:table-cell office:value-type="float" office:value="0.021672721687595">
                <text:p>0.021672721687595</text:p>
              </table:table-cell>
              <table:table-cell office:value-type="float" office:value="0.0110235858801105">
                <text:p>0.0110235858801105</text:p>
              </table:table-cell>
              <table:table-cell office:value-type="float" office:value="0.0450780426156258">
                <text:p>0.0450780426156258</text:p>
              </table:table-cell>
              <table:table-cell office:value-type="float" office:value="0.0126185046540188">
                <text:p>0.0126185046540188</text:p>
              </table:table-cell>
              <table:table-cell office:value-type="float" office:value="0.0382288844900128">
                <text:p>0.0382288844900128</text:p>
              </table:table-cell>
              <table:table-cell office:value-type="float" office:value="0.0358120365873502">
                <text:p>0.0358120365873502</text:p>
              </table:table-cell>
              <table:table-cell office:value-type="float" office:value="0.0405285485092765">
                <text:p>0.0405285485092765</text:p>
              </table:table-cell>
              <table:table-cell office:value-type="float" office:value="0.0212159343166096">
                <text:p>0.0212159343166096</text:p>
              </table:table-cell>
              <table:table-cell office:value-type="float" office:value="0.0370758535568833">
                <text:p>0.0370758535568833</text:p>
              </table:table-cell>
              <table:table-cell office:value-type="float" office:value="0.0306261689176436">
                <text:p>0.0306261689176436</text:p>
              </table:table-cell>
              <table:table-cell office:value-type="float" office:value="0.0245426356652143">
                <text:p>0.0245426356652143</text:p>
              </table:table-cell>
              <table:table-cell office:value-type="float" office:value="0.0287693707525509">
                <text:p>0.0287693707525509</text:p>
              </table:table-cell>
              <table:table-cell office:value-type="float" office:value="0.0212629781034238">
                <text:p>0.0212629781034238</text:p>
              </table:table-cell>
              <table:table-cell office:value-type="float" office:value="0.00663449130002886">
                <text:p>0.00663449130002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188248132322">
                <text:p>0.0195188248132322</text:p>
              </table:table-cell>
              <table:table-cell office:value-type="float" office:value="0.0334157323177224">
                <text:p>0.0334157323177224</text:p>
              </table:table-cell>
              <table:table-cell office:value-type="float" office:value="0.021672721687595">
                <text:p>0.021672721687595</text:p>
              </table:table-cell>
              <table:table-cell office:value-type="float" office:value="0.0110235858801105">
                <text:p>0.0110235858801105</text:p>
              </table:table-cell>
              <table:table-cell office:value-type="float" office:value="0.0450780426156258">
                <text:p>0.0450780426156258</text:p>
              </table:table-cell>
              <table:table-cell office:value-type="float" office:value="0.0126185046540188">
                <text:p>0.0126185046540188</text:p>
              </table:table-cell>
              <table:table-cell office:value-type="float" office:value="0.0382288844900128">
                <text:p>0.0382288844900128</text:p>
              </table:table-cell>
              <table:table-cell office:value-type="float" office:value="0.0358120365873502">
                <text:p>0.0358120365873502</text:p>
              </table:table-cell>
              <table:table-cell office:value-type="float" office:value="0.0405285485092765">
                <text:p>0.0405285485092765</text:p>
              </table:table-cell>
              <table:table-cell office:value-type="float" office:value="0.0212159343166096">
                <text:p>0.0212159343166096</text:p>
              </table:table-cell>
              <table:table-cell office:value-type="float" office:value="0.0370758535568833">
                <text:p>0.0370758535568833</text:p>
              </table:table-cell>
              <table:table-cell office:value-type="float" office:value="0.0306261689176436">
                <text:p>0.0306261689176436</text:p>
              </table:table-cell>
              <table:table-cell office:value-type="float" office:value="0.0245426356652143">
                <text:p>0.0245426356652143</text:p>
              </table:table-cell>
              <table:table-cell office:value-type="float" office:value="0.0287693707525509">
                <text:p>0.0287693707525509</text:p>
              </table:table-cell>
              <table:table-cell office:value-type="float" office:value="0.0212629781034238">
                <text:p>0.0212629781034238</text:p>
              </table:table-cell>
              <table:table-cell office:value-type="float" office:value="0.00663449130002886">
                <text:p>0.00663449130002886</text:p>
              </table:table-cell>
            </table:table-row>
            <table:table-row>
              <table:table-cell office:value-type="string">
                <text:p>BP-Calculate</text:p>
              </table:table-cell>
              <table:table-cell office:value-type="float" office:value="0.979019970103526">
                <text:p>0.979019970103526</text:p>
              </table:table-cell>
              <table:table-cell office:value-type="float" office:value="0.959935149302996">
                <text:p>0.959935149302996</text:p>
              </table:table-cell>
              <table:table-cell office:value-type="float" office:value="0.926507353598122">
                <text:p>0.926507353598122</text:p>
              </table:table-cell>
              <table:table-cell office:value-type="float" office:value="0.873893712552524">
                <text:p>0.873893712552524</text:p>
              </table:table-cell>
              <table:table-cell office:value-type="float" office:value="0.80353981924841">
                <text:p>0.80353981924841</text:p>
              </table:table-cell>
              <table:table-cell office:value-type="float" office:value="0.72735434534231">
                <text:p>0.72735434534231</text:p>
              </table:table-cell>
              <table:table-cell office:value-type="float" office:value="0.661214915120999">
                <text:p>0.661214915120999</text:p>
              </table:table-cell>
              <table:table-cell office:value-type="float" office:value="0.613021770455795">
                <text:p>0.613021770455795</text:p>
              </table:table-cell>
              <table:table-cell office:value-type="float" office:value="0.580157650256953">
                <text:p>0.580157650256953</text:p>
              </table:table-cell>
              <table:table-cell office:value-type="float" office:value="0.554817069889743">
                <text:p>0.554817069889743</text:p>
              </table:table-cell>
              <table:table-cell office:value-type="float" office:value="0.527924649936813">
                <text:p>0.527924649936813</text:p>
              </table:table-cell>
              <table:table-cell office:value-type="float" office:value="0.489943015728251">
                <text:p>0.489943015728251</text:p>
              </table:table-cell>
              <table:table-cell office:value-type="float" office:value="0.431922644950671">
                <text:p>0.431922644950671</text:p>
              </table:table-cell>
              <table:table-cell office:value-type="float" office:value="0.350443603770529">
                <text:p>0.350443603770529</text:p>
              </table:table-cell>
              <table:table-cell office:value-type="float" office:value="0.25477606898343">
                <text:p>0.25477606898343</text:p>
              </table:table-cell>
              <table:table-cell office:value-type="float" office:value="0.16486898661675">
                <text:p>0.16486898661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4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'BMS Analysis'.B12:'BMS Analysis'.Q15 'BMS Analysis'.A13:'BMS Analysis'.A15" chart:data-source-has-labels="column" svg:x="0.32cm" svg:y="0.18cm" svg:width="12.005cm" svg:height="8.64cm">
          <chartooo:coordinate-region svg:x="0.889cm" svg:y="0.38cm" svg:width="10.91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MS Analysis'.B13:'BMS Analysis'.Q13" chart:label-cell-address="'BMS Analysis'.A13:'BMS Analysis'.A13" chart:class="chart:scatter">
            <chart:domain table:cell-range-address="'BMS Analysis'.B12:'BMS Analysis'.Q12"/>
            <chart:data-point chart:repeated="16"/>
          </chart:series>
          <chart:series chart:style-name="ch7" chart:values-cell-range-address="'BMS Analysis'.B14:'BMS Analysis'.Q14" chart:label-cell-address="'BMS Analysis'.A14:'BMS Analysis'.A14" chart:class="chart:scatter">
            <chart:data-point chart:repeated="16"/>
          </chart:series>
          <chart:series chart:style-name="ch8" chart:values-cell-range-address="'BMS Analysis'.B15:'BMS Analysis'.Q15" chart:label-cell-address="'BMS Analysis'.A15:'BMS Analysis'.A15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3.21441993929574">
                <text:p>-3.21441993929574</text:p>
                <draw:g>
                  <svg:desc>'BMS Analysis'.B12:'BMS Analysis'.Q12</svg:desc>
                </draw:g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Actual data</text:p>
                <draw:g>
                  <svg:desc>'BMS Analysis'.A13:'BMS Analysis'.A13</svg:desc>
                </draw:g>
              </table:table-cell>
              <table:table-cell office:value-type="float" office:value="0.939949244110916">
                <text:p>0.939949244110916</text:p>
                <draw:g>
                  <svg:desc>'BMS Analysis'.B13:'BMS Analysis'.Q13</svg:desc>
                </draw:g>
              </table:table-cell>
              <table:table-cell office:value-type="float" office:value="0.869443709227919">
                <text:p>0.869443709227919</text:p>
              </table:table-cell>
              <table:table-cell office:value-type="float" office:value="0.853049245667845">
                <text:p>0.853049245667845</text:p>
              </table:table-cell>
              <table:table-cell office:value-type="float" office:value="0.824183779912501">
                <text:p>0.824183779912501</text:p>
              </table:table-cell>
              <table:table-cell office:value-type="float" office:value="0.814585311930748">
                <text:p>0.814585311930748</text:p>
              </table:table-cell>
              <table:table-cell office:value-type="float" office:value="0.786817481200081">
                <text:p>0.786817481200081</text:p>
              </table:table-cell>
              <table:table-cell office:value-type="float" office:value="0.711610020395771">
                <text:p>0.711610020395771</text:p>
              </table:table-cell>
              <table:table-cell office:value-type="float" office:value="0.642824892182659">
                <text:p>0.642824892182659</text:p>
              </table:table-cell>
              <table:table-cell office:value-type="float" office:value="0.601130330536051">
                <text:p>0.601130330536051</text:p>
              </table:table-cell>
              <table:table-cell office:value-type="float" office:value="0.546170732846533">
                <text:p>0.546170732846533</text:p>
              </table:table-cell>
              <table:table-cell office:value-type="float" office:value="0.513942300207072">
                <text:p>0.513942300207072</text:p>
              </table:table-cell>
              <table:table-cell office:value-type="float" office:value="0.426100359650625">
                <text:p>0.426100359650625</text:p>
              </table:table-cell>
              <table:table-cell office:value-type="float" office:value="0.373818680035498">
                <text:p>0.373818680035498</text:p>
              </table:table-cell>
              <table:table-cell office:value-type="float" office:value="0.356443351134223">
                <text:p>0.356443351134223</text:p>
              </table:table-cell>
              <table:table-cell office:value-type="float" office:value="0.309330676174314">
                <text:p>0.309330676174314</text:p>
              </table:table-cell>
              <table:table-cell office:value-type="float" office:value="0.178424076351804">
                <text:p>0.178424076351804</text:p>
              </table:table-cell>
            </table:table-row>
            <table:table-row>
              <table:table-cell office:value-type="string">
                <text:p>BP Calculate</text:p>
                <draw:g>
                  <svg:desc>'BMS Analysis'.A14:'BMS Analysis'.A14</svg:desc>
                </draw:g>
              </table:table-cell>
              <table:table-cell office:value-type="float" office:value="0.979019970103526">
                <text:p>0.979019970103526</text:p>
                <draw:g>
                  <svg:desc>'BMS Analysis'.B14:'BMS Analysis'.Q14</svg:desc>
                </draw:g>
              </table:table-cell>
              <table:table-cell office:value-type="float" office:value="0.959935149302996">
                <text:p>0.959935149302996</text:p>
              </table:table-cell>
              <table:table-cell office:value-type="float" office:value="0.926507353598122">
                <text:p>0.926507353598122</text:p>
              </table:table-cell>
              <table:table-cell office:value-type="float" office:value="0.873893712552524">
                <text:p>0.873893712552524</text:p>
              </table:table-cell>
              <table:table-cell office:value-type="float" office:value="0.80353981924841">
                <text:p>0.80353981924841</text:p>
              </table:table-cell>
              <table:table-cell office:value-type="float" office:value="0.72735434534231">
                <text:p>0.72735434534231</text:p>
              </table:table-cell>
              <table:table-cell office:value-type="float" office:value="0.661214915120999">
                <text:p>0.661214915120999</text:p>
              </table:table-cell>
              <table:table-cell office:value-type="float" office:value="0.613021770455795">
                <text:p>0.613021770455795</text:p>
              </table:table-cell>
              <table:table-cell office:value-type="float" office:value="0.580157650256953">
                <text:p>0.580157650256953</text:p>
              </table:table-cell>
              <table:table-cell office:value-type="float" office:value="0.554817069889743">
                <text:p>0.554817069889743</text:p>
              </table:table-cell>
              <table:table-cell office:value-type="float" office:value="0.527924649936813">
                <text:p>0.527924649936813</text:p>
              </table:table-cell>
              <table:table-cell office:value-type="float" office:value="0.489943015728251">
                <text:p>0.489943015728251</text:p>
              </table:table-cell>
              <table:table-cell office:value-type="float" office:value="0.431922644950671">
                <text:p>0.431922644950671</text:p>
              </table:table-cell>
              <table:table-cell office:value-type="float" office:value="0.350443603770529">
                <text:p>0.350443603770529</text:p>
              </table:table-cell>
              <table:table-cell office:value-type="float" office:value="0.25477606898343">
                <text:p>0.25477606898343</text:p>
              </table:table-cell>
              <table:table-cell office:value-type="float" office:value="0.16486898661675">
                <text:p>0.16486898661675</text:p>
              </table:table-cell>
            </table:table-row>
            <table:table-row>
              <table:table-cell office:value-type="string">
                <text:p>Script BP</text:p>
                <draw:g>
                  <svg:desc>'BMS Analysis'.A15:'BMS Analysis'.A15</svg:desc>
                </draw:g>
              </table:table-cell>
              <table:table-cell office:value-type="float" office:value="0.981026865051886">
                <text:p>0.981026865051886</text:p>
                <draw:g>
                  <svg:desc>'BMS Analysis'.B15:'BMS Analysis'.Q15</svg:desc>
                </draw:g>
              </table:table-cell>
              <table:table-cell office:value-type="float" office:value="0.963553756539659">
                <text:p>0.963553756539659</text:p>
              </table:table-cell>
              <table:table-cell office:value-type="float" office:value="0.932447032088784">
                <text:p>0.932447032088784</text:p>
              </table:table-cell>
              <table:table-cell office:value-type="float" office:value="0.882151259585082">
                <text:p>0.882151259585082</text:p>
              </table:table-cell>
              <table:table-cell office:value-type="float" office:value="0.812226460760227">
                <text:p>0.812226460760227</text:p>
              </table:table-cell>
              <table:table-cell office:value-type="float" office:value="0.732877000673844">
                <text:p>0.732877000673844</text:p>
              </table:table-cell>
              <table:table-cell office:value-type="float" office:value="0.660854895160114">
                <text:p>0.660854895160114</text:p>
              </table:table-cell>
              <table:table-cell office:value-type="float" office:value="0.606791604581763">
                <text:p>0.606791604581763</text:p>
              </table:table-cell>
              <table:table-cell office:value-type="float" office:value="0.569921459493807">
                <text:p>0.569921459493807</text:p>
              </table:table-cell>
              <table:table-cell office:value-type="float" office:value="0.542828883923762">
                <text:p>0.542828883923762</text:p>
              </table:table-cell>
              <table:table-cell office:value-type="float" office:value="0.516309773502702">
                <text:p>0.516309773502702</text:p>
              </table:table-cell>
              <table:table-cell office:value-type="float" office:value="0.480766284055647">
                <text:p>0.480766284055647</text:p>
              </table:table-cell>
              <table:table-cell office:value-type="float" office:value="0.427040589900879">
                <text:p>0.427040589900879</text:p>
              </table:table-cell>
              <table:table-cell office:value-type="float" office:value="0.350598105127224">
                <text:p>0.350598105127224</text:p>
              </table:table-cell>
              <table:table-cell office:value-type="float" office:value="0.258605493198457">
                <text:p>0.258605493198457</text:p>
              </table:table-cell>
              <table:table-cell office:value-type="float" office:value="0.169696999978515">
                <text:p>0.1696969999785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'Dasatinib Analysis'.B12:'Dasatinib Analysis'.Q15 'Dasatinib Analysis'.A13:'Dasatinib Analysis'.A15" chart:data-source-has-labels="column" svg:x="0.32cm" svg:y="0.18cm" svg:width="12.005cm" svg:height="8.64cm">
          <chartooo:coordinate-region svg:x="0.466cm" svg:y="0.38cm" svg:width="11.76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satinib Analysis'.B13:'Dasatinib Analysis'.Q13" chart:label-cell-address="'Dasatinib Analysis'.A13:'Dasatinib Analysis'.A13" chart:class="chart:scatter">
            <chart:domain table:cell-range-address="'Dasatinib Analysis'.B12:'Dasatinib Analysis'.Q12"/>
            <chart:data-point chart:repeated="16"/>
          </chart:series>
          <chart:series chart:style-name="ch8" chart:values-cell-range-address="'Dasatinib Analysis'.B14:'Dasatinib Analysis'.Q14" chart:label-cell-address="'Dasatinib Analysis'.A14:'Dasatinib Analysis'.A14" chart:class="chart:scatter">
            <chart:data-point chart:repeated="16"/>
          </chart:series>
          <chart:series chart:style-name="ch9" chart:values-cell-range-address="'Dasatinib Analysis'.B15:'Dasatinib Analysis'.Q15" chart:label-cell-address="'Dasatinib Analysis'.A15:'Dasatinib Analysis'.A15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3.21441993929574">
                <text:p>-3.21441993929574</text:p>
                <draw:g>
                  <svg:desc>'Dasatinib Analysis'.B12:'Dasatinib Analysis'.Q12</svg:desc>
                </draw:g>
              </table:table-cell>
              <table:table-cell office:value-type="float" office:value="-2.91338994363176">
                <text:p>-2.91338994363176</text:p>
              </table:table-cell>
              <table:table-cell office:value-type="float" office:value="-2.61235994796777">
                <text:p>-2.61235994796777</text:p>
              </table:table-cell>
              <table:table-cell office:value-type="float" office:value="-2.31132995230379">
                <text:p>-2.31132995230379</text:p>
              </table:table-cell>
              <table:table-cell office:value-type="float" office:value="-2.01029995663981">
                <text:p>-2.01029995663981</text:p>
              </table:table-cell>
              <table:table-cell office:value-type="float" office:value="-1.70926996097583">
                <text:p>-1.70926996097583</text:p>
              </table:table-cell>
              <table:table-cell office:value-type="float" office:value="-1.40823996531185">
                <text:p>-1.40823996531185</text:p>
              </table:table-cell>
              <table:table-cell office:value-type="float" office:value="-1.10720996964787">
                <text:p>-1.10720996964787</text:p>
              </table:table-cell>
              <table:table-cell office:value-type="float" office:value="-0.806179973983887">
                <text:p>-0.806179973983887</text:p>
              </table:table-cell>
              <table:table-cell office:value-type="float" office:value="-0.505149978319906">
                <text:p>-0.505149978319906</text:p>
              </table:table-cell>
              <table:table-cell office:value-type="float" office:value="-0.204119982655925">
                <text:p>-0.204119982655925</text:p>
              </table:table-cell>
              <table:table-cell office:value-type="float" office:value="0.0969100130080564">
                <text:p>0.096910013008056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">
                <text:p>1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Dasatinib</text:p>
                <draw:g>
                  <svg:desc>'Dasatinib Analysis'.A13:'Dasatinib Analysis'.A13</svg:desc>
                </draw:g>
              </table:table-cell>
              <table:table-cell office:value-type="float" office:value="0.984307532689462">
                <text:p>0.984307532689462</text:p>
                <draw:g>
                  <svg:desc>'Dasatinib Analysis'.B13:'Dasatinib Analysis'.Q13</svg:desc>
                </draw:g>
              </table:table-cell>
              <table:table-cell office:value-type="float" office:value="0.926268581297712">
                <text:p>0.926268581297712</text:p>
              </table:table-cell>
              <table:table-cell office:value-type="float" office:value="0.966810596723301">
                <text:p>0.966810596723301</text:p>
              </table:table-cell>
              <table:table-cell office:value-type="float" office:value="0.927562477206105">
                <text:p>0.927562477206105</text:p>
              </table:table-cell>
              <table:table-cell office:value-type="float" office:value="0.917687142006561">
                <text:p>0.917687142006561</text:p>
              </table:table-cell>
              <table:table-cell office:value-type="float" office:value="0.841826478958955">
                <text:p>0.841826478958955</text:p>
              </table:table-cell>
              <table:table-cell office:value-type="float" office:value="0.827942978783357">
                <text:p>0.827942978783357</text:p>
              </table:table-cell>
              <table:table-cell office:value-type="float" office:value="0.743043510240795">
                <text:p>0.743043510240795</text:p>
              </table:table-cell>
              <table:table-cell office:value-type="float" office:value="0.610415322114887">
                <text:p>0.610415322114887</text:p>
              </table:table-cell>
              <table:table-cell office:value-type="float" office:value="0.541858574267865">
                <text:p>0.541858574267865</text:p>
              </table:table-cell>
              <table:table-cell office:value-type="float" office:value="0.540660649766028">
                <text:p>0.540660649766028</text:p>
              </table:table-cell>
              <table:table-cell office:value-type="float" office:value="0.480890931519686">
                <text:p>0.480890931519686</text:p>
              </table:table-cell>
              <table:table-cell office:value-type="float" office:value="0.466336550309436">
                <text:p>0.466336550309436</text:p>
              </table:table-cell>
              <table:table-cell office:value-type="float" office:value="0.421663122367266">
                <text:p>0.421663122367266</text:p>
              </table:table-cell>
              <table:table-cell office:value-type="float" office:value="0.405018477409503">
                <text:p>0.405018477409503</text:p>
              </table:table-cell>
              <table:table-cell office:value-type="float" office:value="0.289361256167529">
                <text:p>0.289361256167529</text:p>
              </table:table-cell>
            </table:table-row>
            <table:table-row>
              <table:table-cell office:value-type="string">
                <text:p>BP Calculate</text:p>
                <draw:g>
                  <svg:desc>'Dasatinib Analysis'.A14:'Dasatinib Analysis'.A14</svg:desc>
                </draw:g>
              </table:table-cell>
              <table:table-cell office:value-type="float" office:value="0.99477812146793">
                <text:p>0.99477812146793</text:p>
                <draw:g>
                  <svg:desc>'Dasatinib Analysis'.B14:'Dasatinib Analysis'.Q14</svg:desc>
                </draw:g>
              </table:table-cell>
              <table:table-cell office:value-type="float" office:value="0.989661124500959">
                <text:p>0.989661124500959</text:p>
              </table:table-cell>
              <table:table-cell office:value-type="float" office:value="0.979729364092223">
                <text:p>0.979729364092223</text:p>
              </table:table-cell>
              <table:table-cell office:value-type="float" office:value="0.960994492940541">
                <text:p>0.960994492940541</text:p>
              </table:table-cell>
              <table:table-cell office:value-type="float" office:value="0.927482025931679">
                <text:p>0.927482025931679</text:p>
              </table:table-cell>
              <table:table-cell office:value-type="float" office:value="0.872861228717056">
                <text:p>0.872861228717056</text:p>
              </table:table-cell>
              <table:table-cell office:value-type="float" office:value="0.796021816067302">
                <text:p>0.796021816067302</text:p>
              </table:table-cell>
              <table:table-cell office:value-type="float" office:value="0.707552255605901">
                <text:p>0.707552255605901</text:p>
              </table:table-cell>
              <table:table-cell office:value-type="float" office:value="0.626126160228831">
                <text:p>0.626126160228831</text:p>
              </table:table-cell>
              <table:table-cell office:value-type="float" office:value="0.564475395160042">
                <text:p>0.564475395160042</text:p>
              </table:table-cell>
              <table:table-cell office:value-type="float" office:value="0.522590846030106">
                <text:p>0.522590846030106</text:p>
              </table:table-cell>
              <table:table-cell office:value-type="float" office:value="0.492668569571214">
                <text:p>0.492668569571214</text:p>
              </table:table-cell>
              <table:table-cell office:value-type="float" office:value="0.464891978039662">
                <text:p>0.464891978039662</text:p>
              </table:table-cell>
              <table:table-cell office:value-type="float" office:value="0.429414864906979">
                <text:p>0.429414864906979</text:p>
              </table:table-cell>
              <table:table-cell office:value-type="float" office:value="0.377497272955132">
                <text:p>0.377497272955132</text:p>
              </table:table-cell>
              <table:table-cell office:value-type="float" office:value="0.305692942122142">
                <text:p>0.305692942122142</text:p>
              </table:table-cell>
            </table:table-row>
            <table:table-row>
              <table:table-cell office:value-type="string">
                <text:p>Script BP</text:p>
                <draw:g>
                  <svg:desc>'Dasatinib Analysis'.A15:'Dasatinib Analysis'.A15</svg:desc>
                </draw:g>
              </table:table-cell>
              <table:table-cell office:value-type="float" office:value="0.99499001631617">
                <text:p>0.99499001631617</text:p>
                <draw:g>
                  <svg:desc>'Dasatinib Analysis'.B15:'Dasatinib Analysis'.Q15</svg:desc>
                </draw:g>
              </table:table-cell>
              <table:table-cell office:value-type="float" office:value="0.990074623041653">
                <text:p>0.990074623041653</text:p>
              </table:table-cell>
              <table:table-cell office:value-type="float" office:value="0.980517074285261">
                <text:p>0.980517074285261</text:p>
              </table:table-cell>
              <table:table-cell office:value-type="float" office:value="0.962426471929668">
                <text:p>0.962426471929668</text:p>
              </table:table-cell>
              <table:table-cell office:value-type="float" office:value="0.929864193012978">
                <text:p>0.929864193012978</text:p>
              </table:table-cell>
              <table:table-cell office:value-type="float" office:value="0.876229785864031">
                <text:p>0.876229785864031</text:p>
              </table:table-cell>
              <table:table-cell office:value-type="float" office:value="0.799579514145821">
                <text:p>0.799579514145821</text:p>
              </table:table-cell>
              <table:table-cell office:value-type="float" office:value="0.709566822415666">
                <text:p>0.709566822415666</text:p>
              </table:table-cell>
              <table:table-cell office:value-type="float" office:value="0.625073347417401">
                <text:p>0.625073347417401</text:p>
              </table:table-cell>
              <table:table-cell office:value-type="float" office:value="0.560204243392358">
                <text:p>0.560204243392358</text:p>
              </table:table-cell>
              <table:table-cell office:value-type="float" office:value="0.516094075452601">
                <text:p>0.516094075452601</text:p>
              </table:table-cell>
              <table:table-cell office:value-type="float" office:value="0.485306977927891">
                <text:p>0.485306977927891</text:p>
              </table:table-cell>
              <table:table-cell office:value-type="float" office:value="0.458060507616502">
                <text:p>0.458060507616502</text:p>
              </table:table-cell>
              <table:table-cell office:value-type="float" office:value="0.424547171369896">
                <text:p>0.424547171369896</text:p>
              </table:table-cell>
              <table:table-cell office:value-type="float" office:value="0.375886373731082">
                <text:p>0.375886373731082</text:p>
              </table:table-cell>
              <table:table-cell office:value-type="float" office:value="0.307744688840012">
                <text:p>0.3077446888400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